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T9" style:parent-style-name="Policepardéfaut" style:family="text">
      <style:text-properties fo:font-style="italic" style:font-style-asian="italic"/>
    </style:style>
    <style:style style:name="P10" style:parent-style-name="term" style:family="paragraph">
      <style:paragraph-properties fo:background-color="#E6E6FF"/>
    </style:style>
    <style:style style:name="P11" style:parent-style-name="term" style:family="paragraph">
      <style:paragraph-properties fo:background-color="#E6E6FF"/>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style:style>
    <style:style style:name="T14" style:parent-style-name="Policepardéfaut" style:family="text">
      <style:text-properties style:font-name-complex="Times New Roman" fo:font-style="italic" style:font-style-asian="italic"/>
    </style:style>
    <style:style style:name="T15" style:parent-style-name="Policepardéfaut" style:family="text">
      <style:text-properties style:font-name-complex="Times New Roman"/>
    </style:style>
    <style:style style:name="T16" style:parent-style-name="Policepardéfaut" style:family="text">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style:text-position="super 66.6%"/>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style:style>
    <style:style style:name="T54" style:parent-style-name="Policepardéfaut" style:family="text">
      <style:text-properties fo:font-style="italic" style:font-style-asian="italic"/>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fo:font-style="italic" style:font-style-asian="italic"/>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fo:font-style="italic" style:font-style-asian="italic"/>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style>
    <style:style style:name="T63" style:parent-style-name="Policepardéfaut" style:family="text">
      <style:text-properties fo:font-style="italic" style:font-style-asian="italic"/>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fo:font-style="italic" style:font-style-asian="italic"/>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fo:font-style="italic" style:font-style-asian="italic"/>
    </style:style>
    <style:style style:name="T70" style:parent-style-name="Policepardéfaut" style:family="text">
      <style:text-properties style:font-name-complex="Times New Roman"/>
    </style:style>
    <style:style style:name="T71" style:parent-style-name="Policepardéfaut" style:family="text">
      <style:text-properties fo:font-style="italic" style:font-style-asian="italic"/>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P85" style:parent-style-name="Corpsdetexte" style:family="paragraph">
      <style:paragraph-properties>
        <style:tab-stops>
          <style:tab-stop style:type="left" style:position="0.2958in"/>
        </style:tab-stops>
      </style:paragraph-properties>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fo:font-style="italic" style:font-style-asian="italic"/>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fo:font-style="italic" style:font-style-asian="italic"/>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fo:font-style="italic" style:font-style-asian="italic"/>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fo:font-style="italic" style:font-style-asian="italic"/>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fo:font-style="italic" style:font-style-asian="italic"/>
    </style:style>
    <style:style style:name="T149" style:parent-style-name="Policepardéfaut" style:family="text">
      <style:text-properties style:font-name-complex="Times New Roman"/>
    </style:style>
    <style:style style:name="T150" style:parent-style-name="Policepardéfaut" style:family="text">
      <style:text-properties fo:font-style="italic" style:font-style-asian="italic"/>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P173" style:parent-style-name="Corpsdetexte" style:family="paragraph">
      <style:text-properties style:font-name-complex="Times New Roman"/>
    </style:style>
    <style:style style:name="P174" style:parent-style-name="Corpsdetexte" style:family="paragraph">
      <style:text-properties style:font-name-complex="Times New Roman"/>
    </style:style>
    <style:style style:name="P175" style:parent-style-name="Corpsdetexte" style:family="paragraph">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fo:font-style="italic" style:font-style-asian="italic"/>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style:style>
    <style:style style:name="T192" style:parent-style-name="Policepardéfaut" style:family="text">
      <style:text-properties style:font-name-complex="Times New Roman"/>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fo:font-style="italic" style:font-style-asian="italic"/>
    </style:style>
    <style:style style:name="T195" style:parent-style-name="Policepardéfaut" style:family="text">
      <style:text-properties style:font-name-complex="Times New Roman" fo:font-style="italic" style:font-style-asian="italic"/>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fo:font-style="italic" style:font-style-asian="italic"/>
    </style:style>
    <style:style style:name="T198" style:parent-style-name="Policepardéfaut" style:family="text">
      <style:text-properties style:font-name-complex="Times New Roman" fo:font-style="italic" style:font-style-asian="italic"/>
    </style:style>
    <style:style style:name="T199" style:parent-style-name="Policepardéfaut" style:family="text">
      <style:text-properties style:font-name-complex="Times New Roman" fo:font-style="italic" style:font-style-asian="italic"/>
    </style:style>
    <style:style style:name="T200" style:parent-style-name="Policepardéfaut" style:family="text">
      <style:text-properties style:font-name-complex="Times New Roman" fo:font-style="italic" style:font-style-asian="italic"/>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fo:font-style="italic" style:font-style-asian="italic"/>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fo:font-style="italic" style:font-style-asian="italic"/>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style:style>
    <style:style style:name="T247" style:parent-style-name="Policepardéfaut" style:family="text">
      <style:text-properties fo:font-style="italic" style:font-style-asian="italic"/>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fo:font-style="italic" style:font-style-asian="italic"/>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fo:font-style="italic" style:font-style-asian="italic"/>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fo:font-style="italic" style:font-style-asian="italic"/>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fo:font-style="italic" style:font-style-asian="italic"/>
    </style:style>
    <style:style style:name="T267" style:parent-style-name="Policepardéfaut" style:family="text">
      <style:text-properties fo:font-style="italic" style:font-style-asian="italic"/>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fo:font-style="italic" style:font-style-asian="italic"/>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fo:font-style="italic" style:font-style-asian="italic"/>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fo:font-style="italic" style:font-style-asian="italic"/>
    </style:style>
    <style:style style:name="T281" style:parent-style-name="Policepardéfaut" style:family="text">
      <style:text-properties style:font-name-complex="Times New Roman"/>
    </style:style>
    <style:style style:name="T282" style:parent-style-name="Policepardéfaut" style:family="text">
      <style:text-properties fo:font-style="italic" style:font-style-asian="italic"/>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fo:font-style="italic" style:font-style-asian="italic"/>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fo:font-variant="small-caps"/>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fo:font-variant="small-caps"/>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fo:font-variant="small-caps"/>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fo:font-variant="small-caps"/>
    </style:style>
    <style:style style:name="T328" style:parent-style-name="Policepardéfaut" style:family="text">
      <style:text-properties style:font-name-complex="Times New Roman" fo:font-variant="small-caps"/>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fo:font-variant="small-caps"/>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style:font-name-complex="Times New Roman" style:font-size-complex="10pt"/>
    </style:style>
    <style:style style:name="T334" style:parent-style-name="Policepardéfaut" style:family="text">
      <style:text-properties style:font-name-complex="Times New Roman" style:font-size-complex="10pt"/>
    </style:style>
    <style:style style:name="T335" style:parent-style-name="Policepardéfaut" style:family="text">
      <style:text-properties style:font-name-complex="Times New Roman" fo:font-variant="small-caps" style:font-size-complex="10pt"/>
    </style:style>
    <style:style style:name="T336" style:parent-style-name="Policepardéfaut" style:family="text">
      <style:text-properties style:font-name-complex="Times New Roman" style:font-size-complex="10pt"/>
    </style:style>
    <style:style style:name="T337" style:parent-style-name="Policepardéfaut" style:family="text">
      <style:text-properties style:font-name-complex="Times New Roman" style:font-size-complex="10pt"/>
    </style:style>
    <style:style style:name="T338" style:parent-style-name="Policepardéfaut" style:family="text">
      <style:text-properties style:font-name-complex="Times New Roman" style:font-size-complex="10pt"/>
    </style:style>
    <style:style style:name="T339" style:parent-style-name="Policepardéfaut" style:family="text">
      <style:text-properties style:font-name-complex="Times New Roman" style:font-size-complex="10pt"/>
    </style:style>
    <style:style style:name="T340" style:parent-style-name="Policepardéfaut" style:family="text">
      <style:text-properties fo:font-style="italic" style:font-style-asian="italic"/>
    </style:style>
    <style:style style:name="T341" style:parent-style-name="Policepardéfaut" style:family="text">
      <style:text-properties style:font-name-complex="Times New Roman" style:font-size-complex="10pt"/>
    </style:style>
    <style:style style:name="T342" style:parent-style-name="Policepardéfaut" style:family="text">
      <style:text-properties style:font-name-complex="Times New Roman" fo:font-style="italic" style:font-style-asian="italic" style:font-size-complex="10pt"/>
    </style:style>
    <style:style style:name="T343" style:parent-style-name="Policepardéfaut" style:family="text">
      <style:text-properties style:font-name-complex="Times New Roman" style:font-size-complex="10pt"/>
    </style:style>
    <style:style style:name="T344" style:parent-style-name="Policepardéfaut" style:family="text">
      <style:text-properties style:font-name-complex="Times New Roman" style:font-size-complex="10pt"/>
    </style:style>
    <style:style style:name="T345" style:parent-style-name="Policepardéfaut" style:family="text">
      <style:text-properties fo:font-variant="small-caps"/>
    </style:style>
    <style:style style:name="T346" style:parent-style-name="Policepardéfaut" style:family="text">
      <style:text-properties fo:font-variant="small-caps"/>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quote.c" style:family="text">
      <style:text-properties style:use-window-font-color="true"/>
    </style:style>
    <style:style style:name="T368" style:parent-style-name="quote.c" style:family="text">
      <style:text-properties style:use-window-font-color="true"/>
    </style:style>
    <style:style style:name="T369" style:parent-style-name="quote.c" style:family="text">
      <style:text-properties style:use-window-font-color="true"/>
    </style:style>
    <style:style style:name="T370" style:parent-style-name="quote.c" style:family="text">
      <style:text-properties style:use-window-font-color="true"/>
    </style:style>
    <style:style style:name="T371" style:parent-style-name="quote.c" style:family="text">
      <style:text-properties style:use-window-font-color="true"/>
    </style:style>
    <style:style style:name="T372" style:parent-style-name="quote.c" style:family="text">
      <style:text-properties fo:font-style="italic" style:font-style-asian="italic" style:use-window-font-color="true"/>
    </style:style>
    <style:style style:name="T373" style:parent-style-name="quote.c" style:family="text">
      <style:text-properties style:use-window-font-color="true"/>
    </style:style>
    <style:style style:name="T374" style:parent-style-name="quote.c" style:family="text">
      <style:text-properties style:use-window-font-color="true"/>
    </style:style>
    <style:style style:name="T375" style:parent-style-name="quote.c" style:family="text">
      <style:text-properties style:use-window-font-color="true"/>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variant="small-caps"/>
    </style:style>
    <style:style style:name="T379" style:parent-style-name="Policepardéfaut" style:family="text">
      <style:text-properties fo:font-variant="small-caps"/>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style:text-position="super 63.6%"/>
    </style:style>
    <style:style style:name="T383" style:parent-style-name="Policepardéfaut" style:family="text">
      <style:text-properties style:text-position="super 63.6%"/>
    </style:style>
    <style:style style:name="T384" style:parent-style-name="Policepardéfaut" style:family="text">
      <style:text-properties fo:font-style="italic" style:font-style-asian="italic"/>
    </style:style>
    <style:style style:name="T385" style:parent-style-name="Policepardéfaut" style:family="text">
      <style:text-properties fo:font-size="10pt" style:font-size-asian="10pt" style:font-size-complex="10pt"/>
    </style:style>
    <style:style style:name="T386" style:parent-style-name="Policepardéfaut" style:family="text">
      <style:text-properties fo:font-size="10pt" style:font-size-asian="10pt" style:font-size-complex="10pt"/>
    </style:style>
    <style:style style:name="T387" style:parent-style-name="Policepardéfaut" style:family="text">
      <style:text-properties fo:font-size="10pt" style:font-size-asian="10pt" style:font-size-complex="10pt"/>
    </style:style>
    <style:style style:name="T388" style:parent-style-name="Policepardéfaut" style:family="text">
      <style:text-properties fo:font-style="italic" style:font-style-asian="italic" fo:font-size="10pt" style:font-size-asian="10pt" style:font-size-complex="10pt"/>
    </style:style>
    <style:style style:name="T389" style:parent-style-name="Policepardéfaut" style:family="text">
      <style:text-properties fo:font-size="10pt" style:font-size-asian="10pt" style:font-size-complex="10pt"/>
    </style:style>
    <style:style style:name="T390" style:parent-style-name="Policepardéfaut" style:family="text">
      <style:text-properties fo:font-size="10pt" style:font-size-asian="10pt" style:font-size-complex="10pt"/>
    </style:style>
    <style:style style:name="T391" style:parent-style-name="Policepardéfaut" style:family="text">
      <style:text-properties fo:font-size="10pt" style:font-size-asian="10pt" style:font-size-complex="10pt"/>
    </style:style>
    <style:style style:name="T392" style:parent-style-name="Policepardéfaut" style:family="text">
      <style:text-properties fo:font-size="10pt" style:font-size-asian="10pt" style:font-size-complex="10pt"/>
    </style:style>
    <style:style style:name="T393" style:parent-style-name="Policepardéfaut" style:family="text">
      <style:text-properties fo:font-size="10pt" style:font-size-asian="10pt" style:font-size-complex="10pt"/>
    </style:style>
    <style:style style:name="T394" style:parent-style-name="Policepardéfaut" style:family="text">
      <style:text-properties style:text-position="super 63.6%"/>
    </style:style>
    <style:style style:name="T395" style:parent-style-name="Policepardéfaut" style:family="text">
      <style:text-properties fo:font-style="italic" style:font-style-asian="italic"/>
    </style:style>
    <style:style style:name="T396" style:parent-style-name="Policepardéfaut" style:family="text">
      <style:text-properties fo:font-size="8pt" style:font-size-asian="8pt"/>
    </style:style>
    <style:style style:name="P397" style:parent-style-name="label" style:family="paragraph">
      <style:text-properties fo:font-style="italic" style:font-style-asian="italic" fo:font-variant="normal"/>
    </style:style>
    <style:style style:name="P398" style:parent-style-name="quote.l" style:family="paragraph">
      <style:text-properties fo:font-size="10pt" style:font-size-asian="10pt" style:font-size-complex="10pt"/>
    </style:style>
    <style:style style:name="P399" style:parent-style-name="quote.l" style:family="paragraph">
      <style:text-properties fo:font-size="10pt" style:font-size-asian="10pt" style:font-size-complex="10pt"/>
    </style:style>
    <style:style style:name="T400" style:parent-style-name="Policepardéfaut" style:family="text">
      <style:text-properties fo:font-size="10pt" style:font-size-asian="10pt" style:font-size-complex="10pt"/>
    </style:style>
    <style:style style:name="T401" style:parent-style-name="Policepardéfaut" style:family="text">
      <style:text-properties style:text-position="super 65%" fo:font-size="10pt" style:font-size-asian="10pt" style:font-size-complex="10pt"/>
    </style:style>
    <style:style style:name="T402" style:parent-style-name="Policepardéfaut" style:family="text">
      <style:text-properties fo:font-size="10pt" style:font-size-asian="10pt" style:font-size-complex="10pt"/>
    </style:style>
    <style:style style:name="T403" style:parent-style-name="Policepardéfaut" style:family="text">
      <style:text-properties fo:font-size="10pt" style:font-size-asian="10pt" style:font-size-complex="10pt"/>
    </style:style>
    <style:style style:name="P404" style:parent-style-name="quote.l" style:family="paragraph">
      <style:text-properties fo:font-size="10pt" style:font-size-asian="10pt" style:font-size-complex="10pt"/>
    </style:style>
    <style:style style:name="P405" style:parent-style-name="quote.l" style:family="paragraph">
      <style:text-properties fo:font-size="10pt" style:font-size-asian="10pt" style:font-size-complex="10pt"/>
    </style:style>
    <style:style style:name="T406" style:parent-style-name="Policepardéfaut" style:family="text">
      <style:text-properties fo:font-size="10pt" style:font-size-asian="10pt" style:font-size-complex="10pt"/>
    </style:style>
    <style:style style:name="T407" style:parent-style-name="Policepardéfaut" style:family="text">
      <style:text-properties fo:font-size="10pt" style:font-size-asian="10pt" style:font-size-complex="10pt"/>
    </style:style>
    <style:style style:name="T408" style:parent-style-name="Policepardéfaut" style:family="text">
      <style:text-properties style:text-position="super 65%" fo:font-size="10pt" style:font-size-asian="10pt" style:font-size-complex="10pt"/>
    </style:style>
    <style:style style:name="T409" style:parent-style-name="Policepardéfaut" style:family="text">
      <style:text-properties fo:font-size="10pt" style:font-size-asian="10pt" style:font-size-complex="10pt"/>
    </style:style>
    <style:style style:name="P410" style:parent-style-name="quote.l" style:family="paragraph">
      <style:text-properties fo:font-size="10pt" style:font-size-asian="10pt" style:font-size-complex="10pt"/>
    </style:style>
    <style:style style:name="P411" style:parent-style-name="quote.l" style:family="paragraph">
      <style:text-properties fo:font-size="10pt" style:font-size-asian="10pt" style:font-size-complex="10pt"/>
    </style:style>
    <style:style style:name="P412" style:parent-style-name="quote.l" style:family="paragraph">
      <style:text-properties fo:font-size="10pt" style:font-size-asian="10pt" style:font-size-complex="10pt"/>
    </style:style>
    <style:style style:name="P413" style:parent-style-name="quote.l" style:family="paragraph">
      <style:text-properties fo:font-size="10pt" style:font-size-asian="10pt" style:font-size-complex="10pt"/>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style:font-size-complex="10pt"/>
    </style:style>
    <style:style style:name="T417" style:parent-style-name="Policepardéfaut" style:family="text">
      <style:text-properties style:font-size-complex="10pt"/>
    </style:style>
    <style:style style:name="T418" style:parent-style-name="Policepardéfaut" style:family="text">
      <style:text-properties style:font-size-complex="10pt"/>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fo:font-style="italic" style:font-style-asian="italic"/>
    </style:style>
    <style:style style:name="T433" style:parent-style-name="Policepardéfaut" style:family="text">
      <style:text-properties style:font-name-complex="Times New Roman"/>
    </style:style>
    <style:style style:name="T434" style:parent-style-name="Policepardéfaut" style:family="text">
      <style:text-properties fo:font-style="italic" style:font-style-asian="italic"/>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fo:font-size="10pt" style:font-size-asian="10pt" style:font-size-complex="10pt"/>
    </style:style>
    <style:style style:name="T438" style:parent-style-name="Policepardéfaut" style:family="text">
      <style:text-properties fo:font-size="10pt" style:font-size-asian="10pt" style:font-size-complex="10pt"/>
    </style:style>
    <style:style style:name="T439" style:parent-style-name="quote.c" style:family="text">
      <style:text-properties fo:font-style="italic" style:font-style-asian="italic"/>
    </style:style>
    <style:style style:name="T440" style:parent-style-name="quote.c" style:family="text">
      <style:text-properties fo:font-style="italic" style:font-style-asian="italic"/>
    </style:style>
    <style:style style:name="T441" style:parent-style-name="quote.c" style:family="text">
      <style:text-properties fo:font-style="italic" style:font-style-asian="italic"/>
    </style:style>
    <style:style style:name="T442" style:parent-style-name="quote.c" style:family="text">
      <style:text-properties fo:font-style="italic" style:font-style-asian="italic"/>
    </style:style>
    <style:style style:name="T443" style:parent-style-name="quote.c" style:family="text">
      <style:text-properties fo:font-style="italic" style:font-style-asian="italic"/>
    </style:style>
    <style:style style:name="T444" style:parent-style-name="quote.c" style:family="text">
      <style:text-properties fo:font-style="italic" style:font-style-asian="italic"/>
    </style:style>
    <style:style style:name="T445" style:parent-style-name="quote.c" style:family="text">
      <style:text-properties fo:font-style="italic" style:font-style-asian="italic"/>
    </style:style>
    <style:style style:name="T446" style:parent-style-name="quote.c" style:family="text">
      <style:text-properties fo:font-style="italic" style:font-style-asian="italic"/>
    </style:style>
    <style:style style:name="T447" style:parent-style-name="NotedebasdepageCar" style:family="text">
      <style:text-properties fo:font-style="italic" style:font-style-asian="italic"/>
    </style:style>
    <style:style style:name="T448" style:parent-style-name="Policepardéfaut" style:family="text">
      <style:text-properties fo:font-size="10pt" style:font-size-asian="10pt" style:font-size-complex="10pt"/>
    </style:style>
    <style:style style:name="T449" style:parent-style-name="Policepardéfaut" style:family="text">
      <style:text-properties fo:font-size="10pt" style:font-size-asian="10pt" style:font-size-complex="10pt"/>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fo:font-style="italic" style:font-style-asian="italic"/>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T455" style:parent-style-name="Policepardéfaut" style:family="text">
      <style:text-properties style:font-name-complex="Times New Roman"/>
    </style:style>
    <style:style style:name="T456" style:parent-style-name="Policepardéfaut" style:family="text">
      <style:text-properties style:font-name-complex="Times New Roman"/>
    </style:style>
    <style:style style:name="T457" style:parent-style-name="Policepardéfaut" style:family="text">
      <style:text-properties fo:font-size="10pt" style:font-size-asian="10pt" style:font-size-complex="10pt"/>
    </style:style>
    <style:style style:name="T458" style:parent-style-name="Policepardéfaut" style:family="text">
      <style:text-properties fo:font-style="italic" style:font-style-asian="italic"/>
    </style:style>
    <style:style style:name="T459" style:parent-style-name="Policepardéfaut" style:family="text">
      <style:text-properties fo:font-size="10pt" style:font-size-asian="10pt" style:font-size-complex="10pt"/>
    </style:style>
    <style:style style:name="T460" style:parent-style-name="quote.c" style:family="text">
      <style:text-properties fo:font-style="italic" style:font-style-asian="italic"/>
    </style:style>
    <style:style style:name="T461" style:parent-style-name="quote.c" style:family="text">
      <style:text-properties fo:font-style="italic" style:font-style-asian="italic"/>
    </style:style>
    <style:style style:name="T462" style:parent-style-name="quote.c" style:family="text">
      <style:text-properties fo:font-style="italic" style:font-style-asian="italic"/>
    </style:style>
    <style:style style:name="T463" style:parent-style-name="quote.c"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quote.c"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style:font-name-complex="Times New Roman" style:font-size-complex="10pt"/>
    </style:style>
    <style:style style:name="T468" style:parent-style-name="Policepardéfaut" style:family="text">
      <style:text-properties fo:font-style="italic" style:font-style-asian="italic"/>
    </style:style>
    <style:style style:name="T469" style:parent-style-name="Policepardéfaut" style:family="text">
      <style:text-properties style:font-name-complex="Times New Roman" fo:font-size="10pt" style:font-size-asian="10pt" style:font-size-complex="10pt"/>
    </style:style>
    <style:style style:name="T470" style:parent-style-name="Policepardéfaut" style:family="text">
      <style:text-properties style:font-name-complex="Times New Roman" fo:font-size="10pt" style:font-size-asian="10pt" style:font-size-complex="10pt"/>
    </style:style>
    <style:style style:name="T471" style:parent-style-name="Policepardéfaut" style:family="text">
      <style:text-properties fo:font-style="italic" style:font-style-asian="italic"/>
    </style:style>
    <style:style style:name="T472" style:parent-style-name="Policepardéfaut" style:family="text">
      <style:text-properties style:font-name-complex="Times New Roman" fo:font-size="10pt" style:font-size-asian="10pt" style:font-size-complex="10pt"/>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P478" style:parent-style-name="quote" style:family="paragraph">
      <style:paragraph-properties>
        <style:tab-stops>
          <style:tab-stop style:type="left" style:position="3.4451in"/>
        </style:tab-stops>
      </style:paragraph-properties>
    </style:style>
    <style:style style:name="T479" style:parent-style-name="Policepardéfaut" style:family="text">
      <style:text-properties fo:font-style="italic" style:font-style-asian="italic"/>
    </style:style>
    <style:style style:name="T480" style:parent-style-name="Policepardéfaut" style:family="text">
      <style:text-properties style:font-name-complex="Times New Roman" style:font-size-complex="10pt"/>
    </style:style>
    <style:style style:name="T481" style:parent-style-name="Policepardéfaut" style:family="text">
      <style:text-properties fo:font-style="italic" style:font-style-asian="italic"/>
    </style:style>
    <style:style style:name="T482" style:parent-style-name="quote.c" style:family="text">
      <style:text-properties style:use-window-font-color="true"/>
    </style:style>
    <style:style style:name="T483" style:parent-style-name="Policepardéfaut" style:family="text">
      <style:text-properties fo:font-style="italic" style:font-style-asian="italic"/>
    </style:style>
    <style:style style:name="T484" style:parent-style-name="CorpsdetexteCar" style:family="text">
      <style:text-properties fo:font-size="10pt" style:font-size-asian="10pt" style:font-size-complex="10pt"/>
    </style:style>
    <style:style style:name="T485" style:parent-style-name="Policepardéfaut" style:family="text">
      <style:text-properties fo:font-style="italic" style:font-style-asian="italic"/>
    </style:style>
    <style:style style:name="T486" style:parent-style-name="Policepardéfaut" style:family="text">
      <style:text-properties style:text-position="super 63.6%"/>
    </style:style>
    <style:style style:name="T487" style:parent-style-name="Policepardéfaut" style:family="text">
      <style:text-properties style:text-position="super 63.6%"/>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style:font-name-complex="Times New Roman" style:font-size-complex="10pt"/>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P506" style:parent-style-name="Corpsdetexte" style:family="paragraph">
      <style:text-properties style:font-name-complex="Times New Roman"/>
    </style:style>
    <style:style style:name="P507" style:parent-style-name="label" style:family="paragraph">
      <style:text-properties fo:font-style="italic" style:font-style-asian="italic" fo:font-variant="normal"/>
    </style:style>
    <style:style style:name="P508" style:parent-style-name="quote.l" style:family="paragraph">
      <style:text-properties style:font-size-complex="11pt"/>
    </style:style>
    <style:style style:name="T509" style:parent-style-name="Policepardéfaut" style:family="text">
      <style:text-properties style:font-size-complex="11pt"/>
    </style:style>
    <style:style style:name="T510" style:parent-style-name="Policepardéfaut" style:family="text">
      <style:text-properties fo:font-variant="small-caps" style:font-size-complex="11pt"/>
    </style:style>
    <style:style style:name="T511" style:parent-style-name="Policepardéfaut" style:family="text">
      <style:text-properties style:font-size-complex="11pt"/>
    </style:style>
    <style:style style:name="P512" style:parent-style-name="quote.l" style:family="paragraph">
      <style:text-properties style:font-size-complex="11pt"/>
    </style:style>
    <style:style style:name="P513" style:parent-style-name="quote.l" style:family="paragraph">
      <style:text-properties style:font-size-complex="11pt"/>
    </style:style>
    <style:style style:name="P514" style:parent-style-name="quote.l" style:family="paragraph">
      <style:text-properties style:font-size-complex="11pt"/>
    </style:style>
    <style:style style:name="P515" style:parent-style-name="quote.l" style:family="paragraph">
      <style:text-properties style:font-size-complex="11pt"/>
    </style:style>
    <style:style style:name="P516" style:parent-style-name="quote.l" style:family="paragraph">
      <style:text-properties style:font-size-complex="11pt"/>
    </style:style>
    <style:style style:name="T517" style:parent-style-name="Policepardéfaut" style:family="text">
      <style:text-properties style:font-size-complex="11pt"/>
    </style:style>
    <style:style style:name="T518" style:parent-style-name="Policepardéfaut" style:family="text">
      <style:text-properties fo:font-variant="small-caps"/>
    </style:style>
    <style:style style:name="T519" style:parent-style-name="Policepardéfaut" style:family="text">
      <style:text-properties fo:font-variant="small-caps"/>
    </style:style>
    <style:style style:name="T520" style:parent-style-name="Policepardéfaut" style:family="text">
      <style:text-properties fo:font-variant="small-caps" style:font-size-complex="11pt"/>
    </style:style>
    <style:style style:name="P521" style:parent-style-name="quote.l" style:family="paragraph">
      <style:text-properties style:font-size-complex="11pt"/>
    </style:style>
    <style:style style:name="P522" style:parent-style-name="quote.l" style:family="paragraph">
      <style:text-properties style:font-size-complex="11pt"/>
    </style:style>
    <style:style style:name="P523" style:parent-style-name="quote.l" style:family="paragraph">
      <style:text-properties style:font-size-complex="11pt"/>
    </style:style>
    <style:style style:name="P524" style:parent-style-name="quote.l" style:family="paragraph">
      <style:text-properties style:font-size-complex="11pt"/>
    </style:style>
    <style:style style:name="P525" style:parent-style-name="quote.l" style:family="paragraph">
      <style:text-properties style:font-size-complex="11pt"/>
    </style:style>
    <style:style style:name="P526" style:parent-style-name="quote.l" style:family="paragraph">
      <style:text-properties style:font-size-complex="11pt"/>
    </style:style>
    <style:style style:name="P527" style:parent-style-name="quote.l" style:family="paragraph">
      <style:text-properties style:font-size-complex="11pt"/>
    </style:style>
    <style:style style:name="P528" style:parent-style-name="quote.l" style:family="paragraph">
      <style:text-properties style:font-size-complex="11pt"/>
    </style:style>
    <style:style style:name="P529" style:parent-style-name="quote.l" style:family="paragraph">
      <style:text-properties style:font-size-complex="11pt"/>
    </style:style>
    <style:style style:name="P530" style:parent-style-name="quote.l" style:family="paragraph">
      <style:text-properties style:font-size-complex="11pt"/>
    </style:style>
    <style:style style:name="T531" style:parent-style-name="pb" style:family="text">
      <style:text-properties style:font-size-complex="11pt"/>
    </style:style>
    <style:style style:name="T532" style:parent-style-name="pb" style:family="text">
      <style:text-properties style:font-size-complex="11pt"/>
    </style:style>
    <style:style style:name="T533" style:parent-style-name="pb" style:family="text">
      <style:text-properties style:font-size-complex="11pt"/>
    </style:style>
    <style:style style:name="T534" style:parent-style-name="Policepardéfaut" style:family="text">
      <style:text-properties style:font-size-complex="11pt"/>
    </style:style>
    <style:style style:name="T535" style:parent-style-name="Policepardéfaut" style:family="text">
      <style:text-properties style:font-size-complex="11pt"/>
    </style:style>
    <style:style style:name="T536" style:parent-style-name="Policepardéfaut" style:family="text">
      <style:text-properties fo:font-style="italic" style:font-style-asian="italic"/>
    </style:style>
    <style:style style:name="T537" style:parent-style-name="Policepardéfaut" style:family="text">
      <style:text-properties style:font-size-complex="11pt"/>
    </style:style>
    <style:style style:name="P538" style:parent-style-name="quote.l" style:family="paragraph">
      <style:text-properties style:font-size-complex="11pt"/>
    </style:style>
    <style:style style:name="T539" style:parent-style-name="Policepardéfaut" style:family="text">
      <style:text-properties style:font-size-complex="11pt"/>
    </style:style>
    <style:style style:name="T540" style:parent-style-name="Policepardéfaut" style:family="text">
      <style:text-properties fo:font-style="italic" style:font-style-asian="italic"/>
    </style:style>
    <style:style style:name="T541" style:parent-style-name="Policepardéfaut" style:family="text">
      <style:text-properties style:font-size-complex="11pt"/>
    </style:style>
    <style:style style:name="T542" style:parent-style-name="Policepardéfaut" style:family="text">
      <style:text-properties style:font-size-complex="11pt"/>
    </style:style>
    <style:style style:name="T543" style:parent-style-name="Policepardéfaut" style:family="text">
      <style:text-properties fo:font-style="italic" style:font-style-asian="italic"/>
    </style:style>
    <style:style style:name="T544" style:parent-style-name="Policepardéfaut" style:family="text">
      <style:text-properties style:font-size-complex="11pt"/>
    </style:style>
    <style:style style:name="T545" style:parent-style-name="Policepardéfaut" style:family="text">
      <style:text-properties fo:font-style="italic" style:font-style-asian="italic"/>
    </style:style>
    <style:style style:name="T546" style:parent-style-name="Policepardéfaut" style:family="text">
      <style:text-properties style:font-size-complex="11pt"/>
    </style:style>
    <style:style style:name="T547" style:parent-style-name="Policepardéfaut" style:family="text">
      <style:text-properties fo:font-style="italic" style:font-style-asian="italic"/>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size-complex="11pt"/>
    </style:style>
    <style:style style:name="P551" style:parent-style-name="quote.l" style:family="paragraph">
      <style:text-properties style:font-size-complex="11pt"/>
    </style:style>
    <style:style style:name="T552" style:parent-style-name="Policepardéfaut" style:family="text">
      <style:text-properties style:font-size-complex="11pt"/>
    </style:style>
    <style:style style:name="T553" style:parent-style-name="Policepardéfaut" style:family="text">
      <style:text-properties fo:font-style="italic" style:font-style-asian="italic"/>
    </style:style>
    <style:style style:name="T554" style:parent-style-name="Policepardéfaut" style:family="text">
      <style:text-properties style:font-size-complex="11pt"/>
    </style:style>
    <style:style style:name="P555" style:parent-style-name="quote.l" style:family="paragraph">
      <style:text-properties style:font-size-complex="11pt"/>
    </style:style>
    <style:style style:name="P556" style:parent-style-name="quote.l" style:family="paragraph">
      <style:text-properties style:font-size-complex="11pt"/>
    </style:style>
    <style:style style:name="P557" style:parent-style-name="quote.l" style:family="paragraph">
      <style:text-properties style:font-size-complex="11pt"/>
    </style:style>
    <style:style style:name="P558" style:parent-style-name="quote.l" style:family="paragraph">
      <style:text-properties style:font-size-complex="11pt"/>
    </style:style>
    <style:style style:name="P559" style:parent-style-name="quote.l" style:family="paragraph">
      <style:text-properties style:font-size-complex="11pt"/>
    </style:style>
    <style:style style:name="P560" style:parent-style-name="quote.l" style:family="paragraph">
      <style:text-properties style:font-size-complex="11pt"/>
    </style:style>
    <style:style style:name="P561" style:parent-style-name="quote.l" style:family="paragraph">
      <style:text-properties style:font-size-complex="11pt"/>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style:style>
    <style:style style:name="T565" style:parent-style-name="Policepardéfaut" style:family="text">
      <style:text-properties fo:font-style="italic" style:font-style-asian="italic"/>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style:style>
    <style:style style:name="T568" style:parent-style-name="Policepardéfaut" style:family="text">
      <style:text-properties style:font-name-complex="Times New Roman"/>
    </style:style>
    <style:style style:name="T569" style:parent-style-name="Policepardéfaut" style:family="text">
      <style:text-properties fo:font-style="italic" style:font-style-asian="italic"/>
    </style:style>
    <style:style style:name="T570" style:parent-style-name="Policepardéfaut" style:family="text">
      <style:text-properties style:font-name-complex="Times New Roman"/>
    </style:style>
    <style:style style:name="T571" style:parent-style-name="Policepardéfaut" style:family="text">
      <style:text-properties fo:font-style="italic" style:font-style-asian="italic"/>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fo:font-style="italic" style:font-style-asian="italic"/>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style:style>
    <style:style style:name="T584" style:parent-style-name="Policepardéfaut" style:family="text">
      <style:text-properties style:font-name-complex="Times New Roman"/>
    </style:style>
    <style:style style:name="T585" style:parent-style-name="Policepardéfaut" style:family="text">
      <style:text-properties fo:font-style="italic" style:font-style-asian="italic"/>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style:style>
    <style:style style:name="T588" style:parent-style-name="Policepardéfaut" style:family="text">
      <style:text-properties style:font-name-complex="Times New Roman"/>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fo:font-style="italic" style:font-style-asian="italic"/>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style:style>
    <style:style style:name="T603" style:parent-style-name="Policepardéfaut" style:family="text">
      <style:text-properties fo:font-style="italic" style:font-style-asian="italic"/>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style:font-name-complex="Times New Roman"/>
    </style:style>
    <style:style style:name="T622" style:parent-style-name="Policepardéfaut" style:family="text">
      <style:text-properties style:font-name-complex="Times New Roman"/>
    </style:style>
    <style:style style:name="T623" style:parent-style-name="Policepardéfaut" style:family="text">
      <style:text-properties fo:font-style="italic" style:font-style-asian="italic"/>
    </style:style>
    <style:style style:name="T624" style:parent-style-name="Policepardéfaut" style:family="text">
      <style:text-properties style:font-name-complex="Times New Roman"/>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style:font-name-complex="Times New Roman"/>
    </style:style>
    <style:style style:name="T634" style:parent-style-name="Policepardéfaut" style:family="text">
      <style:text-properties style:font-name-complex="Times New Roman"/>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style:style>
    <style:style style:name="T641" style:parent-style-name="Policepardéfaut" style:family="text">
      <style:text-properties style:font-name-complex="Times New Roman" fo:font-style="italic" style:font-style-asian="italic"/>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fo:font-style="italic" style:font-style-asian="italic"/>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font-size-complex="10pt"/>
    </style:style>
    <style:style style:name="T649" style:parent-style-name="Policepardéfaut" style:family="text">
      <style:text-properties style:font-name-complex="Times New Roman" style:font-size-complex="10pt"/>
    </style:style>
    <style:style style:name="T650" style:parent-style-name="Policepardéfaut" style:family="text">
      <style:text-properties style:font-name-complex="Times New Roman" style:font-size-complex="10pt"/>
    </style:style>
    <style:style style:name="T651" style:parent-style-name="Policepardéfaut" style:family="text">
      <style:text-properties style:font-name-complex="Times New Roman" style:font-size-complex="10pt"/>
    </style:style>
    <style:style style:name="T652" style:parent-style-name="Policepardéfaut" style:family="text">
      <style:text-properties style:font-name-complex="Times New Roman" fo:font-style="italic" style:font-style-asian="italic" style:font-size-complex="10pt"/>
    </style:style>
    <style:style style:name="T653" style:parent-style-name="Policepardéfaut" style:family="text">
      <style:text-properties style:font-name-complex="Times New Roman" style:font-size-complex="10pt"/>
    </style:style>
    <style:style style:name="T654" style:parent-style-name="Policepardéfaut" style:family="text">
      <style:text-properties style:font-name-complex="Times New Roman" fo:font-style="italic" style:font-style-asian="italic" style:font-size-complex="10pt"/>
    </style:style>
    <style:style style:name="T655" style:parent-style-name="Policepardéfaut" style:family="text">
      <style:text-properties style:font-name-complex="Times New Roman" style:font-size-complex="10pt"/>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fo:font-style="italic" style:font-style-asian="italic"/>
    </style:style>
    <style:style style:name="T661" style:parent-style-name="Policepardéfaut" style:family="text">
      <style:text-properties style:font-name-complex="Times New Roman"/>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fo:font-style="italic" style:font-style-asian="italic"/>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P686" style:parent-style-name="Corpsdetexte" style:family="paragraph">
      <style:text-properties style:font-name-complex="Times New Roman"/>
    </style:style>
    <style:style style:name="P687" style:parent-style-name="label" style:family="paragraph">
      <style:paragraph-properties fo:border="0.0069in solid #000000" fo:padding-top="0.0138in" fo:padding-left="0.0555in" fo:padding-bottom="0.0138in" fo:padding-right="0.0555in" style:shadow="none"/>
    </style:style>
    <style:style style:name="P688" style:parent-style-name="Corpsdetexte" style:family="paragraph">
      <style:paragraph-properties fo:border="0.0069in solid #000000" fo:padding-top="0.0138in" fo:padding-left="0.0555in" fo:padding-bottom="0.0138in" fo:padding-right="0.0555in" style:shadow="none"/>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fo:font-style="italic" style:font-style-asian="italic"/>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fo:font-style="italic" style:font-style-asian="italic"/>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fo:font-style="italic" style:font-style-asian="italic"/>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fo:font-style="italic" style:font-style-asian="italic"/>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fo:font-style="italic" style:font-style-asian="italic"/>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name-complex="Times New Roman"/>
    </style:style>
    <style:style style:name="T751" style:parent-style-name="Policepardéfaut" style:family="text">
      <style:text-properties style:font-name-complex="Times New Roman"/>
    </style:style>
    <style:style style:name="T752" style:parent-style-name="Policepardéfaut" style:family="text">
      <style:text-properties style:font-name-complex="Times New Roman"/>
    </style:style>
    <style:style style:name="T753" style:parent-style-name="Policepardéfaut" style:family="text">
      <style:text-properties style:font-name-complex="Times New Roman"/>
    </style:style>
    <style:style style:name="T754" style:parent-style-name="Policepardéfaut" style:family="text">
      <style:text-properties style:font-name-complex="Times New Roman"/>
    </style:style>
    <style:style style:name="T755" style:parent-style-name="Policepardéfaut" style:family="text">
      <style:text-properties style:font-name-complex="Times New Roman"/>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style:font-name-complex="Times New Roman"/>
    </style:style>
    <style:style style:name="T772" style:parent-style-name="Policepardéfaut" style:family="text">
      <style:text-properties style:font-name-complex="Times New Roman"/>
    </style:style>
    <style:style style:name="T773" style:parent-style-name="Policepardéfaut" style:family="text">
      <style:text-properties style:font-name-complex="Times New Roman"/>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T776" style:parent-style-name="Policepardéfaut" style:family="text">
      <style:text-properties style:font-name-complex="Times New Roman"/>
    </style:style>
    <style:style style:name="T777" style:parent-style-name="Policepardéfaut" style:family="text">
      <style:text-properties style:font-name-complex="Times New Roman"/>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fo:font-style="italic" style:font-style-asian="italic"/>
    </style:style>
    <style:style style:name="T780" style:parent-style-name="Policepardéfaut" style:family="text">
      <style:text-properties style:font-name-complex="Times New Roman"/>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style:style>
    <style:style style:name="T784" style:parent-style-name="Policepardéfaut" style:family="text">
      <style:text-properties style:font-name-complex="Times New Roman"/>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fo:font-style="italic" style:font-style-asian="italic"/>
    </style:style>
    <style:style style:name="T792" style:parent-style-name="Policepardéfaut" style:family="text">
      <style:text-properties style:font-name-complex="Times New Roman" fo:font-style="italic" style:font-style-asian="italic"/>
    </style:style>
    <style:style style:name="T793" style:parent-style-name="Policepardéfaut" style:family="text">
      <style:text-properties style:font-name-complex="Times New Roman" fo:font-style="italic" style:font-style-asian="italic"/>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fo:font-style="italic" style:font-style-asian="italic"/>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fo:font-style="italic" style:font-style-asian="italic"/>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style:style>
    <style:style style:name="T807" style:parent-style-name="Policepardéfaut" style:family="text">
      <style:text-properties style:font-name-complex="Times New Roman"/>
    </style:style>
    <style:style style:name="P808" style:parent-style-name="Corpsdetexte" style:family="paragraph">
      <style:text-properties style:font-name-complex="Times New Roman"/>
    </style:style>
    <style:style style:name="P809" style:parent-style-name="label" style:family="paragraph">
      <style:paragraph-properties fo:border="0.0069in solid #000000" fo:padding-top="0.0138in" fo:padding-left="0.0555in" fo:padding-bottom="0.0138in" fo:padding-right="0.0555in" style:shadow="none"/>
    </style:style>
    <style:style style:name="P810" style:parent-style-name="Corpsdetexte" style:family="paragraph">
      <style:paragraph-properties fo:border="0.0069in solid #000000" fo:padding-top="0.0138in" fo:padding-left="0.0555in" fo:padding-bottom="0.0138in" fo:padding-right="0.0555in" style:shadow="none"/>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fo:font-style="italic" style:font-style-asian="italic"/>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fo:font-style="italic" style:font-style-asian="italic"/>
    </style:style>
    <style:style style:name="T821" style:parent-style-name="Policepardéfaut" style:family="text">
      <style:text-properties style:font-name-complex="Times New Roman" fo:font-style="italic" style:font-style-asian="italic"/>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fo:font-style="italic" style:font-style-asian="italic"/>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style:style>
    <style:style style:name="T828" style:parent-style-name="Policepardéfaut" style:family="text">
      <style:text-properties style:font-name-complex="Times New Roman"/>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style:style>
    <style:style style:name="T836" style:parent-style-name="Policepardéfaut" style:family="text">
      <style:text-properties style:font-name-complex="Times New Roman"/>
    </style:style>
    <style:style style:name="T837" style:parent-style-name="Policepardéfaut" style:family="text">
      <style:text-properties style:font-name-complex="Times New Roman"/>
    </style:style>
    <style:style style:name="T838" style:parent-style-name="Policepardéfaut" style:family="text">
      <style:text-properties style:font-name-complex="Times New Roman"/>
    </style:style>
    <style:style style:name="T839" style:parent-style-name="Policepardéfaut" style:family="text">
      <style:text-properties style:font-name-complex="Times New Roman"/>
    </style:style>
    <style:style style:name="T840" style:parent-style-name="Policepardéfaut" style:family="text">
      <style:text-properties style:font-name-complex="Times New Roman"/>
    </style:style>
    <style:style style:name="T841" style:parent-style-name="Policepardéfaut" style:family="text">
      <style:text-properties style:font-name-complex="Times New Roman"/>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Policepardéfaut" style:family="text">
      <style:text-properties style:font-name-complex="Times New Roman"/>
    </style:style>
    <style:style style:name="T845" style:parent-style-name="Policepardéfaut" style:family="text">
      <style:text-properties style:font-name-complex="Times New Roman"/>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fo:font-style="italic" style:font-style-asian="italic"/>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P876" style:parent-style-name="label" style:family="paragraph">
      <style:paragraph-properties fo:border="0.0069in solid #000000" fo:padding-top="0.0138in" fo:padding-left="0.0555in" fo:padding-bottom="0.0138in" fo:padding-right="0.0555in" style:shadow="none"/>
    </style:style>
    <style:style style:name="T877" style:parent-style-name="stage.c" style:family="text">
      <style:text-properties fo:font-variant="normal"/>
    </style:style>
    <style:style style:name="P878" style:parent-style-name="Corpsdetexte" style:family="paragraph">
      <style:paragraph-properties fo:border="0.0069in solid #000000" fo:padding-top="0.0138in" fo:padding-left="0.0555in" fo:padding-bottom="0.0138in" fo:padding-right="0.0555in" style:shadow="none"/>
      <style:text-properties style:font-name-complex="Times New Roman"/>
    </style:style>
    <style:style style:name="P879" style:parent-style-name="label" style:family="paragraph">
      <style:paragraph-properties fo:border="0.0069in solid #000000" fo:padding-top="0.0138in" fo:padding-left="0.0555in" fo:padding-bottom="0.0138in" fo:padding-right="0.0555in" style:shadow="none"/>
    </style:style>
    <style:style style:name="P880" style:parent-style-name="Corpsdetexte" style:family="paragraph">
      <style:paragraph-properties fo:border="0.0069in solid #000000" fo:padding-top="0.0138in" fo:padding-left="0.0555in" fo:padding-bottom="0.0138in" fo:padding-right="0.0555in" style:shadow="none"/>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fo:font-style="italic" style:font-style-asian="italic"/>
    </style:style>
    <style:style style:name="T889" style:parent-style-name="Policepardéfaut" style:family="text">
      <style:text-properties style:font-name-complex="Times New Roman" fo:font-style="italic" style:font-style-asian="italic"/>
    </style:style>
    <style:style style:name="T890" style:parent-style-name="Policepardéfaut" style:family="text">
      <style:text-properties style:font-name-complex="Times New Roman"/>
    </style:style>
    <style:style style:name="T891" style:parent-style-name="Policepardéfaut" style:family="text">
      <style:text-properties style:font-name-complex="Times New Roman" fo:font-style="italic" style:font-style-asian="italic"/>
    </style:style>
    <style:style style:name="T892" style:parent-style-name="Policepardéfaut" style:family="text">
      <style:text-properties style:font-name-complex="Times New Roman"/>
    </style:style>
    <style:style style:name="T893" style:parent-style-name="Policepardéfaut" style:family="text">
      <style:text-properties style:font-name-complex="Times New Roman"/>
    </style:style>
    <style:style style:name="T894" style:parent-style-name="Policepardéfaut" style:family="text">
      <style:text-properties style:font-name-complex="Times New Roman"/>
    </style:style>
    <style:style style:name="T895" style:parent-style-name="Policepardéfaut" style:family="text">
      <style:text-properties style:font-name-complex="Times New Roman"/>
    </style:style>
    <style:style style:name="T896" style:parent-style-name="Policepardéfaut" style:family="text">
      <style:text-properties style:font-name-complex="Times New Roman"/>
    </style:style>
    <style:style style:name="T897" style:parent-style-name="Policepardéfaut" style:family="text">
      <style:text-properties style:font-name-complex="Times New Roman"/>
    </style:style>
    <style:style style:name="T898" style:parent-style-name="Policepardéfaut" style:family="text">
      <style:text-properties style:font-name-complex="Times New Roman"/>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style:style>
    <style:style style:name="T901" style:parent-style-name="Policepardéfaut" style:family="text">
      <style:text-properties style:font-name-complex="Times New Roman"/>
    </style:style>
    <style:style style:name="P902" style:parent-style-name="label" style:family="paragraph">
      <style:paragraph-properties fo:border="0.0069in solid #000000" fo:padding-top="0.0138in" fo:padding-left="0.0555in" fo:padding-bottom="0.0138in" fo:padding-right="0.0555in" style:shadow="none"/>
    </style:style>
    <style:style style:name="P903" style:parent-style-name="Corpsdetexte" style:family="paragraph">
      <style:paragraph-properties fo:border="0.0069in solid #000000" fo:padding-top="0.0138in" fo:padding-left="0.0555in" fo:padding-bottom="0.0138in" fo:padding-right="0.0555in" style:shadow="none"/>
      <style:text-properties style:font-name-complex="Times New Roman"/>
    </style:style>
    <style:style style:name="P904" style:parent-style-name="label" style:family="paragraph">
      <style:paragraph-properties fo:border="0.0069in solid #000000" fo:padding-top="0.0138in" fo:padding-left="0.0555in" fo:padding-bottom="0.0138in" fo:padding-right="0.0555in" style:shadow="none"/>
    </style:style>
    <style:style style:name="P905" style:parent-style-name="Corpsdetexte" style:family="paragraph">
      <style:paragraph-properties fo:border="0.0069in solid #000000" fo:padding-top="0.0138in" fo:padding-left="0.0555in" fo:padding-bottom="0.0138in" fo:padding-right="0.0555in" style:shadow="none"/>
      <style:text-properties style:font-name-complex="Times New Roman"/>
    </style:style>
    <style:style style:name="T906" style:parent-style-name="Policepardéfaut" style:family="text">
      <style:text-properties style:font-name-complex="Times New Roman"/>
    </style:style>
    <style:style style:name="T907" style:parent-style-name="Policepardéfaut" style:family="text">
      <style:text-properties style:font-name-complex="Times New Roman"/>
    </style:style>
    <style:style style:name="T908" style:parent-style-name="Policepardéfaut" style:family="text">
      <style:text-properties style:font-name-complex="Times New Roman"/>
    </style:style>
    <style:style style:name="T909" style:parent-style-name="Policepardéfaut" style:family="text">
      <style:text-properties style:font-name-complex="Times New Roma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fo:font-style="italic" style:font-style-asian="italic"/>
    </style:style>
    <style:style style:name="T916" style:parent-style-name="Policepardéfaut" style:family="text">
      <style:text-properties style:font-name-complex="Times New Roman" fo:font-style="italic" style:font-style-asian="italic"/>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fo:font-style="italic" style:font-style-asian="italic"/>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style:style>
    <style:style style:name="T926" style:parent-style-name="Policepardéfaut" style:family="text">
      <style:text-properties style:font-name-complex="Times New Roman"/>
    </style:style>
    <style:style style:name="T927" style:parent-style-name="Policepardéfaut" style:family="text">
      <style:text-properties style:font-name-complex="Times New Roman" fo:font-style="italic" style:font-style-asian="italic"/>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style:style>
    <style:style style:name="T936" style:parent-style-name="Policepardéfaut" style:family="text">
      <style:text-properties style:font-name-complex="Times New Roman"/>
    </style:style>
    <style:style style:name="T937" style:parent-style-name="Policepardéfaut" style:family="text">
      <style:text-properties style:font-name-complex="Times New Roman"/>
    </style:style>
    <style:style style:name="T938" style:parent-style-name="Policepardéfaut" style:family="text">
      <style:text-properties style:font-name-complex="Times New Roman"/>
    </style:style>
    <style:style style:name="T939" style:parent-style-name="Policepardéfaut" style:family="text">
      <style:text-properties style:font-name-complex="Times New Roman"/>
    </style:style>
    <style:style style:name="T940" style:parent-style-name="Policepardéfaut" style:family="text">
      <style:text-properties style:font-name-complex="Times New Roman" fo:font-style="italic" style:font-style-asian="italic"/>
    </style:style>
    <style:style style:name="T941" style:parent-style-name="Policepardéfaut" style:family="text">
      <style:text-properties style:font-name-complex="Times New Roman" fo:font-style="italic" style:font-style-asian="italic"/>
    </style:style>
    <style:style style:name="T942" style:parent-style-name="Policepardéfaut" style:family="text">
      <style:text-properties style:font-name-complex="Times New Roman"/>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Policepardéfaut" style:family="text">
      <style:text-properties style:font-name-complex="Times New Roman"/>
    </style:style>
    <style:style style:name="T950" style:parent-style-name="Policepardéfaut" style:family="text">
      <style:text-properties style:font-name-complex="Times New Roman"/>
    </style:style>
    <style:style style:name="T951" style:parent-style-name="Policepardéfaut" style:family="text">
      <style:text-properties style:font-name-complex="Times New Roman"/>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fo:font-style="italic" style:font-style-asian="italic"/>
    </style:style>
    <style:style style:name="T956" style:parent-style-name="Policepardéfaut" style:family="text">
      <style:text-properties style:font-name-complex="Times New Roman"/>
    </style:style>
    <style:style style:name="P957" style:parent-style-name="Titre1" style:family="paragraph">
      <style:paragraph-properties fo:margin-top="0i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style:style>
    <style:style style:name="T962" style:parent-style-name="Policepardéfaut" style:family="text">
      <style:text-properties style:font-name-complex="Times New Roman" fo:font-style="italic" style:font-style-asian="italic"/>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fo:font-style="italic" style:font-style-asian="italic"/>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fo:font-style="italic" style:font-style-asian="italic"/>
    </style:style>
    <style:style style:name="T969" style:parent-style-name="Policepardéfaut" style:family="text">
      <style:text-properties style:font-name-complex="Times New Roman"/>
    </style:style>
    <style:style style:name="T970" style:parent-style-name="Policepardéfaut" style:family="text">
      <style:text-properties fo:font-style="italic" style:font-style-asian="italic"/>
    </style:style>
    <style:style style:name="T971" style:parent-style-name="Policepardéfaut" style:family="text">
      <style:text-properties fo:font-style="italic" style:font-style-asian="italic"/>
    </style:style>
    <style:style style:name="T972" style:parent-style-name="Policepardéfaut" style:family="text">
      <style:text-properties fo:font-style="italic" style:font-style-asian="italic"/>
    </style:style>
    <style:style style:name="T973" style:parent-style-name="Policepardéfaut" style:family="text">
      <style:text-properties style:font-name-complex="Times New Roman" style:font-size-complex="10pt"/>
    </style:style>
    <style:style style:name="T974" style:parent-style-name="Policepardéfaut" style:family="text">
      <style:text-properties style:font-name-complex="Times New Roman" fo:font-style="italic" style:font-style-asian="italic" style:font-size-complex="10pt"/>
    </style:style>
    <style:style style:name="T975" style:parent-style-name="Policepardéfaut" style:family="text">
      <style:text-properties style:font-name-complex="Times New Roman" style:font-size-complex="10pt"/>
    </style:style>
    <style:style style:name="T976" style:parent-style-name="Policepardéfaut" style:family="text">
      <style:text-properties fo:font-style="italic" style:font-style-asian="italic"/>
    </style:style>
    <style:style style:name="P977" style:parent-style-name="Corpsdetexte" style:family="paragraph">
      <style:text-properties style:font-name-complex="Times New Roman"/>
    </style:style>
    <style:style style:name="T978" style:parent-style-name="Policepardéfaut" style:family="text">
      <style:text-properties fo:font-style="italic" style:font-style-asian="italic"/>
    </style:style>
    <style:style style:name="T979" style:parent-style-name="Policepardéfaut" style:family="text">
      <style:text-properties fo:font-variant="small-caps"/>
    </style:style>
    <style:style style:name="T980" style:parent-style-name="Policepardéfaut" style:family="text">
      <style:text-properties fo:font-variant="small-caps"/>
    </style:style>
    <style:style style:name="T981" style:parent-style-name="Policepardéfaut" style:family="text">
      <style:text-properties fo:font-style="italic" style:font-style-asian="italic"/>
    </style:style>
    <style:style style:name="T982" style:parent-style-name="Policepardéfaut" style:family="text">
      <style:text-properties style:font-name-complex="Times New Roman" style:font-size-complex="10pt"/>
    </style:style>
    <style:style style:name="T983" style:parent-style-name="Policepardéfaut" style:family="text">
      <style:text-properties style:font-name-complex="Times New Roman" style:font-size-complex="10pt"/>
    </style:style>
    <style:style style:name="T984" style:parent-style-name="Policepardéfaut" style:family="text">
      <style:text-properties style:font-name-complex="Times New Roman" fo:font-style="italic" style:font-style-asian="italic" style:font-size-complex="10pt"/>
    </style:style>
    <style:style style:name="T985" style:parent-style-name="Policepardéfaut" style:family="text">
      <style:text-properties style:font-name-complex="Times New Roman" style:font-size-complex="10pt"/>
    </style:style>
    <style:style style:name="T986" style:parent-style-name="Policepardéfaut" style:family="text">
      <style:text-properties style:font-name-complex="Times New Roman" style:font-size-complex="10pt"/>
    </style:style>
    <style:style style:name="T987" style:parent-style-name="Policepardéfaut" style:family="text">
      <style:text-properties style:font-name-complex="Times New Roman" style:font-size-complex="10pt"/>
    </style:style>
    <style:style style:name="T988" style:parent-style-name="Policepardéfaut" style:family="text">
      <style:text-properties style:font-name-complex="Times New Roman" fo:font-style="italic" style:font-style-asian="italic" style:font-size-complex="10pt"/>
    </style:style>
    <style:style style:name="T989" style:parent-style-name="Policepardéfaut" style:family="text">
      <style:text-properties style:font-name-complex="Times New Roman" style:font-size-complex="10pt"/>
    </style:style>
    <style:style style:name="T990" style:parent-style-name="Policepardéfaut" style:family="text">
      <style:text-properties style:font-name-complex="Times New Roman" fo:font-style="italic" style:font-style-asian="italic" style:font-size-complex="10pt"/>
    </style:style>
    <style:style style:name="T991" style:parent-style-name="Policepardéfaut" style:family="text">
      <style:text-properties style:font-name-complex="Times New Roman" style:font-size-complex="10pt"/>
    </style:style>
    <style:style style:name="T992" style:parent-style-name="Policepardéfaut" style:family="text">
      <style:text-properties style:font-name-complex="Times New Roman" style:font-size-complex="10pt"/>
    </style:style>
    <style:style style:name="T993" style:parent-style-name="Policepardéfaut" style:family="text">
      <style:text-properties style:font-name-complex="Times New Roman" fo:font-style="italic" style:font-style-asian="italic" style:font-size-complex="10pt"/>
    </style:style>
    <style:style style:name="T994" style:parent-style-name="Policepardéfaut" style:family="text">
      <style:text-properties style:font-name-complex="Times New Roman" fo:font-style="italic" style:font-style-asian="italic" style:font-size-complex="10pt"/>
    </style:style>
    <style:style style:name="T995" style:parent-style-name="Policepardéfaut" style:family="text">
      <style:text-properties style:font-name-complex="Times New Roman" style:font-size-complex="10pt"/>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style:font-name-complex="Times New Roman"/>
    </style:style>
    <style:style style:name="T999" style:parent-style-name="Policepardéfaut" style:family="text">
      <style:text-properties style:font-name-complex="Times New Roman"/>
    </style:style>
    <style:style style:name="T1000" style:parent-style-name="Policepardéfaut" style:family="text">
      <style:text-properties fo:font-style="italic" style:font-style-asian="italic"/>
    </style:style>
    <style:style style:name="T1001" style:parent-style-name="Policepardéfaut" style:family="text">
      <style:text-properties fo:font-size="8pt" style:font-size-asian="8pt"/>
    </style:style>
    <style:style style:name="T1002" style:parent-style-name="Policepardéfaut" style:family="text">
      <style:text-properties style:font-name-complex="Times New Roman"/>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Policepardéfaut" style:family="text">
      <style:text-properties style:font-name-complex="Times New Roman"/>
    </style:style>
    <style:style style:name="T1007" style:parent-style-name="Policepardéfaut" style:family="text">
      <style:text-properties style:font-name-complex="Times New Roman"/>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fo:font-style="italic" style:font-style-asian="italic"/>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fo:font-style="italic" style:font-style-asian="italic"/>
    </style:style>
    <style:style style:name="T1020" style:parent-style-name="Policepardéfaut" style:family="text">
      <style:text-properties fo:font-style="italic" style:font-style-asian="italic"/>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fo:font-style="italic" style:font-style-asian="italic"/>
    </style:style>
    <style:style style:name="T1026" style:parent-style-name="Policepardéfaut" style:family="text">
      <style:text-properties style:font-name-complex="Times New Roman"/>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fo:font-style="italic" style:font-style-asian="italic"/>
    </style:style>
    <style:style style:name="T1033" style:parent-style-name="Policepardéfaut" style:family="text">
      <style:text-properties style:font-name-complex="Times New Roman" fo:font-style="italic" style:font-style-asian="italic"/>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fo:font-style="italic" style:font-style-asian="italic"/>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style:style>
    <style:style style:name="T1051" style:parent-style-name="Policepardéfaut" style:family="text">
      <style:text-properties style:font-name-complex="Times New Roman" fo:font-style="italic" style:font-style-asian="italic"/>
    </style:style>
    <style:style style:name="T1052" style:parent-style-name="Policepardéfaut" style:family="text">
      <style:text-properties style:font-name-complex="Times New Roman"/>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olicepardéfaut" style:family="text">
      <style:text-properties fo:font-style="italic" style:font-style-asian="italic"/>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Appelnotedebasdep." style:family="text">
      <style:text-properties style:font-name-complex="Times New Roman"/>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fo:font-style="italic" style:font-style-asian="italic"/>
    </style:style>
    <style:style style:name="T1071" style:parent-style-name="Policepardéfaut" style:family="text">
      <style:text-properties style:font-name-complex="Times New Roman" fo:font-style="italic" style:font-style-asian="italic"/>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P1078" style:parent-style-name="label" style:family="paragraph">
      <style:text-properties fo:font-style="italic" style:font-style-asian="italic" fo:font-variant="normal"/>
    </style:style>
    <style:style style:name="T1079" style:parent-style-name="Policepardéfaut" style:family="text">
      <style:text-properties fo:font-size="10pt" style:font-size-asian="10pt" style:font-size-complex="10pt"/>
    </style:style>
    <style:style style:name="T1080" style:parent-style-name="Policepardéfaut" style:family="text">
      <style:text-properties style:text-position="super 65%" fo:font-size="10pt" style:font-size-asian="10pt" style:font-size-complex="10pt"/>
    </style:style>
    <style:style style:name="T1081" style:parent-style-name="Policepardéfaut" style:family="text">
      <style:text-properties fo:font-size="10pt" style:font-size-asian="10pt" style:font-size-complex="10pt"/>
    </style:style>
    <style:style style:name="P1082" style:parent-style-name="quote.l" style:family="paragraph">
      <style:text-properties fo:font-size="10pt" style:font-size-asian="10pt" style:font-size-complex="10pt"/>
    </style:style>
    <style:style style:name="T1083" style:parent-style-name="Policepardéfaut" style:family="text">
      <style:text-properties fo:font-size="10pt" style:font-size-asian="10pt" style:font-size-complex="10pt"/>
    </style:style>
    <style:style style:name="T1084" style:parent-style-name="Policepardéfaut" style:family="text">
      <style:text-properties style:text-position="super 65%" fo:font-size="10pt" style:font-size-asian="10pt" style:font-size-complex="10pt"/>
    </style:style>
    <style:style style:name="T1085" style:parent-style-name="Policepardéfaut" style:family="text">
      <style:text-properties fo:font-size="10pt" style:font-size-asian="10pt" style:font-size-complex="10pt"/>
    </style:style>
    <style:style style:name="P1086" style:parent-style-name="quote.l" style:family="paragraph">
      <style:text-properties fo:font-size="10pt" style:font-size-asian="10pt" style:font-size-complex="10pt"/>
    </style:style>
    <style:style style:name="T1087" style:parent-style-name="Policepardéfaut" style:family="text">
      <style:text-properties fo:font-size="10pt" style:font-size-asian="10pt" style:font-size-complex="10pt"/>
    </style:style>
    <style:style style:name="T1088" style:parent-style-name="Policepardéfaut" style:family="text">
      <style:text-properties fo:font-size="10pt" style:font-size-asian="10pt" style:font-size-complex="10pt"/>
    </style:style>
    <style:style style:name="T1089" style:parent-style-name="Policepardéfaut" style:family="text">
      <style:text-properties fo:font-style="italic" style:font-style-asian="italic" fo:font-size="10pt" style:font-size-asian="10pt" style:font-size-complex="10pt"/>
    </style:style>
    <style:style style:name="T1090" style:parent-style-name="Policepardéfaut" style:family="text">
      <style:text-properties fo:font-style="italic" style:font-style-asian="italic" fo:font-size="10pt" style:font-size-asian="10pt" style:font-size-complex="10pt"/>
    </style:style>
    <style:style style:name="T1091" style:parent-style-name="Policepardéfaut" style:family="text">
      <style:text-properties fo:font-size="10pt" style:font-size-asian="10pt" style:font-size-complex="10pt"/>
    </style:style>
    <style:style style:name="P1092" style:parent-style-name="quote.l" style:family="paragraph">
      <style:text-properties fo:font-size="10pt" style:font-size-asian="10pt" style:font-size-complex="10pt"/>
    </style:style>
    <style:style style:name="P1093" style:parent-style-name="quote.l" style:family="paragraph">
      <style:text-properties fo:font-size="10pt" style:font-size-asian="10pt" style:font-size-complex="10pt"/>
    </style:style>
    <style:style style:name="P1094" style:parent-style-name="quote.l" style:family="paragraph">
      <style:text-properties fo:font-size="10pt" style:font-size-asian="10pt" style:font-size-complex="10pt"/>
    </style:style>
    <style:style style:name="T1095" style:parent-style-name="Policepardéfaut" style:family="text">
      <style:text-properties style:font-name-complex="Times New Roman"/>
    </style:style>
    <style:style style:name="P1096" style:parent-style-name="Corpsdetexte" style:family="paragraph">
      <style:text-properties style:font-name-complex="Times New Roman"/>
    </style:style>
    <style:style style:name="P1097" style:parent-style-name="label" style:family="paragraph">
      <style:text-properties fo:font-style="italic" style:font-style-asian="italic" fo:font-variant="normal"/>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office:automatic-styles>
  <office:body>
    <office:text text:use-soft-page-breaks="true">
      <text:p text:style-name="P1"><text:bookmark-start text:name="bookmark0"/><text:bookmark-end text:name="bookmark0"/>title : Notices des pièces de Molière (1658-1660) [<text:span text:style-name="T2">Histoire du théâtre français</text:span>, tome VIII]</text:p>
      <text:p text:style-name="P3">creator : François et Claude Parfaict</text:p>
      <text:p text:style-name="P4">copyeditor : Emmanuelle Taton (Saisie et stylage sémantique) ; Éric Thiébaud (Édition TEI)</text:p>
      <text:p text:style-name="P5">publisher : Sorbonne Université, LABEX OBVIL</text:p>
      <text:p text:style-name="P6">issued : 2018</text:p>
      <text:p text:style-name="P7">idno : http://obvil.paris-sorbonne.fr/corpus/moliere/critique/parfaict_histoire-theatre-08/</text:p>
      <text:p text:style-name="P8">source : Parfaict, François (1698-1753) et Parfaict, Claude (1705-1777),<text:s/><text:span text:style-name="T9">Histoire du théâtre français, depuis son origine jusqu’à présent, avec la vie des plus célèbres poètes dramatiques, un catalogue exact de leurs pièces, et des notes historiques et critiques</text:span>, tome VIII, Paris, P. G. Le Mercier et Saillant, 1746.<text:s/>PDF :<text:s/><text:a xlink:href="https://books.google.fr/books?id=CTAVAAAAQAAJ" office:target-frame-name="_top" xlink:show="replace"><text:span text:style-name="Lienhypertexte">Google</text:span></text:a>. N.-B. :<text:s/>Nous avons effectué quelques modifications sur le texte d’origine, outre une modernisation<text:s/>et une normalisation<text:s/>globales<text:s/>(des noms propres et communs) :<text:s/>ajout d’accents sur les majuscules, suppression de l’italique pour la ponctuation suivant un terme en italique ;<text:s/>remplacement des points par des virgules lorsqu’ils se situaient en milieu de phrase ;<text:s/>de même, remplacement des points faisant suite à des chiffres (pour les dates notamment) par des virgules, etc.</text:p>
      <text:p text:style-name="P10">created : 1746</text:p>
      <text:p text:style-name="P11">language : fre</text:p>
      <text:h text:style-name="Titre1" text:outline-level="1"><text:bookmark-start text:name="bookmark4"/><text:bookmark-end text:name="bookmark4"/>Préface</text:h>
      <text:p text:style-name="Corpsdetexte"><text:span text:style-name="pb">[</text:span><text:span text:style-name="pb">p. i</text:span><text:span text:style-name="pb">]<text:s/></text:span><text:span text:style-name="T12">On a vu, dans les v</text:span><text:span text:style-name="T13">olumes précédents de cette<text:s/></text:span><text:span text:style-name="T14">Histoire</text:span><text:span text:style-name="T15">, le</text:span><text:span text:style-name="T16">s vains efforts que firent les poètes dramatiques pour imiter les ouvrages immortels de M. </text:span><text:span text:style-name="T17">Corn</text:span><text:span text:style-name="T18">eille. Dans le grand nombre de p</text:span><text:span text:style-name="T19">ièces qu</text:span><text:span text:style-name="T20">’</text:span><text:span text:style-name="T21">ils mirent au jour, à peine en peut-on compter trois ou quatre qui méritent de marcher<text:s/></text:span><text:span text:style-name="T22">après celles de ce grand génie.</text:span></text:p>
      <text:p text:style-name="Corpsdetexte"><text:span text:style-name="T23">Les p</text:span><text:span text:style-name="T24">oètes qui leur succédèrent,<text:s/></text:span><text:span text:style-name="T25">ayant paru dans un temps où la c</text:span><text:span text:style-name="T26">our de France était devenue le modèle de la galanterie, saisirent cette circonstance pour prendre une nouvelle route</text:span><text:span text:style-name="T27"> ;</text:span><text:span text:style-name="T28"><text:s/>ils crurent devoir diminuer<text:s/></text:span><text:span text:style-name="pb">[</text:span><text:span text:style-name="pb">p. ij</text:span><text:span text:style-name="pb">]<text:s/></text:span><text:span text:style-name="T29">quel</text:span><text:span text:style-name="T30">que chose de la sévérité de la tragédie, et pour en faire un s</text:span><text:span text:style-name="T31">p</text:span><text:span text:style-name="T32">ectacle plus riant aux yeux du p</text:span><text:span text:style-name="T33">ublic, ils rendirent l</text:span><text:span text:style-name="T34">’amour le maître dominant de la s</text:span><text:span text:style-name="T35">cène.</text:span></text:p>
      <text:p text:style-name="Corpsdetexte"><text:span text:style-name="T36">Le grand, l</text:span><text:span text:style-name="T37">’</text:span><text:span text:style-name="T38">héroïque et le sublime étaient le partage de Corneille</text:span><text:span text:style-name="T39"> ;</text:span><text:span text:style-name="T40"><text:s/>le galant, le tendre et le pathétique<text:s/></text:span><text:span text:style-name="T41">furent celui de ces a</text:span><text:span text:style-name="T42">uteurs modernes. Ils prirent<text:s/></text:span><text:span text:style-name="T43">la plupart des sujets de leurs poèmes d</text:span><text:span text:style-name="T44">ramatiq</text:span><text:span text:style-name="T45">ues dans les romans de M</text:span><text:span text:style-name="T46">lle</text:span><text:span text:style-name="T47"> de Scudéry, ou dans ceux de M. de La </text:span><text:span text:style-name="T48">Calprenède, qui étaient encore à la mode.</text:span></text:p>
      <text:soft-page-break/>
      <text:p text:style-name="Corpsdetexte"><text:span text:style-name="T49">Plusieurs de c</text:span><text:span text:style-name="T50">es p</text:span><text:span text:style-name="T51">oèmes eurent un succès brillant, quoique passager. Tels furent entre autres</text:span><text:span text:style-name="T52"> :</text:span><text:span text:style-name="T53"><text:s/></text:span><text:span text:style-name="T54">La Généreuse Ingratitude</text:span><text:span text:style-name="T55"> ;</text:span><text:span text:style-name="T56"><text:s/></text:span><text:span text:style-name="T57">Les Coups de l’amour et de la fortune</text:span><text:span text:style-name="T58"> ;</text:span><text:span text:style-name="T59"><text:s/></text:span><text:span text:style-name="T60">Stratonice</text:span><text:span text:style-name="T61"> ;</text:span><text:span text:style-name="T62"><text:s/></text:span><text:span text:style-name="T63">Timocrate</text:span><text:span text:style-name="T64"> ;</text:span><text:span text:style-name="T65"><text:s/></text:span><text:span text:style-name="T66">Bérénice</text:span><text:span text:style-name="T67"> ;</text:span><text:span text:style-name="T68"><text:s/></text:span><text:span text:style-name="T69">La Mort de l’empereur Commode</text:span><text:span text:style-name="T70">, et<text:s/></text:span><text:span text:style-name="T71">Cresphonte</text:span><text:span text:style-name="T72">.</text:span></text:p>
      <text:p text:style-name="Corpsdetexte"><text:bookmark-start text:name="bookmark5"/><text:bookmark-end text:name="bookmark5"/><text:span text:style-name="T73">Ces<text:s/></text:span><text:span text:style-name="T74">pièces</text:span><text:span text:style-name="T75"><text:s/>et quelques autres<text:s/></text:span><text:span text:style-name="pb">[</text:span><text:span text:style-name="pb">p. iij</text:span><text:span text:style-name="pb">]<text:s/></text:span><text:span text:style-name="T76">d</text:span><text:span text:style-name="T77">’un moindre mérite</text:span><text:span text:style-name="T78"><text:s/>durent les succès dont elles furent honorées, et à la nouvelle forme que les<text:s/></text:span><text:span text:style-name="T79">poètes</text:span><text:span text:style-name="T80"><text:s/>leur avaient do</text:span><text:span text:style-name="T81">nnée, et à la persuasion où le p</text:span><text:span text:style-name="T82">ublic était que Corneille<text:s/></text:span><text:span text:style-name="T83">avait pour toujours renoncé au t</text:span><text:span text:style-name="T84">héâtre.</text:span></text:p>
      <text:p text:style-name="P85"><text:span text:style-name="T86">Six années se passèrent en effet sans qu</text:span><text:span text:style-name="T87">’</text:span><text:span text:style-name="T88">il reprît le cothurne</text:span><text:span text:style-name="T89"> ;</text:span><text:span text:style-name="T90"><text:s/>mais après cette l</text:span><text:span text:style-name="T91">ongue éclipse, sollicité par M. </text:span><text:span text:style-name="T92">Fouquet, et comblé</text:span><text:span text:style-name="T93"><text:s/>de ses bienfaits, il donna la t</text:span><text:span text:style-name="T94">ragédie d</text:span><text:span text:style-name="T95">’</text:span><text:span text:style-name="T96">Œdipe</text:span><text:span text:style-name="T97">, qui fut reçue avec de grands applaudissements, malgré les<text:s/></text:span><text:span text:style-name="T98">défauts qu’on remarque dans ce poème, et dont l’a</text:span><text:span text:style-name="T99">uteur semble convenir en partie dans l</text:span><text:span text:style-name="T100">’</text:span><text:span text:style-name="T101">examen qu</text:span><text:span text:style-name="T102">’</text:span><text:span text:style-name="T103">il en a publié.</text:span></text:p>
      <text:p text:style-name="Corpsdetexte"><text:span text:style-name="T104">Le plus remarquable de ces défauts est l</text:span><text:span text:style-name="T105">’</text:span><text:span text:style-name="T106">épisode de Dircé et de Thésée. Corneille, entraîné par l</text:span><text:span text:style-name="T107">’</text:span><text:span text:style-name="T108">exemple de ceux qui avaient pris sa place, crut devoir s</text:span><text:span text:style-name="T109">’</text:span><text:span text:style-name="T110">y conformer, et tempérer<text:s/></text:span><text:span text:style-name="pb">[</text:span><text:span text:style-name="pb">p. iv</text:span><text:span text:style-name="pb">]<text:s/></text:span><text:span text:style-name="T111">le sujet plein d</text:span><text:span text:style-name="T112">’</text:span><text:span text:style-name="T113">horreur et d</text:span><text:span text:style-name="T114">’</text:span><text:span text:style-name="T115">effroi qu</text:span><text:span text:style-name="T116">’il avait choisi</text:span><text:span text:style-name="T117"><text:s/>par la passion de l</text:span><text:span text:style-name="T118">’</text:span><text:span text:style-name="T119">amour, qui en gé</text:span><text:span text:style-name="T120">néral est toujours du goût des s</text:span><text:span text:style-name="T121">pectateurs.</text:span></text:p>
      <text:p text:style-name="Corpsdetexte"><text:span text:style-name="T122">Pendant que ce nouveau genre t</text:span><text:span text:style-name="T123">ragique s</text:span><text:span text:style-name="T124">’</text:span><text:span text:style-name="T125">avançait insensiblement<text:s/></text:span><text:span text:style-name="T126">vers le période brillant où M. </text:span><text:span text:style-name="T127">Racine le port</text:span><text:span text:style-name="T128">a peu de temps après, le genre c</text:span><text:span text:style-name="T129">omique n</text:span><text:span text:style-name="T130">’</text:span><text:span text:style-name="T131">était qu</text:span><text:span text:style-name="T132">’</text:span><text:span text:style-name="T133">amusant et gai</text:span><text:span text:style-name="T134"> ;</text:span><text:span text:style-name="T135"><text:s/>et c</text:span><text:span text:style-name="T136">’</text:span><text:span text:style-name="T137">est d</text:span><text:span text:style-name="T138">ans ce goût qu’on vit paraître<text:s/></text:span><text:span text:style-name="T139">L’Amant indiscret, ou le Maître étourdi</text:span><text:span text:style-name="T140"> ;</text:span><text:span text:style-name="T141"><text:s/></text:span><text:span text:style-name="T142">La Comédie sans comédie</text:span><text:span text:style-name="T143"> ;</text:span><text:span text:style-name="T144"><text:s/></text:span><text:span text:style-name="T145">Le Geôlier de soi-même</text:span><text:span text:style-name="T146"> ;</text:span><text:span text:style-name="T147"><text:s/></text:span><text:span text:style-name="T148">Le Pédant joué</text:span><text:span text:style-name="T149">, et<text:s/></text:span><text:span text:style-name="T150">Le Campagnard</text:span><text:span text:style-name="T151">.</text:span></text:p>
      <text:p text:style-name="Corpsdetexte"><text:span text:style-name="T152">Mais tous ces o</text:span><text:span text:style-name="T153">uvrages ne présenta</text:span><text:span text:style-name="T154">ient point encore la véritable c</text:span><text:span text:style-name="T155">omédie. Ils manquaient de mœurs, de caractères, et de préceptes. Il fallait un génie du premier ordre pour peindre les défauts et le ridicule des hommes, avec cette finesse et cette vérité qui touche en même temps le cœur et<text:s/></text:span><text:span text:style-name="pb">[</text:span><text:span text:style-name="pb">p. v</text:span><text:span text:style-name="pb">]<text:s/></text:span><text:span text:style-name="T156">l’esprit : Molière parut, et la c</text:span><text:span text:style-name="T157">omédie devint l</text:span><text:span text:style-name="T158">’</text:span><text:span text:style-name="T159">école du monde.</text:span></text:p>
      <text:p text:style-name="quote">« Quoique<text:s/><text:span text:style-name="T160">Le Menteur</text:span><text:span text:style-name="Appelnotedebasdep."><text:note text:note-class="footnote" text:id="_ftn0"><text:note-citation>1</text:note-citation><text:note-body><text:p text:style-name="Notedebasdepage"><text:s/>[MARGIN] (1) Comédie de P. Corneille.</text:p></text:note-body></text:note></text:span><text:s/>soit très agréable, dit M. de Fontenelle<text:span text:style-name="Appelnotedebasdep."><text:note text:note-class="footnote" text:id="_ftn1"><text:note-citation>2</text:note-citation><text:note-body><text:p text:style-name="Notedebasdepage"><text:s/>[MARGIN] (2)<text:s/><text:span text:style-name="T161">Vie de Corneille</text:span>.</text:p></text:note-body></text:note></text:span> ; quoiqu’on l’applaudisse encore aujourd’hui sur le théâtre, j’avoue que la comédie n’était point encore arrivée à sa perfection. Ce qui dominait dans les pièces, c’était l’intrigue et les incidents, erreurs de noms, déguisements, lettres interceptées, aventures nocturnes ; c’est pourquoi on prenait presque tous les sujets chez les Espagnols, qui triomphent sur ces matières. Ces pièces ne laissent pas d’être fort plaisantes et pleines d’esprit, témoin<text:s/><text:span text:style-name="T162">Le Menteur</text:span>, dont nous parlons,<text:s/><text:span text:style-name="T163">Dom </text:span><text:span text:style-name="T164">Bertrand de Cigarral</text:span>,<text:s/><text:span text:style-name="T165">Le Geôlier de soi-même</text:span> ; mais enfin la plus grande beauté de la comédie était inconnue ; on ne songeait point aux mœurs,<text:s/><text:span text:style-name="pb">[</text:span><text:span text:style-name="pb">p. vj</text:span><text:span text:style-name="pb">]<text:s/></text:span>aux caractères ; on allait<text:s/><text:soft-page-break/>chercher bien loin les sujets de rire dans des événements imaginés avec beaucoup de peine, et on ne s’avisait point de les aller prendre dans le cœur humain qui en fourmille. Molière est le premier parmi nous qui les ait été chercher là, et qui les ait bien mis en œuvre. Homme inimitable, et à qui la comédie doit autant que la tragédie à M. Corneille.</text:p>
      <text:p text:style-name="quote">« Molière se trouva, par rapport à la comédie, dans la même situation où était Corneille par rapport à la tragédie ;<text:s/><text:span text:style-name="T166">mais avec cette différence</text:span><text:s/>que Corneille, pour réformer la tragédie, n’eut à combattre que les dispositions présentes de l’esprit, ou qu’à les ramener au grand et vraisemblable : et pour y réussir il n’eut besoin que de la première de s<text:bookmark-start text:name="bookmark6"/><text:bookmark-end text:name="bookmark6"/>es bonnes tragédies, qui<text:s/><text:span text:style-name="pb">[</text:span><text:span text:style-name="pb">p. vij</text:span><text:span text:style-name="pb">]<text:s/></text:span>dessilla les yeux, et servit du moins à faire distinguer le bon d’avec le médiocre et le mauvais.<text:s/><text:span text:style-name="T167">Au lieu</text:span><text:s/>que Molière, outre l’esprit qu’il lui fallait ramener, eut encore le cœur à guérir. Les poètes qui l’avaient précédé dans le comique (<text:span text:style-name="T168">du moins la plupart</text:span>)<text:s/><text:span text:style-name="T169">s’étaient permis des licences dans leurs ouvrages</text:span>, qui marquaient également la malignité de l’esprit et la corruption du cœur. Il fallait donc que Molière effaçât de l’esprit, et qu’il arrachât du cœur des spectateurs les idées d’un comique scandaleux, mais reçu pourtant et applaudi.</text:p>
      <text:p text:style-name="quote">« Une pareille entreprise demandait du temps : il n’était possible d’y réussir que par degrés. Molière commença par mettre au théâtre les passions qui avaient déjà été traitées ; mais il les donna en divers temps, et sous des formes<text:s/><text:span text:style-name="pb">[</text:span><text:span text:style-name="pb">p. viij</text:span><text:span text:style-name="pb">]<text:s/></text:span>différentes, afin que ce même public, comparant ce qu’il avait vu à ce qu’on lui présentait, en distinguât mieux la manière, et sentît la préférence qu’il devait donner au nouveau système sur l’ancien<text:span text:style-name="Appelnotedebasdep."><text:note text:note-class="footnote" text:id="_ftn2"><text:note-citation>3</text:note-citation><text:note-body><text:p text:style-name="Notedebasdepage"><text:s/>[MARGIN] (*)<text:s/><text:span text:style-name="T170">Observations<text:s/></text:span><text:span text:style-name="T171">sur la comédie et sur le génie</text:span><text:span text:style-name="T172"><text:s/>de Molière</text:span>, par M. Riccoboni, p. 117 et suivantes.</text:p></text:note-body></text:note></text:span>. »</text:p>
      <text:p text:style-name="P173">Ce ne fut ni sans peines ni sans essuyer un nombre infini de critiques<text:s/>que Molière parvint à faire goûter la bonne comédie. On verra dans ce huitième volume ou dans le suivant<text:s/>jusqu’à quel point la jalousie ou la calomnie l’attaquèrent. Ce ne fut proprement qu’après sa mort qu’on commença à lui rendre justice ; c’est ce que M. Despréaux a si bien exprimé dans sa septième Épître, adressée à<text:s/>M. Racine.</text:p>
      <text:p text:style-name="quote.l">      Avant qu’un peu de terre obtenu par prière,</text:p>
      <text:p text:style-name="quote.l">Pour jamais sous la tombe eût renfermé Molière,</text:p>
      <text:p text:style-name="quote.l">Mille de ces beaux traits aujourd’hui si vantés,</text:p>
      <text:p text:style-name="quote.l">Furent des sots esprits à nos yeux rebutés.</text:p>
      <text:p text:style-name="quote.l">L’ignorance et l’erreur à ses naissantes pièces,</text:p>
      <text:p text:style-name="quote.l">En habit de marquis, en robe de comtesses,</text:p>
      <text:p text:style-name="quote.l">Venaient pour diffamer son ouvrage nouveau,</text:p>
      <text:p text:style-name="quote.l">Et secouaient la tête à l’endroit le plus beau.<text:s/></text:p>
      <text:p text:style-name="quote.l"><text:span text:style-name="pb">[p. ix</text:span><text:span text:style-name="pb">]<text:s/></text:span>Le commandeur voulait la scène plus exacte,</text:p>
      <text:soft-page-break/>
      <text:p text:style-name="quote.l">Le vicomte indigné sortait au second acte.</text:p>
      <text:p text:style-name="quote.l">L’un défenseur zélé des bigots mis en jeu,</text:p>
      <text:p text:style-name="quote.l">Pour prix de ses bons mots le condamnait au feu.<text:s/></text:p>
      <text:p text:style-name="quote.l">L’autre, fougueux marquis, lui déclarant la guerre,<text:s/></text:p>
      <text:p text:style-name="quote.l">Voulait venger la Cour immolée au parterre.</text:p>
      <text:p text:style-name="quote.l">Mais sitôt que d’un trait de ses fatales mains,</text:p>
      <text:p text:style-name="quote.l">La Parque l’eut rayé du nombre des humains,</text:p>
      <text:p text:style-name="quote.l">On reconnut le prix de sa Muse éclipsée,</text:p>
      <text:p text:style-name="quote.l">L’aimable Comédie avec lui terrassée,</text:p>
      <text:p text:style-name="quote.l">En vain d’un coup si rude espéra revenir,</text:p>
      <text:p text:style-name="quote.l">Et sur ses brodequins ne put plus se tenir.</text:p>
      <text:p text:style-name="P174">L’histoire de Molière, celle de<text:s/>M. Racine, et le récit de quantité de faits singuliers qui concernent leurs ouvrages, composeront la<text:s/>plus grande partie du neuvième volume.</text:p>
      <text:p text:style-name="P175">Nous donnons dans celui-ci,<text:s/>non seulement des extraits que nous croyons capables de satisfaire ceux qui n’ont<text:s/>qu’une idée superficielle des poèmes dramatiques dont nous parlons ;<text:s/>mais qui doivent piquer aussi la curiosité de ceux qui les connaissent avec plus de détail, par les faits historiques qui accompagnent ces mêmes extraits.</text:p>
      <text:p text:style-name="Corpsdetexte"><text:span text:style-name="T176">Au nombre de ces faits, nous</text:span><text:bookmark-start text:name="bookmark7"/><text:bookmark-end text:name="bookmark7"/><text:span text:style-name="T177"><text:s/>comptons ceux que nous avons<text:s/></text:span><text:span text:style-name="pb">[p. x</text:span><text:span text:style-name="pb">]<text:s/></text:span><text:span text:style-name="T178">tirés de la<text:s/></text:span><text:span text:style-name="T179">Muse historique</text:span><text:span text:style-name="T180"><text:s/>de Loret.</text:span><text:span text:style-name="T181"><text:s/>Cet o</text:span><text:span text:style-name="T182">uvrage est rare et peu connu</text:span><text:span text:style-name="T183"> ;</text:span><text:span text:style-name="T184"><text:s/>cependant il est plein d</text:span><text:span text:style-name="T185">’</text:span><text:span text:style-name="T186">anecdotes en tous genres et particulièrement de celles des<text:s/></text:span><text:span text:style-name="T187">théâtres. On se flatte que le l</text:span><text:span text:style-name="T188">ecteur nous saura gré d</text:span><text:span text:style-name="T189">’</text:span><text:span text:style-name="T190">avoir fait usage de tout ce qui regarde ce dernier article.</text:span></text:p>
      <text:p text:style-name="Corpsdetexte"><text:span text:style-name="T191">Nous espérons qu</text:span><text:span text:style-name="T192">’</text:span><text:span text:style-name="T193">il ne sera pas moins satisfait de la vie de<text:s/></text:span><text:span text:style-name="T194">M. de La </text:span><text:span text:style-name="T195">Fontaine</text:span><text:span text:style-name="T196">, et de celle de<text:s/></text:span><text:span text:style-name="T197">M. </text:span><text:span text:style-name="T198">Corneille de L</text:span><text:span text:style-name="T199">’</text:span><text:span text:style-name="T200">Isle</text:span><text:span text:style-name="T201">. Les faits qui concernent ces a</text:span><text:span text:style-name="T202">uteurs,</text:span><text:span text:style-name="T203"><text:s/>sont dispersés dans plusieurs o</text:span><text:span text:style-name="T204">uvrages</text:span><text:span text:style-name="T205"> ;</text:span><text:span text:style-name="T206"><text:s/>nous les avons rassemblés avec attention.</text:span></text:p>
      <text:p text:style-name="Corpsdetexte"><text:span text:style-name="T207">Les articles sur les c</text:span><text:span text:style-name="T208">omédiens qui se sont<text:s/></text:span><text:span text:style-name="T209">distingués dans leur profession</text:span><text:span text:style-name="T210"><text:s/>ont été composés avec le même soin. On y verra en particulier les circonstances les plus intéressantes de la vie du fameux<text:s/></text:span><text:span text:style-name="T211">Floridor</text:span><text:span text:style-name="T212">, dont la réputation s</text:span><text:span text:style-name="T213">’</text:span><text:span text:style-name="T214">est conservée jusqu</text:span><text:span text:style-name="T215">’</text:span><text:span text:style-name="T216">à présent. Ceux qui aiment les talents<text:s/></text:span><text:span text:style-name="pb">[</text:span><text:span text:style-name="pb">p. xj</text:span><text:span text:style-name="pb">]<text:s/></text:span><text:span text:style-name="T217">ne seront pas fâché</text:span><text:span text:style-name="T218">s que l’on ait fait revivre un a</text:span><text:span text:style-name="T219">cteur qui en possédait beaucoup, et tous dans un degré supérieur.</text:span></text:p>
      <text:p text:style-name="Corpsdetexte"><text:span text:style-name="T220">Quelque curieux que soient les a</text:span><text:span text:style-name="T221">rticles<text:s/></text:span><text:span text:style-name="T222">dont nous venons de parler, le lecteur en trouvera dans ce v</text:span><text:span text:style-name="T223">olume beaucoup d</text:span><text:span text:style-name="T224">’</text:span><text:span text:style-name="T225">autres qui ne le sont pas moins en leur g</text:span><text:span text:style-name="T226">enre. Tels sont ceux des trois c</text:span><text:span text:style-name="T227">omédies des<text:s/></text:span><text:span text:style-name="T228">Illustres Ennemis</text:span><text:span text:style-name="T229">, qui parurent presque en même temps. La première de<text:s/></text:span><text:span text:style-name="T230">M. </text:span><text:span text:style-name="T231">Corneille de L</text:span><text:span text:style-name="T232">’</text:span><text:span text:style-name="T233">Isle</text:span><text:span text:style-name="T234"> ;</text:span><text:span text:style-name="T235"><text:s/>la seconde de<text:s/></text:span><text:span text:style-name="T236">M. de </text:span><text:span text:style-name="T237">Boisrobert, et enfin la dernière de<text:s/></text:span><text:span text:style-name="T238">M. </text:span><text:span text:style-name="T239">Scarron.<text:s/></text:span><text:soft-page-break/><text:span text:style-name="T240">L</text:span><text:span text:style-name="T241">’</text:span><text:span text:style-name="T242">historique de ces trois<text:s/></text:span><text:span text:style-name="T243">pièces fera plaisir aux a</text:span><text:span text:style-name="T244">mateurs des<text:s/></text:span><text:bookmark-start text:name="bookmark8"/><text:bookmark-end text:name="bookmark8"/><text:span text:style-name="T245">s</text:span><text:span text:style-name="T246">pectacles.</text:span></text:p>
      <text:p text:style-name="Corpsdetexte"><text:span text:style-name="T247">Le Pédant joué</text:span><text:span text:style-name="T248"><text:s/>de Cyrano de Bergerac</text:span><text:span text:style-name="T249"> ;<text:s/></text:span><text:span text:style-name="T250">La Belle Plaideuse</text:span><text:span text:style-name="T251"><text:s/>de Boisrobert</text:span><text:span text:style-name="T252"> ;<text:s/></text:span><text:span text:style-name="T253">Le Parasite</text:span><text:span text:style-name="T254"><text:s/>de Tristan</text:span><text:span text:style-name="T255"> ;</text:span><text:span text:style-name="T256"><text:s/></text:span><text:span text:style-name="T257">Damon et Pythias</text:span><text:span text:style-name="T258"><text:s/>de Chappuzeau</text:span><text:span text:style-name="T259"> ;<text:s/></text:span><text:span text:style-name="T260">Le Marquis ridicule</text:span><text:span text:style-name="T261">,</text:span><text:span text:style-name="T262"><text:s/>ou la Comtesse faite à la<text:s/></text:span><text:bookmark-start text:name="bookmark9"/><text:bookmark-end text:name="bookmark9"/><text:span text:style-name="T263">hâte</text:span><text:span text:style-name="T264"><text:s/>de Scarron</text:span><text:span text:style-name="T265"> ;<text:s/></text:span><text:span text:style-name="T266">Les Amours<text:s/></text:span><text:span text:style-name="pb">[</text:span><text:span text:style-name="pb">p. xij</text:span><text:span text:style-name="pb">]<text:s/></text:span><text:span text:style-name="T267">de Diane et d’Endimion</text:span><text:span text:style-name="T268"><text:s/>de Gilbert</text:span><text:span text:style-name="T269"> ;</text:span><text:span text:style-name="T270"><text:s/></text:span><text:span text:style-name="T271">Clotilde</text:span><text:span text:style-name="T272"><text:s/>de l’a</text:span><text:span text:style-name="T273">bbé Boyer</text:span><text:span text:style-name="T274"> ;</text:span><text:span text:style-name="T275"><text:s/></text:span><text:span text:style-name="T276">Ostorius</text:span><text:span text:style-name="T277"><text:s/>de l’a</text:span><text:span text:style-name="T278">bbé de Pure</text:span><text:span text:style-name="T279"> ;<text:s/></text:span><text:span text:style-name="T280">La Mort de Cyrus</text:span><text:span text:style-name="T281"><text:s/>de Quinault, et<text:s/></text:span><text:span text:style-name="T282">Stilicon</text:span><text:span text:style-name="T283"><text:s/>de Corneille de L</text:span><text:span text:style-name="T284">’</text:span><text:span text:style-name="T285">Isle, présentent des extraits qui ne paraîtront pas inférieurs à ceux que nous avons cités plus haut. Nous devons beaucoup de ces<text:s/></text:span><text:span text:style-name="T286">pièces dont nous avons fait usage</text:span><text:span text:style-name="T287"><text:s/>à la politesse de<text:s/></text:span><text:span text:style-name="T288">M. </text:span><text:span text:style-name="T289">Moussinot, dont nous avons déjà parlé.</text:span></text:p>
      <text:p text:style-name="Corpsdetexte"><text:span text:style-name="T290">L’impression de ce v</text:span><text:span text:style-name="T291">olume était achevée, lorsque nous avons recouvré un exemplair</text:span><text:span text:style-name="T292">e de la première édition de la t</text:span><text:span text:style-name="T293">ragédie de<text:s/></text:span><text:span text:style-name="T294">Timocrate</text:span><text:span text:style-name="T295">, à la tête de</text:span><text:span text:style-name="T296"><text:s/>laquelle se trouve un Avis au lecteur</text:span><text:span text:style-name="T297"><text:s/>qui aurait dû entrer dans l</text:span><text:span text:style-name="T298">’</text:span><text:span text:style-name="T299">édition des<text:s/></text:span><text:span text:style-name="T300">Œuvres des M</text:span><text:span text:style-name="T301">M. </text:span><text:span text:style-name="T302">Corneille</text:span><text:span text:style-name="T303">, donnée en<text:s/></text:span><text:span text:style-name="T304">1738. Comme cet avis tient à l’historique de la t</text:span><text:span text:style-name="T305">ragédie de Timocrate, nous en mettons ici quelques passages, par forme<text:s/></text:span><text:span text:style-name="pb">[</text:span><text:span text:style-name="pb">p. xiij</text:span><text:span text:style-name="pb">]<text:s/></text:span><text:span text:style-name="T306">de supplément à l’article de cette pièce, que l’on trouvera page </text:span><text:span text:style-name="T307">178 et s</text:span><text:span text:style-name="T308">uivantes de ce huitième v</text:span><text:span text:style-name="T309">olume.</text:span></text:p>
      <text:p text:style-name="quote">« Je ne doute point que je ne hasarde beaucoup en donnant cet ouvrage au public ; il a eu tant de bonheur au théâtre qu’il est difficile qu’il en ait autant sur le papier, et que la méditation de la lecture n’y laisse découvrir des défauts que les agréments de la représentation semblent avoir jusqu’ici assez heureusement déguisés. J’y en connais beaucoup que ma faiblesse m’a contraint d’y souffrir, et je voudrais qu’il me fût aussi facile de l’en purger entièrement qu’il me sera facile de répondre à deux objections qu’on m’a faites.</text:p>
      <text:p text:style-name="quote">« La première est qu’il pêche contre la vraisemblance. J’avoue que Timocrate est fort adroit et fort heureux dans sa<text:s/><text:span text:style-name="pb">[p. xiv</text:span><text:span text:style-name="pb">]<text:s/></text:span>conduite, et qu’il faut l’être beaucoup pour trouver toujours au besoin des occasions si justes et si favorables de passer comme lui d’un parti à l’autre, selon les divers intérêts qui l’y obligent ; mais il ne fait rien qui soit impossible, et tout ce qui peut arriver sans violenter beaucoup l’ordre commun de la nature doit être réputé vraisemblable, etc.</text:p>
      <text:p text:style-name="quote">« La seconde objection a été plus générale. Ce long équivoque de Cléomène qui, tâchant de rendre la princesse favorable à Timocrate pour prendre l’occasion de se déclarer, semble toujours agir contre soi, laisse les auditeurs dans une suspension d’esprit si agréable que, ce plaisir cessant par la reconnaissance, on veut que la pièce soit finie ; et sans faire un examen plus exact des parties<text:s/><text:bookmark-start text:name="bookmark10"/><text:bookmark-end text:name="bookmark10"/>qui doivent composer un<text:s/><text:span text:style-name="pb">[p. xv</text:span><text:span text:style-name="pb">]<text:s/></text:span>poème, on prend droit de dire que le cinquième acte est inutile. Mais il est certain qu’on n’en peut juger de cette sorte sans prendre le nœud pour le dénouement ; et si je puis me servir de l’exemple d’<text:span text:style-name="T310">Héraclius</text:span>, tout<text:s/><text:soft-page-break/>ce qui se passe avant le quatrième acte ne tient lieu que de préparatifs pour mettre Phocas entre deux princes, dont il sait que l’un est son fils, et l’autre celui de Maurice, sans qu’il puisse connaître lequel des deux est l’ennemi dont il a juré la perte, et c’est ce qui en fait le nœud. L’on trouvera la même chose dans<text:s/><text:span text:style-name="T311">Timocrate</text:span>, dont les trois premiers actes ne servent que d’acheminement à mettre la reine dans l’obligation de deux serments, qui la forcent de faire épouser sa fille à celui même qu’elle ne se peut dispenser de perdre, etc.</text:p>
      <text:p text:style-name="quote"><text:span text:style-name="pb">[</text:span><text:span text:style-name="pb">p. xvj</text:span><text:span text:style-name="pb">]<text:s/></text:span>« Au reste, comme j’ai toujours rendu justice aux Espagnols, de qui j’ai emprunté presque tous les sujets comiques que j’ai traités avant celui-ci, je n’en dois pas moins à l’incomparable auteur de la<text:s/><text:span text:style-name="T312">Cléopâtre</text:span><text:span text:style-name="Appelnotedebasdep."><text:note text:note-class="footnote" text:id="_ftn3"><text:note-citation>4</text:note-citation><text:note-body><text:p text:style-name="Notedebasdepage"><text:s/>[MARGIN] (*) M. de La Calprenède.</text:p></text:note-body></text:note></text:span>,<text:s/>et je croirais mal répondre à la profession que je fais de l’honorer, si je n’avouais hautement que l’histoire d’<text:span text:style-name="T313">Alcamène et de Ménalippe</text:span><text:s/>m’a fourni les premières idées de cet ouvrage. Il l’a traitée avec tant d’art dans la huitième partie de son roman, et l’a enrichie d’incidents si bien imaginés, que si le théâtre, dont l’action est plus resserrée, les avait pu souffrir, il aurait été impossible d’y faire jamais rien paraître de plus beau, ni de plus surprenant. »</text:p>
      <text:h text:style-name="Titre1" text:outline-level="1"><text:bookmark-start text:name="bookmark11"/><text:bookmark-end text:name="bookmark11"/>1658.<text:s/>Le Docteur<text:s/>amoureux</text:h>
      <text:p text:style-name="argument">Comédie en prose et en un acte, de M. Molière, non imprimée, précédée de<text:s/><text:span text:style-name="T314">Nicomède</text:span>, tragédie de M. Corneille<text:bookmark-start text:name="bookmark12"/><text:bookmark-end text:name="bookmark12"/><text:s/>l’aîné.</text:p>
      <text:p text:style-name="Corpsdetexte"><text:span text:style-name="pb">[p. 233</text:span><text:span text:style-name="pb">]<text:s/></text:span><text:span text:style-name="T315">Ces deux<text:s/></text:span><text:span text:style-name="T316">pièces furent représentées devant le r</text:span><text:span text:style-name="T317">oi, sur un<text:s/></text:span><text:span text:style-name="T318">théâtre dressé dans la salle des g</text:span><text:span text:style-name="T319">ardes du vieux Louvre, par la Troupe de<text:s/></text:span><text:span text:style-name="T320">Monsieur</text:span><text:span text:style-name="T321">,<text:s/></text:span><text:span text:style-name="T322">(</text:span><text:span text:style-name="T323">frère unique du r</text:span><text:span text:style-name="T324">oi</text:span><text:span text:style-name="T325">)<text:s/></text:span><text:span text:style-name="T326">le</text:span><text:span text:style-name="T327"><text:s/>24</text:span><text:span text:style-name="T328"> </text:span><text:span text:style-name="T329">octobre </text:span><text:span text:style-name="T330">1658.</text:span></text:p>
      <text:p text:style-name="Corpsdetexte"><text:span text:style-name="pb">[p. 2</text:span><text:span text:style-name="pb">34</text:span><text:span text:style-name="pb">]<text:s/></text:span><text:span text:style-name="Appelnotedebasdep."><text:note text:note-class="footnote" text:id="_ftn4"><text:note-citation>5</text:note-citation><text:note-body><text:p text:style-name="Notedebasdepage"><text:s/>[MARGIN]<text:s/>(*) Début de Molière et de sa troupe à Paris, devant le roi (Louis XIV).</text:p></text:note-body></text:note></text:span>L’ordre chronologique demande que nous placions ici le début de<text:s/>M. Molière<text:span text:style-name="Appelnotedebasdep."><text:note text:note-class="footnote" text:id="_ftn5"><text:note-citation>6</text:note-citation><text:note-body><text:p text:style-name="Notedebasdepage"><text:s/>[BOTTOM] (a) On trouvera la vie de ce célèbre acteur<text:s/>après la comédie du<text:s/><text:span text:style-name="T331">Misanthrope</text:span>, représentée le 4 juin 1666.</text:p></text:note-body></text:note></text:span><text:s/>et de sa troupe à Paris, devant le roi (Louis XIV),<text:s/>et pour en rendre compte, nous allons employer un passage de la préface<text:s/>des<text:s/><text:span text:style-name="T332">Œuvres de Molière</text:span>, édition de Paris, 1682<text:span text:style-name="Appelnotedebasdep."><text:note text:note-class="footnote" text:id="_ftn6"><text:note-citation>7</text:note-citation><text:note-body><text:p text:style-name="Notedebasdepage"><text:s/>[BOTTOM] (b) Le passage de la préface de 1682 que nous plaçons ici<text:s/>nous a paru mériter la préférence sur tout ce qui a été écrit depuis sur le même sujet, attendu que cette préface fût composée par M. Vinot et M. de La Grange ;<text:s/>le premier avait été intime ami de l’auteur, et savait presque tous ses ouvrages par cœur, et l’autre, acteur de la troupe de M. de Molière, était un homme d’un vrai mérite, docile et poli, Molière s’était<text:s/>donné des soins pour le former<text:s/>et pour l’instruire. Ce fait est tiré d’une note manuscrite de feu M. Tralage, qui se trouve dans un volume in-4°, q.q. n° 688,<text:s/>de la bibliothèque de Saint-Victor.</text:p></text:note-body></text:note></text:span>. L’auteur de cette préface, après avoir parlé des premiers succès de Molière dans différentes provinces, continue ainsi son discours :</text:p>
      <text:p text:style-name="quote">« En 1658, les amis lui conseillèrent de s’approcher de Paris, en faisant venir sa troupe<text:s/><text:soft-page-break/>dans une ville voisine. C’était le moyen de profiter du crédit que son mérite lui avait acquis auprès de plusieurs personnes de considération qui, s’intéressant à sa gloire, lui avaient promis de l’introduire à<text:s/><text:span text:style-name="pb">[p. 235</text:span><text:span text:style-name="pb">]<text:s/></text:span>la Cour<text:span text:style-name="Appelnotedebasdep."><text:note text:note-class="footnote" text:id="_ftn7"><text:note-citation>8</text:note-citation><text:note-body><text:p text:style-name="Notedebasdepage"><text:span text:style-name="T333"><text:s/></text:span>[BOTTOM]<text:s/><text:span text:style-name="T334">(a) Molière, après avoir couru quelque temps toutes les provinces, et avoir joué à Grenoble, à Lyon et à Rouen, vint enfin à Paris en 1658. Le prince de Conti lui donna accès auprès de<text:s/></text:span><text:span text:style-name="T335">Monsieur</text:span><text:span text:style-name="T336">,<text:s/></text:span><text:span text:style-name="T337">frère unique du roi Louis XIV. (Monsieur le présenta au roi et à la reine mère</text:span><text:span text:style-name="T338">.)</text:span><text:span text:style-name="T339"><text:s/></text:span><text:span text:style-name="T340">Vie de Molière, avec des jugements sur ses ouvrages</text:span><text:span text:style-name="T341">,</text:span><text:span text:style-name="T342"><text:s/></text:span><text:span text:style-name="T343">in-12, Paris, Prault</text:span><text:span text:style-name="T344"><text:s/>fils, 1739.</text:span></text:p></text:note-body></text:note></text:span>. Il avait passé le Carnaval à Grenoble, d’où il partit après Pâques, et vint s’établir à Rouen. Il y séjourna pendant l’été, et après quelques voyages qu’il fit à Paris secrètement, il eut l’avantage de faire agréer ses services et ceux de ses camarades à<text:s/><text:span text:style-name="T345">M</text:span><text:span text:style-name="T346">onsieur</text:span>, (frère unique de Sa Majesté) qui, lui ayant accordé sa protection, et le titre de sa Troupe, le présenta en cette qualité au roi et à la reine mère. Ses compagnons, qu’il avait laissés à Rouen, en partirent aussitôt, et le 24 octobre 1658, cette troupe commença de paraître devant Leurs Majestés et toute la Cour, sur un théâtre que le roi avait fait dresser dans la salle des gardes du vieux Louvre ;<text:s/><text:span text:style-name="T347">Nicomède</text:span>,<text:s/>tragédie de M. Corneille l’aîné, fut la pièce choisie pour cet<text:s/><text:span text:style-name="pb">[p. 236</text:span><text:span text:style-name="pb">]<text:s/></text:span>éclatant début : ces nouveaux acteurs ne déplurent point, et on fut surtout fort satisfait de l’agrément et du jeu des femmes ; les fameux comédiens qui faisaient alors si bien valoir l’Hôtel de Bourgogne étaient présents à cette représentation. La pièce étant achevée, M. de Molière vint sur le théâtre, et après avoir remercié Sa Majesté en des termes très modestes de la bonté qu’Elle avait eu d’excuser ses défauts, et ceux de toute sa troupe, qui n’avait paru qu’en tremblant devant une assemblée aussi auguste, il lui dit :<text:s/><text:span text:style-name="T348">Que l’envie qu’ils avaient eu d’avoir l’honneur de divertir le plus grand roi du monde, leur avait fait oublier que Sa Majesté avait à son service d’excellents originaux</text:span><text:span text:style-name="T349">, dont ils n</text:span><text:span text:style-name="T350">’</text:span><text:span text:style-name="T351">étaient que de très faibles copies</text:span><text:span text:style-name="T352"> ;</text:span><text:span text:style-name="T353"><text:s/>mais que, puisqu</text:span><text:span text:style-name="T354">’</text:span><text:span text:style-name="T355">Elle avai</text:span><text:span text:style-name="T356">t bien voulu leurs manières de c</text:span><text:span text:style-name="T357">ampagne,<text:s/></text:span><text:span text:style-name="T358">il le suppliait très humblement</text:span><text:span text:style-name="T359"><text:s/>d</text:span><text:span text:style-name="T360">’</text:span><text:span text:style-name="T361">avoir agréable qu</text:span><text:span text:style-name="T362">’</text:span><text:span text:style-name="T363">il lui donnât un de ces petits divertissements qui lui avaient acquis quelque réput</text:span><text:span text:style-name="T364">ation, et dont il régalait les p</text:span><text:span text:style-name="T365">rovinces</text:span>.</text:p>
      <text:p text:style-name="quote"><text:bookmark-start text:name="bookmark13"/><text:bookmark-end text:name="bookmark13"/>« Ce compliment, dont on ne rapporte ici que la substance, fut si<text:s/><text:span text:style-name="pb">[p. 237</text:span><text:span text:style-name="pb">]<text:s/></text:span>agréablement trouvé, et si favorablement reçu, que toute la Cour y applaudit, et encore plus à la petite comédie, qui fut celle<text:s/>du<text:s/><text:span text:style-name="T366">Docteur amoureux</text:span><text:span text:style-name="Appelnotedebasdep."><text:note text:note-class="footnote" text:id="_ftn8"><text:note-citation>9</text:note-citation><text:note-body><text:p text:style-name="Notedebasdepage"><text:s/>[BOTTOM] (a)<text:s/><text:span text:style-name="T367">« M. Despréaux ne se lassait point d’admirer Molière, qu’il appelait toujours le contemplateur. Il disait que la nature semblait lui avoir ré</text:span><text:span text:style-name="T368">vélé tous ses secrets, du moins</text:span><text:span text:style-name="T369"><text:s/>pour ce qui regarde les mœurs, et les caractères des hom</text:span><text:span text:style-name="T370">mes. Il regrettait fort qu’on eû</text:span><text:span text:style-name="T371">t perdu la petite comédie du<text:s/></text:span><text:span text:style-name="T372">Docteur amoureux</text:span><text:span text:style-name="T373">, parce qu’il y a tou</text:span><text:span text:style-name="T374">jours quelque chose de saillant</text:span><text:span text:style-name="T375"><text:s/>et d’instructif dans ses moindres ouvrages. Selon lui, Molière pensait toujours juste, mais il n’écrivait pas toujours juste, parce qu’il suivait trop l’essor de son premier feu, et qu’il lui était impossible de revenir sur ses ouvrages. »</text:span><text:s/><text:span text:style-name="T376">Bolæ</text:span><text:span text:style-name="T377">ana</text:span>, p. 32, édition in-12.</text:p></text:note-body></text:note></text:span>.<text:s/>Cette comédie qui ne contenait qu’un acte, et quelques autres de cette nature, n’ont point été imprimées : il les avait faites sur quelques idées plaisantes, sans y avoir mis la dernière main ; et il trouva à propos de les supprimer, lorsqu’il se fut proposé pour but, dans toutes ses pièces, d’obliger les hommes à se corriger de leurs défauts. Comme il y avait longtemps qu’on ne parlait plus de petites comédies,<text:s/><text:soft-page-break/>l’invention en parût nouvelle, et celle qui fut représentée ce jour-là divertit autant qu’elle surprit tout le monde ; M. de Molière faisait le Docteur, et la<text:s/><text:span text:style-name="pb">[p. 238</text:span><text:span text:style-name="pb">]<text:s/></text:span>manière dont il s’acquitta de ce personnage le mit dans une si grande estime que Sa Majesté donna ses ordres pour établir sa troupe à Paris. La salle du Petit-Bourbon lui fut accordée, pour y représenter la comédie alternativement avec les comédiens italiens. Cette troupe, dont M. de Molière était le chef, et qui, comme je l’ai déjà dit, prit le titre de la Troupe de<text:s/><text:span text:style-name="T378">M</text:span><text:span text:style-name="T379">onsieur</text:span>, commença à représenter en public le 3 novembre 1658<text:s/>et donna pour nouveautés<text:s/><text:span text:style-name="T380">L’Étourdi</text:span><text:s/>et<text:s/><text:span text:style-name="T381">Le Dépit amoureux</text:span>, qui n’avaient jamais été joués à Paris. »</text:p>
      <text:p text:style-name="Corpsdetexte">Nous allons parler de la première de ces<text:s/>pièces.</text:p>
      <text:h text:style-name="Titre1" text:outline-level="1"><text:bookmark-start text:name="bookmark14"/><text:bookmark-end text:name="bookmark14"/>1658.<text:s/>L’Étourdi,<text:s/>ou<text:bookmark-start text:name="bookmark15"/><text:bookmark-end text:name="bookmark15"/><text:s/>les Contretemps</text:h>
      <text:p text:style-name="argument">Comédie de<text:s/>M. Molière, représentée sur le<text:s/>théâtre du Petit-Bourbon<text:span text:style-name="Appelnotedebasdep."><text:note text:note-class="footnote" text:id="_ftn9"><text:note-citation>10</text:note-citation><text:note-body><text:p text:style-name="Notedebasdepage"><text:s/>[BOTTOM] (a) On a déjà dit<text:span text:style-name="T382">1</text:span><text:s/>que le théâtre du Petit-Bourbon était bâti sur le terrain qui a depuis servi à construire la façade du Louvre du côté de Saint-Germain-l’Auxerrois :<text:s/>voici la description de la<text:s/>salle du spectacle que Richer<text:span text:style-name="T383">2</text:span><text:s/>en a donnée sous l’année 1614. Tome IV du<text:s/><text:span text:style-name="T384">Mercure français</text:span>, p. 9 et 10.</text:p><text:p text:style-name="quote"><text:span text:style-name="T385">« Cette salle est de dix-huit toises de longueur, sur huit de largeur</text:span><text:span text:style-name="T386"> :</text:span><text:span text:style-name="T387"><text:s/>au haut bout de laquelle il y a encore un demi-rond de sept toises de profondeur</text:span><text:span text:style-name="T388">,</text:span><text:span text:style-name="T389"><text:s/>sur huit et demi de large, le tout en voûte semé de fleurs de lys. Son pourtour est orné de colonnes, avec leurs baies, chapiteaux, architraves, frises, et corniches d’ordre dorique</text:span><text:span text:style-name="T390"> :</text:span><text:span text:style-name="T391"><text:s/>et entre celles corniches des arcades en niches. En l’un des bouts<text:s/></text:span><text:span text:style-name="T392">de la salle, directement opposé</text:span><text:span text:style-name="T393"><text:s/>au dais de Leurs Majestés (Louis XIII et la reine mère) était élevé un théâtre de six pieds de hauteur, de huit toises de largeur, et d’autant de profondeur. »</text:span></text:p><text:p text:style-name="Notedebasdepage">Ce théâtre servit longtemps aux représentations des comédiens français de l’Hôtel de Bourgogne et du Marais, lorsqu’ils étaient mandés par le roi. Enfin il fut donné à des comédiens italiens, dont la troupe débuta à Paris le 9 août 1653<text:span text:style-name="T394">3</text:span>. Ces comédiens étaient en possession de ce théâtre, lorsque le roi permit à Molière et à sa troupe de s’établir à Paris, sous le titre de<text:s/><text:span text:style-name="T395">la Troupe de</text:span><text:s/>M<text:span text:style-name="T396">ONSIEUR</text:span>, et de<text:s/>jouer alternativement avec les comédiens italiens. Molière prit les mardis, les vendredis, et les dimanches ;<text:s/>les Italiens jouaient les autres jours.</text:p><text:p text:style-name="Notedebasdepage">La salle du Petit-Bourbon ayant été démolie vers la fin d’octobre 1660, le roi accorda à Molière et aux comédiens italiens la salle que le cardinal de Richelieu avait fait bâtir dans son palais. Loret rend compte de ce fait dans les termes suivants.</text:p><text:p text:style-name="P397">Muse historique du 30 octobre 1660.</text:p><text:p text:style-name="P398">On a mis à bas le théâtre,</text:p><text:p text:style-name="P399">Fait de bois, de pierre, et de plâtre,</text:p><text:p text:style-name="quote.l"><text:span text:style-name="T400">Qu’ils avaient</text:span><text:span text:style-name="T401">4</text:span><text:span text:style-name="T402"><text:s/>au Petit-Bourbon</text:span><text:span text:style-name="T403"> :</text:span></text:p><text:p text:style-name="P404">Mais notre Sire a trouvé bon</text:p><text:p text:style-name="P405">Qu’on leur donne, et qu’on leur apprête,</text:p><text:p text:style-name="quote.l"><text:span text:style-name="T406">Pour exercer<text:s/></text:span><text:span text:style-name="T407">après la Fête</text:span><text:span text:style-name="T408">5</text:span><text:span text:style-name="T409">.</text:span></text:p><text:p text:style-name="P410">Leur métier docte et jovial</text:p><text:p text:style-name="P411">La salle du Palais-Royal,</text:p><text:p text:style-name="P412">Où diligemment on travaille,</text:p><text:p text:style-name="P413">À leur servir vaille que vaille.</text:p><text:p text:style-name="Notedebasdepage">Après la mort de Molière, Lully obtint la salle du Palais-Royal. Nous parlerons de cet événement sous l’année 1673.</text:p><text:p text:style-name="Notedebasdepage">1.<text:s/>Tome VII, p. 289, à la note.</text:p><text:p text:style-name="Notedebasdepage">2.<text:s/>Auteur, imprimeur et libraire du<text:s/><text:span text:style-name="T414">Mercure français</text:span>.</text:p><text:p text:style-name="Notedebasdepage">3.<text:s/><text:span text:style-name="T415">Muse historique</text:span><text:s/>de Loret, du 16 août 1653.</text:p><text:p text:style-name="Notedebasdepage">4.<text:s/><text:span text:style-name="T416">La troupe de Molière, et les comédiens i</text:span><text:span text:style-name="T417">taliens.</text:span></text:p><text:p text:style-name="Notedebasdepage">5.<text:s/><text:span text:style-name="T418">De la Toussaint.</text:span></text:p></text:note-body></text:note></text:span><text:s/>le 3 novembre 1658.</text:p>
      <text:soft-page-break/>
      <text:p text:style-name="Corpsdetexte"><text:span text:style-name="T419">Cette c</text:span><text:span text:style-name="T420">omédie est<text:s/></text:span><text:span text:style-name="T421">la première en vers et en cinq actes</text:span><text:span text:style-name="T422"><text:s/>que Molière</text:span><text:bookmark-start text:name="bookmark16"/><text:bookmark-end text:name="bookmark16"/><text:span text:style-name="T423"><text:s/></text:span><text:span text:style-name="pb">[p. 2</text:span><text:span text:style-name="pb">39</text:span><text:span text:style-name="pb">]<text:s/></text:span><text:span text:style-name="T424">a</text:span><text:span text:style-name="T425">it composée. Elle fut faite en p</text:span><text:span text:style-name="T426">rovince, et jouée pour la première fois à<text:s/></text:span><text:span text:style-name="pb">[p. 2</text:span><text:span text:style-name="pb">40</text:span><text:span text:style-name="pb">]<text:s/></text:span><text:span text:style-name="T427">Lyon en<text:s/></text:span><text:span text:style-name="T428">1653</text:span><text:span text:style-name="T429">.</text:span></text:p>
      <text:p text:style-name="quote">« <text:span text:style-name="Appelnotedebasdep."><text:note text:note-class="footnote" text:id="_ftn10"><text:note-citation>11</text:note-citation><text:note-body><text:p text:style-name="Notedebasdepage"><text:span text:style-name="T430"><text:s/></text:span>[MARGIN]<text:s/><text:span text:style-name="T431">(*)<text:s/></text:span><text:span text:style-name="T432">Mémoires sur la vie et les ouvrages de Molière</text:span><text:span text:style-name="T433">, à la tête des<text:s/></text:span><text:span text:style-name="T434">Œuvres</text:span><text:span text:style-name="T435"><text:s/>de cet auteur, édition in-12,</text:span><text:span text:style-name="T436"><text:s/>Paris, 1739.</text:span></text:p></text:note-body></text:note></text:span>Cette pièce n’est point indigne de son auteur : elle est partie à l’antique, puisque c’est un valet qui met la scène en mouvement, et partie dans le goût espagnol, par la multiplicité des incidents qui naissent l’un après l’autre, sans que l’un naisse de l’autre nécessairement. On y trouve des personnages froids, des scènes peu liées entre elles, des expressions peu correctes ; le caractère de Lélie n’est pas même trop vraisemblable<text:span text:style-name="Appelnotedebasdep."><text:note text:note-class="footnote" text:id="_ftn11"><text:note-citation>12</text:note-citation><text:note-body><text:p text:style-name="Notedebasdepage"><text:span text:style-name="T437"><text:s/></text:span>[BOTTOM]<text:s/><text:span text:style-name="T438">(a)<text:s/></text:span><text:span text:style-name="quote.c">« (*) Les connaisseurs ont dit que<text:s/></text:span><text:span text:style-name="T439">L’Étourdi</text:span><text:span text:style-name="quote.c"><text:s/>devrait seulement être intitulée<text:s/></text:span><text:span text:style-name="T440">Les Contretemps</text:span><text:span text:style-name="quote.c">. Lélie, en rendant une bourse qu’il a trouvée, en secourant un homme qu’on attaque, fait des actions de générosité plutôt que d’étourderie. Son valet paraît plus étourdi que lui, puisqu’il n’a presque jamais l’attention de l’avertir de ce qu’il veut faire… On est obligé de dire (et c’est principalement aux étrangers qu’on le dit) que le style de cette pièce est faible et négligé, et que surtout, il y a beaucoup de fautes contre la langue. Non seulement il se trouve dans les ouvrages de cet admirable auteur des vices de construction, mais aussi plusieurs mots impropres et surannés… Au reste,<text:s/></text:span><text:span text:style-name="T441">L’Étourdi</text:span><text:span text:style-name="quote.c"><text:s/>eut plus de succès que<text:s/></text:span><text:span text:style-name="T442">Le Misanthrope</text:span><text:span text:style-name="quote.c">,<text:s/></text:span><text:span text:style-name="T443">L’Avare</text:span><text:span text:style-name="quote.c">, et<text:s/></text:span><text:span text:style-name="T444">Les Femmes savantes</text:span><text:span text:style-name="quote.c">, n’en eurent depuis. C’est qu’avant<text:s/></text:span><text:span text:style-name="T445">L’Étourdi</text:span><text:span text:style-name="quote.c"><text:s/>on ne le connaissait pas mieux, et que la réputation de Molière ne faisait pas encore d’ombrage. Il n’y avait alors de bonne comédie au théâtre français que<text:s/></text:span><text:span text:style-name="T446">Le Menteur</text:span><text:span text:style-name="quote.c">.</text:span><text:span text:style-name="quote.c"> »</text:span></text:p><text:p text:style-name="Notedebasdepage">(*)<text:s/><text:span text:style-name="T447">Vie de Molière, avec des jugements sur ses ouvrages</text:span><text:span text:style-name="T448">, in-12,</text:span><text:span text:style-name="T449"><text:s/>Paris, Prault fils.</text:span></text:p></text:note-body></text:note></text:span>, et le dénouement n’est pas<text:s/><text:span text:style-name="pb">[p. 241</text:span><text:span text:style-name="pb">]<text:s/></text:span>heureux ; le nombre des actes n’est déterminé à cinq que pour suivre l’usage qui fixe à ce nombre les pièces qui ont le plus d’étendue, mais ces défauts sont couverts par une variété et par une vivacité qui tiennent le spectateur en haleine, et l’empêchent de trop réfléchir sur ce qui pourrait le blesser.<text:bookmark-start text:name="bookmark17"/><text:bookmark-end text:name="bookmark17"/></text:p>
      <text:h text:style-name="Titre1" text:outline-level="1">1658.<text:s/>Le Dépit<text:s/>amoureux</text:h>
      <text:p text:style-name="argument">Comédie de<text:s/>M. Molière, représentée sur le théâtre du Petit-Bourbon, au commencement de décembre 1658.</text:p>
      <text:soft-page-break/>
      <text:p text:style-name="Corpsdetexte"><text:span text:style-name="T450">Cette c</text:span><text:span text:style-name="T451">omédie, ainsi que celle de<text:s/></text:span><text:span text:style-name="T452">L’Étourdi</text:span><text:span text:style-name="T453">, avait é</text:span><text:span text:style-name="T454">té composée et représentée en province. Ce fut aux é</text:span><text:span text:style-name="T455">tats de Béziers en 1654 que Molière la fit paraître pour la première fois.</text:span><text:span text:style-name="T456"><text:s/></text:span><text:span text:style-name="quote.c">« </text:span><text:span text:style-name="Appelnotedebasdep."><text:note text:note-class="footnote" text:id="_ftn12"><text:note-citation>13</text:note-citation><text:note-body><text:p text:style-name="Notedebasdepage"><text:span text:style-name="T457"><text:s/></text:span>[MARGIN] (*)<text:s/><text:span text:style-name="T458">Mémoires sur la vie et les ouvrages de Molière</text:span><text:span text:style-name="T459">.</text:span></text:p></text:note-body></text:note></text:span><text:span text:style-name="quote.c">Les incidents du<text:s/></text:span><text:span text:style-name="T460">Dépit amoureux</text:span><text:span text:style-name="quote.c"><text:s/>sont arrangés avec plus d</text:span><text:span text:style-name="quote.c">’art</text:span><text:span text:style-name="quote.c"><text:s/>(que ceux de<text:s/></text:span><text:span text:style-name="T461">L</text:span><text:span text:style-name="T462">’</text:span><text:span text:style-name="T463">Étourdi</text:span><text:span text:style-name="quote.c">)</text:span><text:span text:style-name="quote.c">,</text:span><text:span text:style-name="quote.c"><text:s/>quoique toujours dans le<text:s/></text:span><text:span text:style-name="pb">[p. 242</text:span><text:span text:style-name="pb">]<text:s/></text:span><text:span text:style-name="quote.c">goût espagnol. Trop de complication dans le nœud, et trop peu de vraisemblance dans le dénouement</text:span><text:span text:style-name="quote.c"> :</text:span><text:span text:style-name="quote.c"><text:s/>cependant on y reconnaît dans le jeu des p</text:span><text:span text:style-name="quote.c">ersonnages</text:span><text:span text:style-name="quote.c"><text:s/>une source du vrai c</text:span><text:span text:style-name="quote.c">omique ;</text:span><text:span text:style-name="quote.c"><text:s/>pères, amants, maîtresses, valets, tous ignorent mutuellement les vues particulières qui les font agir</text:span><text:span text:style-name="quote.c"> :</text:span><text:span text:style-name="quote.c"><text:s/>ils se jettent tour à tour dans un labyrinthe d</text:span><text:span text:style-name="quote.c">’</text:span><text:span text:style-name="quote.c">erreurs, qu</text:span><text:span text:style-name="quote.c">’</text:span><text:span text:style-name="quote.c">ils ne peuvent démêler. La conversation de Valère avec Ascagne, déguisée en homme, celle des deux vieillards qui se demandent réciproquement pardon, sans oser s</text:span><text:span text:style-name="quote.c">’</text:span><text:span text:style-name="quote.c">éclaircir du sujet de leur inquiétude, la situation de Lucile, accusée en présence de son père, et le stratagème de Valère</text:span><text:span text:style-name="Appelnotedebasdep."><text:note text:note-class="footnote" text:id="_ftn13"><text:note-citation>14</text:note-citation><text:note-body><text:p text:style-name="Notedebasdepage"><text:s/>[BOTTOM] (a) L’auteur des<text:s/><text:span text:style-name="T464">Mémoires sur la vie et les ouvrages de Molière</text:span><text:s/>dit que c’est Éraste, mais il s’est mépris.</text:p></text:note-body></text:note></text:span><text:span text:style-name="quote.c"><text:s/>pour tirer la vérité de son valet, sont des traits également ingénieux et plaisants</text:span><text:span text:style-name="quote.c"> :</text:span><text:span text:style-name="quote.c"><text:s/>mais l</text:span><text:span text:style-name="quote.c">’</text:span><text:span text:style-name="quote.c">éclaircissement d</text:span><text:span text:style-name="quote.c">’</text:span><text:span text:style-name="quote.c">Éraste et de Lucile, qui a donné à la pièce le titre de<text:s/></text:span><text:span text:style-name="T465">Dépit amoureux</text:span><text:span text:style-name="quote.c">, leur brouillerie, et leur réconciliation, sont le morceau le plus justement admiré.</text:span><text:bookmark-start text:name="bookmark18"/><text:bookmark-end text:name="bookmark18"/><text:span text:style-name="quote.c"> »</text:span></text:p>
      <text:h text:style-name="Titre1" text:outline-level="1">1659.<text:s/>Les Précieuses<text:bookmark-start text:name="bookmark19"/><text:bookmark-end text:name="bookmark19"/><text:s/>ridicules</text:h>
      <text:p text:style-name="argument">Comédie en un acte et en prose de Monsieur<text:s/>Molière, représentée sur le théâtre du Petit-Bourbon le 18 novembre.</text:p>
      <text:p text:style-name="quote"><text:span text:style-name="pb">[</text:span><text:span text:style-name="pb">p.<text:s/></text:span><text:span text:style-name="pb">309</text:span><text:span text:style-name="pb">]<text:s/></text:span>« <text:span text:style-name="Appelnotedebasdep."><text:note text:note-class="footnote" text:id="_ftn14"><text:note-citation>15</text:note-citation><text:note-body><text:p text:style-name="Notedebasdepage"><text:s/>[MARGIN] (*)<text:span text:style-name="T466">Mémoires sur la vie et les ouvrages de Molière</text:span><text:span text:style-name="T467">.</text:span></text:p></text:note-body></text:note></text:span>Quoique la comédie des<text:s/><text:span text:style-name="T468">Précieuses ridicules</text:span><text:s/>ne soit pas une des meilleures du côté de l’intrigue, quoiqu’elle ne soit pas une des plus nobles, elle doit tenir un rang considérable parmi les chefs-d’œuvre de Molière. Il osa, dans cette pièce, abandonner la route connue des intrigues compliquées, pour nous conduire dans une carrière de comique ignorée jusqu’à lui. Une critique fine et délicate des mœurs et des ridicules qui étaient particuliers à son siècle lui parut être l’objet essentiel de la bonne comédie. La passion du bel esprit, ou plutôt l’abus qu’on en fait, espèce de maladie contagieuse, était alors à la mode. »</text:p>
      <text:p text:style-name="quote">« <text:span text:style-name="Appelnotedebasdep."><text:note text:note-class="footnote" text:id="_ftn15"><text:note-citation>16</text:note-citation><text:note-body><text:p text:style-name="Notedebasdepage"><text:span text:style-name="T469"><text:s/></text:span>[MARGIN]<text:s/><text:span text:style-name="T470">(1)<text:s/></text:span><text:span text:style-name="T471">Vie de Molière, avec des jugements sur ses ouvrages</text:span><text:span text:style-name="T472">.</text:span></text:p></text:note-body></text:note></text:span>Il régnait dans la plupart des conversations un mélange de galanterie guindée, de<text:s/><text:span text:style-name="pb">[p. 310</text:span><text:span text:style-name="pb">]<text:s/></text:span>sentiments romanesques et d’expressions bizarres, qui composaient un jargon nouveau, inintelligible et admiré ; les provinces, qui outrent toutes les modes, avaient encore enchéri sur ce ridicule ; les femmes qui se piquaient de cette espèce de bel esprit s’appelaient<text:s/><text:span text:style-name="T473">précieuses</text:span> : ce nom, si décrié depuis par la pièce de Molière, était alors honorable, et Molière même dit dans la préface que<text:s/><text:span text:style-name="T474">les véritables p</text:span><text:span text:style-name="T475">récieuses auraient tort de se piquer, lorsqu</text:span><text:span text:style-name="T476">’</text:span><text:span text:style-name="T477">on joue les ridicules qui les imitent mal</text:span>.</text:p>
      <text:soft-page-break/>
      <text:p text:style-name="P478">« <text:span text:style-name="Appelnotedebasdep."><text:note text:note-class="footnote" text:id="_ftn16"><text:note-citation>17</text:note-citation><text:note-body><text:p text:style-name="Notedebasdepage"><text:s/>[MARGIN] (*)<text:span text:style-name="T479">Mémoires sur la vie et les ouvrages de Molière</text:span><text:span text:style-name="T480">.</text:span></text:p></text:note-body></text:note></text:span>Ce fut dans ces conjonctures que parut la comédie des<text:s/><text:span text:style-name="T481">Précieuses ridicules</text:span> ; jamais succès ne fut plus marqué<text:span text:style-name="Appelnotedebasdep."><text:note text:note-class="footnote" text:id="_ftn17"><text:note-citation>18</text:note-citation><text:note-body><text:p text:style-name="Notedebasdepage"><text:s/>[BOTTOM] (a)<text:s/><text:span text:style-name="T482">« L’affluence des spectateurs obligea les comédiens à faire payer, dès la seconde représentation, le double du prix ordinaire. La pièce se soutint pendant quatre mois de suite. »</text:span><text:s/><text:span text:style-name="T483">Mémoires sur la vie et les ouvrages de Molière</text:span><text:span text:style-name="T484">.</text:span></text:p></text:note-body></text:note></text:span>. Il produisit une réforme générale ; on rit, on se reconnût<text:span text:style-name="Appelnotedebasdep."><text:note text:note-class="footnote" text:id="_ftn18"><text:note-citation>19</text:note-citation><text:note-body><text:p text:style-name="quote"><text:s/>[BOTTOM] (b) « (*) J’étais à la première représentation des<text:s/><text:span text:style-name="T485">Précieuses ridicules</text:span><text:s/>de Molière, au Petit-Bourbon, M<text:span text:style-name="T486">lle</text:span> de Rambouillet y était, M<text:span text:style-name="T487">me</text:span> de Grignan, tout l’Hôtel de Rambouillet. M. Chapelain, et plusieurs autres de ma connaissance. La pièce fut jouée avec un applaudissement général :<text:s/>et j’en fus si satisfait en mon particulier, que je vis dès lors l’effet qu’elle allait produire. Au sortir de la comédie, prenant M. Chapelain par la main :<text:s/>“M. lui dis-je, nous approuvions vous et moi toutes les sottises qui viennent d’être critiquées si finement, et avec tant de bons sens. Mais croyez-moi, pour me servir de ce que saint Remy dit à Clovis :<text:s/><text:span text:style-name="T488">Il nous faudra brûler ce que nous avons adoré, et adorer ce que nous avons brûlé.</text:span>” Cela arriva comme je l’avais prédit, et dès cette première représentation, l’on revint du galimatias, et du style forcé. » « (**) Cet aveu (de Ménage) n’est autre chose que le sentiment réfléchi d’un savant détrompé, mais le mot du vieillard, qui du milieu du parterre s’écria par instinct,<text:s/><text:span text:style-name="T489">courage, Molière, voilà la bonne comédie</text:span>,<text:span text:style-name="T490"><text:s/></text:span>est la pure expression de la nature, qui montre l’empire de la vérité sur l’esprit humain. »</text:p><text:p text:style-name="Notedebasdepage">(*)<text:s/><text:span text:style-name="T491">Ménagiana</text:span>, tome II, p. 22, édition de 1729. Paris, 4 vol.<text:span text:style-name="T492"><text:s/></text:span>in-12.</text:p><text:p text:style-name="Notedebasdepage">(**)<text:s/><text:span text:style-name="T493">Mémoires sur la vie et les ouvrages de Molière</text:span>.</text:p></text:note-body></text:note></text:span> ; on applaudit en se corrigeant. »</text:p>
      <text:p text:style-name="quote"><text:span text:style-name="pb">[311</text:span><text:span text:style-name="pb">]<text:s/></text:span>« <text:span text:style-name="Appelnotedebasdep."><text:note text:note-class="footnote" text:id="_ftn19"><text:note-citation>20</text:note-citation><text:note-body><text:p text:style-name="Notedebasdepage"><text:s/>[MARGIN] (*)<text:s/><text:span text:style-name="T494">Vie de Molière, avec des jugements sur ses ouvrages</text:span><text:span text:style-name="T495">.</text:span></text:p></text:note-body></text:note></text:span>Il y a très peu de défauts contre la langue (dans cette pièce) parce que lorsqu’on écrit en prose, on est bien plus maître de son style, et parce que Molière, ayant à critiquer le langage des beaux esprits du temps, châtia le sien davantage. Le grand succès de ce petit ouvrage lui attira des critiques<text:span text:style-name="Appelnotedebasdep."><text:note text:note-class="footnote" text:id="_ftn20"><text:note-citation>21</text:note-citation><text:note-body><text:p text:style-name="Notedebasdepage"><text:span text:style-name="T496"><text:s/></text:span>[MARGIN]<text:s/><text:span text:style-name="T497">(2) Nous en parlerons à la fin de cet article.</text:span></text:p></text:note-body></text:note></text:span><text:s/>que<text:s/><text:span text:style-name="T498">L’Étourdi</text:span><text:span text:style-name="T499"><text:s/></text:span>et<text:s/><text:span text:style-name="T500">Le Dépit amoureux</text:span><text:s/>n’avaient pas essuyées : mais toutes ces critiques sont tombées dans l’oubli qu’elles méritaient. »</text:p>
      <text:p text:style-name="quote">« <text:span text:style-name="Appelnotedebasdep."><text:note text:note-class="footnote" text:id="_ftn21"><text:note-citation>22</text:note-citation><text:note-body><text:p text:style-name="Notedebasdepage"><text:s/>[MARGIN] (*)<text:s/><text:span text:style-name="T501">Vie de Molière</text:span><text:s/>par Grimarest.</text:p></text:note-body></text:note></text:span>Un jour que l’on représentait cette pièce, un vieillard s’écria du milieu du parterre :<text:s/><text:span text:style-name="T502">Courage</text:span>,<text:s/><text:span text:style-name="T503">courage</text:span>,<text:s/><text:span text:style-name="T504">Molière, voilà la bonne comédie</text:span>. »</text:p>
      <text:p text:style-name="quote">« <text:span text:style-name="Appelnotedebasdep."><text:note text:note-class="footnote" text:id="_ftn22"><text:note-citation>23</text:note-citation><text:note-body><text:p text:style-name="Notedebasdepage"><text:s/>[MARGIN] (3)<text:s/><text:span text:style-name="T505">Vie de Molière, avec des jugements sur ses ouvrages</text:span>.</text:p></text:note-body></text:note></text:span>On eut honte de ce style<text:s/><text:span text:style-name="pb">[p. 312</text:span><text:span text:style-name="pb">]<text:s/></text:span>affecté, contre lequel Molière et Despréaux se sont toujours élevés. On commença à ne plus estimer que le naturel ; et c’est peut-être l’époque du bon goût en France. »</text:p>
      <text:p text:style-name="P506">Nous croirions rendre la première partie de cet article incomplète, si nous ne rapportions<text:s/><text:soft-page-break/>pas ce qu’en a dit Loret.</text:p>
      <text:p text:style-name="P507">Muse historique du<text:s/>6 décembre 1659.</text:p>
      <text:p text:style-name="P508">      La troupe des comédiens</text:p>
      <text:p text:style-name="quote.l"><text:span text:style-name="T509">Que<text:s/></text:span><text:span text:style-name="T510">Monsieur<text:s/></text:span><text:span text:style-name="T511">avoue être siens,</text:span></text:p>
      <text:p text:style-name="P512">Représentant sur leur théâtre,</text:p>
      <text:p text:style-name="P513">Une passion assez folâtre,</text:p>
      <text:p text:style-name="P514">Autrement un sujet plaisant,</text:p>
      <text:p text:style-name="P515">À rire sans cesse induisant,</text:p>
      <text:p text:style-name="P516">Par des choses facétieuses,</text:p>
      <text:p text:style-name="quote.l"><text:span text:style-name="T517">Intitulées<text:s/></text:span><text:span text:style-name="T518">L</text:span><text:span text:style-name="T519">es Précieuses</text:span><text:span text:style-name="T520">,</text:span></text:p>
      <text:p text:style-name="P521">Ont été si fort visités,</text:p>
      <text:p text:style-name="P522">Par gens de toutes qualités,</text:p>
      <text:p text:style-name="P523">Qu’on n’en vit jamais tant ensemble,</text:p>
      <text:p text:style-name="P524">Que ces jours passés, ce me semble,</text:p>
      <text:p text:style-name="P525">Dans l’Hôtel du Petit-Bourbon,</text:p>
      <text:p text:style-name="P526">Pour ce sujet mauvais ou bon,</text:p>
      <text:p text:style-name="P527">Ce n’est qu’un sujet chimérique,</text:p>
      <text:p text:style-name="P528">Mais si bouffon, et si comique,</text:p>
      <text:p text:style-name="P529">Que jamais les<text:s/>pièces Du Ryer,</text:p>
      <text:p text:style-name="P530">Qui fut si digne de laurier,</text:p>
      <text:p text:style-name="quote.l"><text:span text:style-name="T531">[</text:span><text:span text:style-name="T532">p.<text:s/></text:span><text:span text:style-name="T533">313</text:span><text:span text:style-name="pb">]<text:s/></text:span><text:span text:style-name="T534">Jamais l</text:span><text:span text:style-name="T535">’</text:span><text:span text:style-name="T536">Œdipe</text:span><text:span text:style-name="T537"><text:s/>de Corneille,</text:span></text:p>
      <text:p text:style-name="P538">Que l’on tient être une merveille,</text:p>
      <text:p text:style-name="quote.l"><text:span text:style-name="T539">La<text:s/></text:span><text:span text:style-name="T540">Cassandre</text:span><text:span text:style-name="T541"><text:s/>de Boisrobert,</text:span></text:p>
      <text:p text:style-name="quote.l"><text:span text:style-name="T542">Le<text:s/></text:span><text:span text:style-name="T543">Néron</text:span><text:span text:style-name="T544"><text:s/>de Monsieur Gilbert,</text:span></text:p>
      <text:p text:style-name="quote.l"><text:span text:style-name="T545">Alcibiade</text:span><text:span text:style-name="T546">,<text:s/></text:span><text:span text:style-name="T547">Amalasonte</text:span><text:span text:style-name="Appelnotedebasdep."><text:note text:note-class="footnote" text:id="_ftn23"><text:note-citation>24</text:note-citation><text:note-body><text:p text:style-name="Notedebasdepage"><text:span text:style-name="T548"><text:s/></text:span>[MARGIN]<text:s/><text:span text:style-name="T549">* De M. Quinault.</text:span></text:p></text:note-body></text:note></text:span><text:span text:style-name="T550">,</text:span></text:p>
      <text:p text:style-name="P551">Dont la Cour a fait tant de compte,</text:p>
      <text:p text:style-name="quote.l"><text:span text:style-name="T552">Ni le<text:s/></text:span><text:span text:style-name="T553">Fédéric</text:span><text:span text:style-name="T554"><text:s/>de Boyer,</text:span></text:p>
      <text:p text:style-name="P555">Digne d’un immortel loyer,</text:p>
      <text:p text:style-name="P556">N’eurent une vogue si grande</text:p>
      <text:p text:style-name="P557">Tant la pièce sembla friande,</text:p>
      <text:p text:style-name="P558">À plusieurs, tant sages que fous ;</text:p>
      <text:p text:style-name="P559">Pour moi, j’y portai trente sous<text:s/></text:p>
      <text:p text:style-name="P560">Mais oyant leurs fines paroles,</text:p>
      <text:p text:style-name="P561">J’en ris pour plus de dix pistoles.</text:p>
      <text:soft-page-break/>
      <text:p text:style-name="Corpsdetexte"><text:span text:style-name="T562">Avant de passer à la seconde partie de cet article, qui comprend les<text:s/></text:span><text:span text:style-name="T563">critiques qu’on a faites de la c</text:span><text:span text:style-name="T564">omédie des<text:s/></text:span><text:span text:style-name="T565">Précieuses</text:span><text:span text:style-name="T566">, nous croyons devoir proposer notre doute a</text:span><text:span text:style-name="T567">u sujet d’un fait avancé par l’a</text:span><text:span text:style-name="T568">uteur des<text:s/></text:span><text:span text:style-name="T569">Mémoires sur la vie et les ouvrages de Molière</text:span><text:span text:style-name="T570">, et par celui de la<text:s/></text:span><text:span text:style-name="T571">Vie de Molière, avec des jugements sur ses ouvrages</text:span><text:span text:style-name="T572">, qui disent également que la c</text:span><text:span text:style-name="T573">omédie des<text:s/></text:span><text:span text:style-name="T574">Précieuses ridicules</text:span><text:span text:style-name="T575"><text:s/>avait<text:s/></text:span><text:span text:style-name="T576">été composée et représentée en p</text:span><text:span text:style-name="T577">rovince, avant que de l</text:span><text:span text:style-name="T578">’</text:span><text:span text:style-name="T579">être à Paris. Il y a toute appar</text:span><text:span text:style-name="T580">ence que ces m</text:span><text:span text:style-name="T581">essieurs s</text:span><text:span text:style-name="T582">’</text:span><text:span text:style-name="T583">en sont rapportés à<text:s/></text:span><text:span text:style-name="pb">[</text:span><text:span text:style-name="pb">p.<text:s/></text:span><text:span text:style-name="pb">314</text:span><text:span text:style-name="pb">]<text:s/></text:span><text:span text:style-name="T584">Grimarest, auteur d’une<text:s/></text:span><text:span text:style-name="T585">Vie de Molière</text:span><text:span text:style-name="T586"><text:s/>(</text:span><text:span text:style-name="T587">in-1</text:span><text:span text:style-name="T588">2, 1705)</text:span><text:span text:style-name="T589">, qui est le premier</text:span><text:span text:style-name="T590"><text:s/>et le seul qui parle des représentations des<text:s/></text:span><text:span text:style-name="T591">Précieuses</text:span><text:span text:style-name="T592"><text:s/>en province, et nous trouvons deux a</text:span><text:span text:style-name="T593">uteurs contemporains</text:span><text:span text:style-name="Appelnotedebasdep."><text:note text:note-class="footnote" text:id="_ftn24"><text:note-citation>25</text:note-citation><text:note-body><text:p text:style-name="Notedebasdepage"><text:s/>[MARGIN] * M. de Visé et Somaize.</text:p></text:note-body></text:note></text:span><text:span text:style-name="T594"><text:s/>qui disent tout le contraire. Leur témoignage est d</text:span><text:span text:style-name="T595">’autant moins suspect</text:span><text:span text:style-name="T596"><text:s/>que l</text:span><text:span text:style-name="T597">’</text:span><text:span text:style-name="T598">un et l</text:span><text:span text:style-name="T599">’</text:span><text:span text:style-name="T600">au</text:span><text:span text:style-name="T601">tre ont fait la critique de la c</text:span><text:span text:style-name="T602">omédie des<text:s/></text:span><text:span text:style-name="T603">Précieuses</text:span><text:span text:style-name="T604">. Nous allons commencer par celle de<text:s/></text:span><text:span text:style-name="T605">M. de </text:span><text:span text:style-name="T606">Visé, qui est précédée de quelques faits sur la vie de<text:s/></text:span><text:span text:style-name="T607">M. Molière.</text:span></text:p>
      <text:p text:style-name="quote">« <text:span text:style-name="Appelnotedebasdep."><text:note text:note-class="footnote" text:id="_ftn25"><text:note-citation>26</text:note-citation><text:note-body><text:p text:style-name="Notedebasdepage"><text:s/>[MARGIN]<text:s/><text:span text:style-name="T608">Nouvelles n</text:span><text:span text:style-name="T609">ouvelles</text:span>, troisième partie, p. 217 et suivantes.</text:p></text:note-body></text:note></text:span>Je ne ferai point comme ceux dont on vient de parler, qui louent et qui blâment excessivement, je dirai la vérité, sans que ce fameux auteur (Molière) s’en doive offenser ; et certes, il aurait grand tort de le faire, puisqu’il fait profession ouverte de publier en plein théâtre les vérités de tout le monde : cette raison m’oblige à publier les siennes plus librement que je ne ferais. Je n’irai point toutefois jusqu’à la satire, et tout ce que je dirai sera tant soit peu plus à sa gloire qu’à son désavantage. Je dirai d’abord que si son esprit ne l’avait pas rendu un des plus illustres du siècle, je serais ridicule de vous en entretenir aussi<text:s/><text:span text:style-name="pb">[p. 315</text:span><text:span text:style-name="pb">]<text:s/></text:span>longtemps et aussi sérieusement que je vais faire, et que je mériterais d’être raillé : mais comme il peut passer pour le Térence de notre siècle, qu’il est grand auteur et grand comédien lorsqu’il joue ses pièces, et que ceux qui ont excellé dans ces deux choses ont eu place en l’histoire, je puis bien vous faire ici un abrégé de sa vie et vous entretenir de celui dont l’on s’entretient presque dans toute l’Europe, et qui fait si souvent retourner à l’école<text:span text:style-name="Appelnotedebasdep."><text:note text:note-class="footnote" text:id="_ftn26"><text:note-citation>27</text:note-citation><text:note-body><text:p text:style-name="Notedebasdepage"><text:s/>[MARGIN] (1)<text:s/><text:span text:style-name="T610">L’École des femmes</text:span>, comédie de Molière, représentée en 1662. M. de Visé écrivait ceci en 1663.</text:p></text:note-body></text:note></text:span><text:span text:style-name="T611"><text:s/></text:span>tout ce qu’il y a de gens d’esprit à Paris.</text:p>
      <text:p text:style-name="quote">« Ce fameux auteur de<text:s/><text:span text:style-name="T612">L’École des maris</text:span><text:span text:style-name="Appelnotedebasdep."><text:note text:note-class="footnote" text:id="_ftn27"><text:note-citation>28</text:note-citation><text:note-body><text:p text:style-name="Notedebasdepage"><text:s/>[MARGIN] (2) Comédie représentée en 1661.</text:p></text:note-body></text:note></text:span>, ayant eu dès sa jeunesse une inclination toute particulière pour le théâtre, se jeta dans la comédie, quoiqu’il se pût bien passer de cette occupation, et qu’il eût assez de bien pour vivre honorablement dans le monde.</text:p>
      <text:p text:style-name="quote">« Il fit quelque temps la comédie à la campagne, et quoiqu’il jouât fort mal le sérieux, et que dans le comique il ne fût qu’une copie de Trivelin et de Scaramouche, il ne laissa pas de devenir en peu de temps, par son adresse et par son esprit, le chef<text:s/><text:span text:style-name="pb"><text:s/></text:span><text:span text:style-name="pb">[p. 316</text:span><text:span text:style-name="pb">]<text:s/></text:span><text:span text:style-name="pb"><text:s/></text:span>de sa troupe, et de l’obliger à porter son nom.</text:p>
      <text:soft-page-break/>
      <text:p text:style-name="quote">« Cette troupe, ayant un chef si spirituel et si adroit, effaça en peu de temps toutes les troupes de la campagne. Il n’y avait point de comédien dans les autres qui ne briguât des places dans la sienne.</text:p>
      <text:p text:style-name="quote">« Il fit des farces qui réussirent un peu plus que des farces, et qui furent un peu plus estimées dans toutes les villes que celles que les autres comédiens jouaient. Ensuite il voulut faire une pièce en cinq actes, et les Italiens ne lui plaisant pas seulement dans leur jeu, mais encore dans leurs comédies, il en fit une qu’il tira de plusieurs des leurs, à laquelle il donna pour titre :<text:s/><text:span text:style-name="T613">L’Étourdi</text:span><text:span text:style-name="T614">,</text:span><text:span text:style-name="T615"><text:s/>ou les Contretemps</text:span>.<text:s/>Ensuite il fit<text:s/><text:span text:style-name="T616">Le Dépit amoureux</text:span>, qui valait beaucoup moins que la première, mais qui réussit toutefois, à cause d’une scène qui plut à tout le monde, et qui fut vue comme un tableau naturellement représenté de certains dépits qui prennent souvent à ceux qui s’aiment le mieux ; et après avoir fait jouer ces deux pièces à la campagne, il voulut les faire voir à<text:span text:style-name="pb"><text:s/></text:span><text:span text:style-name="pb">[p. 317</text:span><text:span text:style-name="pb">]<text:s/></text:span>Paris, où il emmena sa troupe.</text:p>
      <text:p text:style-name="quote">« Comme il avait de l’esprit, et qu’il savait ce qu’il fallait faire pour réussir, il n’ouvrit son théâtre qu’après avoir fait plusieurs visites, et brigué quantité d’approbateurs. Il fut trouvé incapable de jouer aucune pièce sérieuse, mais l’estime que l’on commençait à avoir pour lui fut cause qu’on le souffrit.</text:p>
      <text:p text:style-name="quote">« Après avoir quelque temps joué de vieilles pièces, et s’être en quelque façon établi à Paris, il joua son<text:s/><text:span text:style-name="T617">Étourdi</text:span><text:s/>et son<text:s/><text:span text:style-name="T618">Dépit amoureux</text:span>, qui réussirent autant par la préoccupation que l’on commençait à avoir pour lui que par les applaudissements qu’il reçut de ceux qu’il avait prié de les venir voir.</text:p>
      <text:p text:style-name="quote">« Après le succès de ces deux pièces, son théâtre commença à se trouver continuellement rempli de gens de qualité, non pas tant pour le divertissement qu’ils y prenaient (car l’on n’y jouait que de vieilles pièces), que parce que le monde ayant pris habitude d’y aller, ceux qui aimaient la compagnie, et qui aimaient à se faire voir, y trouvaient amplement de quoi se contenter : ainsi l’on y<text:s/><text:span text:style-name="pb">[p. 318</text:span><text:span text:style-name="pb">]<text:s/></text:span>venait par coutume, et sans dessein d’écouter la comédie, et sans savoir ce qu’on y jouait. »</text:p>
      <text:p text:style-name="quote">« <text:span text:style-name="Appelnotedebasdep."><text:note text:note-class="footnote" text:id="_ftn28"><text:note-citation>29</text:note-citation><text:note-body><text:p text:style-name="Notedebasdepage"><text:s/>[MARGIN] (*)<text:s/><text:span text:style-name="T619">Faits sur la comédie des Précieuses ridicules, et critique de cette pièce.</text:span></text:p></text:note-body></text:note></text:span>Pendant cela notre auteur fit réflexion sur ce qui se passait dans le monde, et surtout parmi les gens de qualité, pour en reconnaître les défauts : mais comme il n’était encore ni assez hardi pour entreprendre une satire, ni assez capable pour en venir à bout, il eut recours aux Italiens ses bons amis, et accommoda les<text:s/><text:span text:style-name="T620">Précieuses</text:span><text:s/>au théâtre français, qui avaient été jouées sur le leur, et qui leur avaient été données par un abbé des plus galants<text:span text:style-name="Appelnotedebasdep."><text:note text:note-class="footnote" text:id="_ftn29"><text:note-citation>30</text:note-citation><text:note-body><text:p text:style-name="Notedebasdepage"><text:span text:style-name="T621"><text:s/></text:span>[MARGIN] *<text:s/><text:span text:style-name="T622">L’abbé de Pure.</text:span></text:p></text:note-body></text:note></text:span>. Il les habilla admirablement bien à la française : et la réussite qu’elles eurent lui fit connaître qu’on aimait la satire et la bagatelle. Il connut par là les goûts du siècle ; il vit qu’il était malade, et que les bonnes choses ne lui plaisaient pas.</text:p>
      <text:p text:style-name="quote">« Il apprit que les gens de qualité ne voulaient rire qu’à leurs dépens ; qu’ils voulaient que<text:s/><text:soft-page-break/>l’on fît voir leurs défauts en public ; qu’ils étaient les plus dociles du monde, et qu’ils auraient été bons du temps où l’on faisait pénitence à la porte des temples,<text:s/><text:span text:style-name="pb">[p. 319</text:span><text:span text:style-name="pb">]<text:s/></text:span>puisque loin de se fâcher de ce que l’on publiait leurs sottises, ils s’en glorifiaient : et de fait, après que l’on eut joué les<text:s/><text:span text:style-name="T623">Précieuses</text:span>,<text:s/>où ils étaient bien représentés et bien raillés, ils donnèrent eux-mêmes, avec beaucoup d’empressement, à l’auteur dont je vous entretiens, des mémoires de tout ce qui se passait dans le monde et des portraits de leurs propres défauts, et de ceux de leurs meilleurs amis, croyant qu’il y avait de la gloire pour eux que l’on reconnût leurs impertinences dans ses ouvrages, et que l’on dît même qu’il avait voulu parler d’eux : car vous saurez qu’il y a de certains défauts de qualité dont ils font gloire, et qu’ils seraient bien fâchés que l’on crût qu’ils ne les eussent pas.</text:p>
      <text:p text:style-name="quote">« Notre auteur, ayant derechef connu ce qu’ils aimaient, vit bien qu’il fallait qu’il s’accommodât au temps ; ce qu’il a si bien fait depuis qu’il en a mérité toutes les louanges que l’on a jamais données aux plus grands auteurs. Jamais homme ne s’est si bien su servir de l’occasion ; jamais homme n’a su si naturellement décrire ni représenter<text:s/><text:span text:style-name="pb">[p. 320</text:span><text:span text:style-name="pb">]<text:s/></text:span>les actions humaines, et jamais homme n’a su si bien faire son profit des conseils d’autrui. »</text:p>
      <text:p text:style-name="Corpsdetexte"><text:span text:style-name="T624">Il nous paraît<text:s/></text:span><text:span text:style-name="T625">superflu de faire remarquer au l</text:span><text:span text:style-name="T626">ecteur toute la malignité et la calomnie qui règne dans ce passage de<text:s/></text:span><text:span text:style-name="T627">M. </text:span><text:span text:style-name="T628">de</text:span><text:span text:style-name="T629"> Visé. Cet a</text:span><text:span text:style-name="T630">uteur était ennemi secret des grands hommes de son siècle, et jamais il n</text:span><text:span text:style-name="T631">’a parlé de Molière, de MM. Racine</text:span><text:span text:style-name="T632"><text:s/>et Despréaux, de Lully, et de<text:s/></text:span><text:span text:style-name="T633">M. </text:span><text:span text:style-name="T634">Quinault, lorsque ce der</text:span><text:span text:style-name="T635">nier travaillait dans le genre l</text:span><text:span text:style-name="T636">yrique, qu</text:span><text:span text:style-name="T637">’</text:span><text:span text:style-name="T638">en des termes qui exprimaient plus la satire que la louange. En récompense il a porté jusqu</text:span><text:span text:style-name="T639">’au sommet du Parnasse les abbés de Pure et Boyer, Le </text:span><text:span text:style-name="T640">Clerc, Pradon, etc</text:span><text:span text:style-name="T641">.</text:span><text:span text:style-name="T642"><text:s/>Mais parto</text:span><text:span text:style-name="T643">ns à la seconde critique de la c</text:span><text:span text:style-name="T644">omédie des<text:s/></text:span><text:span text:style-name="T645">Précieuses ridicules</text:span><text:span text:style-name="T646">.</text:span></text:p>
      <text:p text:style-name="Corpsdetexte"><text:span text:style-name="T647">Elle est de Somaize</text:span><text:span text:style-name="Appelnotedebasdep."><text:note text:note-class="footnote" text:id="_ftn30"><text:note-citation>31</text:note-citation><text:note-body><text:p text:style-name="Notedebasdepage"><text:span text:style-name="T648"><text:s/></text:span>[BOTTOM] (a)<text:s/><text:span text:style-name="T649">Somaize est auteur non seulement de la pièce dont nous rendons compte ici, mais encore de deux autres, dont nous parlerons à la fin de cet article, et d’un dictionnaire<text:s/></text:span><text:span text:style-name="T650">en deux volumes in-8°, intitulé :</text:span><text:span text:style-name="T651"><text:s/></text:span><text:span text:style-name="T652">Le Dictionnaire des précieuses</text:span><text:span text:style-name="T653">, où il y a beaucoup de satires sur les personnes de son temps. Somaize avait commencé par une critique amère de la tragédie de<text:s/></text:span><text:span text:style-name="T654">Théodore, reine de Hongrie</text:span><text:span text:style-name="T655">.</text:span></text:p></text:note-body></text:note></text:span><text:span text:style-name="T656">, a</text:span><text:span text:style-name="T657">uteur très ignoré, voici le titre de cet<text:s/></text:span><text:span text:style-name="T658">ouvrage :</text:span><text:span text:style-name="T659"><text:s/></text:span><text:span text:style-name="T660">Les Véritables Précieuses, comédie en un acte, en prose</text:span><text:span text:style-name="T661">, in-12,</text:span><text:s/>Paris, Jean<text:s/><text:span text:style-name="pb">[</text:span><text:span text:style-name="pb">p.<text:s/></text:span><text:span text:style-name="pb">321</text:span><text:span text:style-name="pb">]<text:s/></text:span><text:span text:style-name="T662">Ribou</text:span><text:span text:style-name="T663">, 1660. À la tête de cette<text:s/></text:span><text:span text:style-name="T664">pièce</text:span><text:span text:style-name="T665"><text:s/>(qui n</text:span><text:span text:style-name="T666">’</text:span><text:span text:style-name="T667">a jamais été représentée) est un avertissement extrêmement satirique contre Molière, qui cependant n</text:span><text:span text:style-name="T668">’</text:span><text:span text:style-name="T669">y est pas nommé.</text:span></text:p>
      <text:p text:style-name="quote">« … Il met sur le théâtre une satire qui, quoique sous des images grotesques, ne laisse pas de blesser tous ceux qu’il a voulu accuser : il fait plus ; de critique, il s’érige en juge, et condamne à la berne les singes, sans voir qu’il prononce un arrêt contre lui, en le prononçant contre eux, puisqu’il est certain qu’il est singe en tout ce qu’il fait, et que non seulement il a copié les<text:s/><text:span text:style-name="T670">Précieuses</text:span><text:span text:style-name="T671"><text:s/></text:span>de M. l’abbé de Pure, jouées par les Italiens, mais encore qu’il a imité,<text:s/><text:soft-page-break/>par une singerie dont il est seul capable,<text:s/><text:span text:style-name="T672">Le Médecin volant</text:span>, et plusieurs autres pièces des mêmes Italiens, qu’il n’imite pas seulement en ce qu’ils ont joué sur leur théâtre, mais encore en leurs postures, contrefaisant sans cesse sur le sien et Trivelin et Scaramouche ; mais qu’attendre d’un homme qui tire toute sa gloire des<text:s/><text:span text:style-name="T673">Mémoires</text:span><text:s/>de<text:s/>Guillot-Gorju, qu’il a acheté de sa veuve, et dont il adopte tous les ouvrages. »<text:s/></text:p>
      <text:p text:style-name="Corpsdetexte"><text:span text:style-name="pb">[</text:span><text:span text:style-name="pb">p.<text:s/></text:span><text:span text:style-name="pb">322</text:span><text:span text:style-name="pb">]<text:s/></text:span><text:span text:style-name="T674">La c</text:span><text:span text:style-name="T675">omédie, qui suit cet avertissement, renferme des choses qu</text:span><text:span text:style-name="T676">’</text:span><text:span text:style-name="T677">on ne sera pas fâché de trouver ici, et de plus il y est enc</text:span><text:span text:style-name="T678">ore parlé de Molière et de sa c</text:span><text:span text:style-name="T679">omédie des<text:s/></text:span><text:span text:style-name="T680">Précieuses</text:span><text:span text:style-name="T681">. Voici l</text:span><text:span text:style-name="T682">’</text:span><text:span text:style-name="T683">idée de cette<text:s/></text:span><text:span text:style-name="T684">pièce</text:span><text:span text:style-name="T685">.</text:span></text:p>
      <text:p text:style-name="P686">Artémise et Iscarie<text:s/>sont deux amies qui affectent dans leurs discours des termes singuliers. Isabelle, femme de chambre de l’une de ces précieuses, devient amoureuse de<text:s/>Flanquin, valet de chambre du baron de La Taupinière. Ce dernier vient chez Artémise et Iscarie, à titre de bel esprit, et leur présente<text:s/>M. Picorin, poète dans le goût précieux. Les précieuses demandent à Picorin des nouvelles des<text:s/>pièces<text:s/>jouées l’hiver précédent sur les<text:s/>théâtres de Paris, et voici le compte qu’il en rend.</text:p>
      <text:p text:style-name="P687">M. PICORIN.</text:p>
      <text:p text:style-name="P688"><text:span text:style-name="T689">Parmi les d</text:span><text:span text:style-name="T690">ramatiques, dont il est question, Corneille l</text:span><text:span text:style-name="T691">’</text:span><text:span text:style-name="T692">aîné tient seul cette place. Il n</text:span><text:span text:style-name="T693">’</text:span><text:span text:style-name="T694">en va pas de même de son cadet</text:span><text:span text:style-name="T695"> ;</text:span><text:span text:style-name="T696"><text:s/>et quoique<text:s/></text:span><text:span text:style-name="T697">ce soit une divinité parmi les c</text:span><text:span text:style-name="T698">omédiens, les encens qu</text:span><text:span text:style-name="T699">’</text:span><text:span text:style-name="T700">on lui donne ne sont pas si généraux que ceux de son frère</text:span><text:span text:style-name="T701"> : n</text:span><text:span text:style-name="T702">e croyez pourtant pas que j</text:span><text:span text:style-name="T703">’</text:span><text:span text:style-name="T704">en veuille dire du mal</text:span><text:span text:style-name="T705"> ;</text:span><text:span text:style-name="T706"><text:s/>au contraire, je tiens que c</text:span><text:span text:style-name="T707">’est celui de tous les a</text:span><text:span text:style-name="T708">uteurs qui pense plus profondément</text:span><text:span text:style-name="T709"> :</text:span><text:span text:style-name="T710"><text:s/>et</text:span><text:span text:style-name="T711"><text:s/>sa</text:span><text:span text:style-name="T712">ns doute l</text:span><text:span text:style-name="T713">’</text:span><text:span text:style-name="T714">envie avouera elle-même que son<text:s/></text:span><text:span text:style-name="T715">Stilicon</text:span><text:span text:style-name="T716"><text:s/>est tout à fait beau. Nous avons<text:s/></text:span><text:span text:style-name="pb">[</text:span><text:span text:style-name="pb">p.<text:s/></text:span><text:span text:style-name="pb">323</text:span><text:span text:style-name="pb">]<text:s/></text:span><text:span text:style-name="T717">eu cet h</text:span><text:span text:style-name="T718">iver le<text:s/></text:span><text:span text:style-name="T719">Fédéric</text:span><text:span text:style-name="Appelnotedebasdep."><text:note text:note-class="footnote" text:id="_ftn31"><text:note-citation>32</text:note-citation><text:note-body><text:p text:style-name="Notedebasdepage"><text:span text:style-name="T720"><text:s/></text:span>[MARGIN] (1)<text:s/><text:span text:style-name="T721">De l’abbé Boyer.</text:span></text:p></text:note-body></text:note></text:span><text:span text:style-name="T722">, qui a fort réussi, sans doute avec quelque raison, puisqu</text:span><text:span text:style-name="T723">’</text:span><text:span text:style-name="T724">il ne part</text:span><text:span text:style-name="T725"><text:s/>rien de la veine de son auteur</text:span><text:span text:style-name="T726"><text:s/>qui ne soit plein de feu</text:span><text:span text:style-name="T727"> ;</text:span><text:span text:style-name="T728"><text:s/>témoin sa<text:s/></text:span><text:span text:style-name="T729">Clotilde</text:span><text:span text:style-name="T730">, où<text:s/></text:span><text:span text:style-name="T731">la boutade est bien exprimée. Ces deux<text:s/></text:span><text:span text:style-name="T732">pièces</text:span><text:span text:style-name="T733"><text:s/>ont été accompagnées de la<text:s/></text:span><text:span text:style-name="T734">Stratonice</text:span><text:span text:style-name="Appelnotedebasdep."><text:note text:note-class="footnote" text:id="_ftn32"><text:note-citation>33</text:note-citation><text:note-body><text:p text:style-name="Notedebasdepage"><text:span text:style-name="T735"><text:s/></text:span>[MARGIN] (2)<text:s/><text:span text:style-name="T736">Tragi-comédie de Quinault.</text:span></text:p></text:note-body></text:note></text:span><text:span text:style-name="T737">,</text:span><text:span text:style-name="T738"><text:s/></text:span><text:span text:style-name="T739">dont le style est tout différent</text:span><text:span text:style-name="T740"> :</text:span><text:span text:style-name="T741"><text:s/>l</text:span><text:span text:style-name="T742">’auteur</text:span><text:span text:style-name="T743"><text:s/>de cette<text:s/></text:span><text:span text:style-name="T744">pièce</text:span><text:span text:style-name="T745"><text:s/>ne s</text:span><text:span text:style-name="T746">’</text:span><text:span text:style-name="T747">attachant qu</text:span><text:span text:style-name="T748">’</text:span><text:span text:style-name="T749">à faire des vers tendres, où il réussit fort bien… Je ne puis m</text:span><text:span text:style-name="T750">’empêcher de vous dire</text:span><text:span text:style-name="T751"><text:s/>que le<text:s/></text:span><text:span text:style-name="T752">théâtre</text:span><text:span text:style-name="T753"><text:s/>a perdu l</text:span><text:span text:style-name="T754">’illustre a</text:span><text:span text:style-name="T755">bbé de Boisrobert, qui par générosité s</text:span><text:span text:style-name="T756">’</text:span><text:span text:style-name="T757">est retiré de lui-même, de peur que ses<text:s/></text:span><text:span text:style-name="T758">pièces</text:span><text:span text:style-name="T759"><text:s/>n</text:span><text:span text:style-name="T760">’étouffassent celles des fameux a</text:span><text:span text:style-name="T761">uteurs qui se sont mis au<text:s/></text:span><text:span text:style-name="T762">théâtre</text:span><text:span text:style-name="T763"><text:s/>depuis peu. Il y en a encore un dont je n</text:span><text:span text:style-name="T764">’</text:span><text:span text:style-name="T765">ai point parlé, qui joint l</text:span><text:span text:style-name="T766">’</text:span><text:span text:style-name="T767">épée à la plume</text:span><text:span text:style-name="T768"> :</text:span><text:span text:style-name="T769"><text:s/>il sait faire des vers mieux qu</text:span><text:span text:style-name="T770">’</text:span><text:span text:style-name="T771">Homère, et se bat aussi bien qu</text:span><text:span text:style-name="T772">’</text:span><text:span text:style-name="T773">Alexandre</text:span><text:span text:style-name="Appelnotedebasdep."><text:note text:note-class="footnote" text:id="_ftn33"><text:note-citation>34</text:note-citation><text:note-body><text:p text:style-name="Notedebasdepage"><text:span text:style-name="T774"><text:s/></text:span>[MARGIN] (3)<text:s/><text:span text:style-name="T775">M. Magnon.</text:span></text:p></text:note-body></text:note></text:span><text:span text:style-name="T776">. On a joué cet hiver au Petit-Bourbon une<text:s/></text:span><text:span text:style-name="T777">pièce</text:span><text:span text:style-name="T778"><text:s/>de lui, nommée<text:s/></text:span><text:span text:style-name="T779">Zénobie</text:span><text:span text:style-name="T780">. Il est vrai qu</text:span><text:span text:style-name="T781">’</text:span><text:span text:style-name="T782">on y remarquait un grand défaut, et ce</text:span><text:span text:style-name="T783"><text:s/>défaut en<text:s/></text:span><text:soft-page-break/><text:span text:style-name="T784">un mot est que ces c</text:span><text:span text:style-name="T785">omédiens du Petit-Bourbon ne jouent rien qui vaille, malgré la force de leur brigue.</text:span></text:p>
      <text:p text:style-name="Corpsdetexte"><text:span text:style-name="T786">Après ce discours,<text:s/></text:span><text:span text:style-name="T787">M. </text:span><text:span text:style-name="T788">Picorin commence la lecture d</text:span><text:span text:style-name="T789">’une tragédie de sa façon, intitulée :</text:span><text:span text:style-name="T790"><text:s/></text:span><text:span text:style-name="T791">La M</text:span><text:span text:style-name="T792">ort de Lustucru</text:span><text:span text:style-name="T793">, lapidé par les femmes</text:span><text:span text:style-name="T794"> ;</text:span><text:span text:style-name="T795"><text:s/>et ensuite d</text:span><text:span text:style-name="T796">’</text:span><text:span text:style-name="T797">un monologue de douze<text:s/></text:span><text:span text:style-name="T798">vers, qui finit par ces deux-ci :</text:span></text:p>
      <text:p text:style-name="quote.l">J’en ai partout la fièvre, et je ne sais par où</text:p>
      <text:p text:style-name="quote.l">Pour pouvoir me fourrer, je puis trouver un trou.<text:s/></text:p>
      <text:p text:style-name="Corpsdetexte"><text:span text:style-name="pb">[</text:span><text:span text:style-name="pb">p.<text:s/></text:span><text:span text:style-name="pb">324</text:span><text:span text:style-name="pb">]<text:s/></text:span><text:span text:style-name="T799">Il passe à la c</text:span><text:span text:style-name="T800">omédie de<text:s/></text:span><text:span text:style-name="T801">Pantagruel</text:span><text:span text:style-name="T802">,</text:span><text:span text:style-name="T803"><text:s/></text:span><text:span text:style-name="T804">dont voici les deux premiers vers</text:span><text:span text:style-name="T805"> ;</text:span><text:span text:style-name="T806"><text:s/>c</text:span><text:span text:style-name="T807">’est Pantagruel qui parle à son confident :</text:span></text:p>
      <text:p text:style-name="quote.l">Où sont les violons ? As-tu vu Dulcinée,</text:p>
      <text:p text:style-name="quote.l">Par qui mon âme est, fut, et sera calcinée ?</text:p>
      <text:p text:style-name="P808">Cette scène est interrompue par l’arrivée de<text:s/>M. de Gréval, ami des précieuses,<text:s/>qui reconnaît Picorin pour un laquais de feu<text:s/>M. Du Ryer.</text:p>
      <text:p text:style-name="P809">PICORIN.</text:p>
      <text:p text:style-name="P810"><text:span text:style-name="T811">Ma foi, puisque vous me connaissez si bien, je vais vous dire la vérité de la chose</text:span><text:span text:style-name="T812"> ; mon m</text:span><text:span text:style-name="T813">aître étant mort, je me trouvai fort embarrassé de ma personne, parce que je me trouvais fort gueux, et que je n</text:span><text:span text:style-name="T814">’</text:span><text:span text:style-name="T815">avais gagné à son service que la méth</text:span><text:span text:style-name="T816">ode de faire des vers</text:span><text:span text:style-name="T817"><text:s/>(</text:span><text:span text:style-name="T818">cosi cosi</text:span><text:span text:style-name="T819">).<text:s/></text:span><text:span text:style-name="T820">Le s</text:span><text:span text:style-name="T821">ieur de la Force</text:span><text:span text:style-name="T822">,<text:s/></text:span><text:span text:style-name="T823">dit Gilles le Niais</text:span><text:span text:style-name="Appelnotedebasdep."><text:note text:note-class="footnote" text:id="_ftn34"><text:note-citation>35</text:note-citation><text:note-body><text:p text:style-name="Notedebasdepage"><text:span text:style-name="T824"><text:s/></text:span>[BOTTOM] (a)<text:s/><text:span text:style-name="T825">Voici une nouvelle découverte pour l’histoire des célèbres farceurs. Ce Gilles le Niais était sans doute un vendeur d’orviétan, qui jouait de</text:span><text:span text:style-name="T826">s farces pour attirer le public</text:span><text:span text:style-name="T827"><text:s/>et débiter ses drogues. La boucherie de la Villeneuve, dans la rue de Bourbon, porte le nom de la Boucherie de Gilles le Niais. (Ceci n’est qu’une conjecture</text:span><text:span text:style-name="T828">.)</text:span></text:p></text:note-body></text:note></text:span><text:span text:style-name="T829">, voyant que je ne savais où donner de la tête, et que je<text:s/></text:span><text:span text:style-name="T830">lui pouvais être utile dans sa t</text:span><text:span text:style-name="T831">roupe, me pria d</text:span><text:span text:style-name="T832">’</text:span><text:span text:style-name="T833">y entrer</text:span><text:span text:style-name="T834"> ;</text:span><text:span text:style-name="T835"><text:s/>j</text:span><text:span text:style-name="T836">’</text:span><text:span text:style-name="T837">y résistai d</text:span><text:span text:style-name="T838">’</text:span><text:span text:style-name="T839">abord, n</text:span><text:span text:style-name="T840">e voulant point passer pour un f</text:span><text:span text:style-name="T841">arceur</text:span><text:span text:style-name="T842"> ;</text:span><text:span text:style-name="T843"><text:s/>mais il me représenta que toutes les personnes les plus illustres de Paris a</text:span><text:span text:style-name="T844">llaient tous les jours voir la f</text:span><text:span text:style-name="T845">arce au Petit-Bourbon</text:span><text:span text:style-name="T846"> ;</text:span><text:span text:style-name="T847"><text:s/>et me persuada si bien que les siennes étaient aussi honnêtes<text:s/></text:span><text:span text:style-name="pb">[</text:span><text:span text:style-name="pb">p.<text:s/></text:span><text:span text:style-name="pb">325</text:span><text:span text:style-name="pb">]<text:s/></text:span><text:span text:style-name="T848">que plusieurs de celles que Mascarille</text:span><text:span text:style-name="Appelnotedebasdep."><text:note text:note-class="footnote" text:id="_ftn35"><text:note-citation>36</text:note-citation><text:note-body><text:p text:style-name="Notedebasdepage"><text:s/>[BOTTOM] (a) Molière jouait le rôle de Mascarille, dans la comédie des<text:s/><text:span text:style-name="T849">Précieuses</text:span>.</text:p></text:note-body></text:note></text:span><text:span text:style-name="T850"><text:s/>a faites, que je me laissai vaincre, et que j</text:span><text:span text:style-name="T851">’entrai dans sa t</text:span><text:span text:style-name="T852">roupe. Quelque temps après, voyant que le<text:s/></text:span><text:span text:style-name="T853">théâtre</text:span><text:span text:style-name="T854"><text:s/>de l</text:span><text:span text:style-name="T855">’Hôtel</text:span><text:span text:style-name="T856"><text:s/>du Petit-Bourbon nous ôtait tous nos chalands, il fit dessein de jouer dans un lieu fermé,</text:span><text:span text:style-name="T857"><text:s/>et me faire composer quelques c</text:span><text:span text:style-name="T858">omédies, de mettre de</text:span><text:span text:style-name="T859"><text:s/>bonnes f</text:span><text:span text:style-name="T860">arces au bout, et d</text:span><text:span text:style-name="T861">’</text:span><text:span text:style-name="T862">y prendre de l</text:span><text:span text:style-name="T863">’</text:span><text:span text:style-name="T864">argent de même que les autres. Et comme il savait que le succès des<text:s/></text:span><text:span text:style-name="T865">pièces</text:span><text:span text:style-name="T866"><text:s/>ne dépendait pas tant de leur bo</text:span><text:span text:style-name="T867">nté que de la brigue de leurs a</text:span><text:span text:style-name="T868">uteurs</text:span><text:span text:style-name="T869">,</text:span><text:span text:style-name="T870"><text:s/>il a trouvé le moyen de<text:s/></text:span><text:soft-page-break/><text:span text:style-name="T871">m</text:span><text:span text:style-name="T872">’introduire dans les c</text:span><text:span text:style-name="T873">ompagnies, et il y a déjà plus de deux cents personnes qui sont infatuées de mes<text:s/></text:span><text:span text:style-name="T874">pièces</text:span><text:span text:style-name="T875">.</text:span></text:p>
      <text:p text:style-name="P876">ISCARIE<text:s/><text:span text:style-name="T877">au baron</text:span><text:span text:style-name="stage.c">.</text:span></text:p>
      <text:p text:style-name="P878">Eh ! quoi, monsieur, souffrez-vous, sans l’assommer, qu’un coquin vous joue de la sorte ?<text:s/>Car enfin c’est vous qui avez…</text:p>
      <text:p text:style-name="P879">LE BARON.</text:p>
      <text:p text:style-name="P880"><text:span text:style-name="T881">Dites, dites plutôt, qu</text:span><text:span text:style-name="T882">’</text:span><text:span text:style-name="T883">il n</text:span><text:span text:style-name="T884">’</text:span><text:span text:style-name="T885">y a que vous seules</text:span><text:span text:style-name="T886"> ;</text:span><text:span text:style-name="T887"><text:s/>et pour vous le persuader, apprenez que je suis<text:s/></text:span><text:span text:style-name="T888">La </text:span><text:span text:style-name="T889">Force</text:span><text:span text:style-name="T890">, dit<text:s/></text:span><text:span text:style-name="T891">Gilles le Niais</text:span><text:span text:style-name="T892">, en mon nom de<text:s/></text:span><text:span text:style-name="T893">théâtre ;</text:span><text:span text:style-name="T894"><text:s/>que je vous ai rendu trois ou quatre visites pour connaître votre humeur… Nous nous sommes enquis, mon camarade et moi, de la réputation<text:s/></text:span><text:span text:style-name="T895">des a</text:span><text:span text:style-name="T896">uteurs, et de leurs<text:s/></text:span><text:span text:style-name="T897">pièces</text:span><text:span text:style-name="T898"><text:s/>nouvelles. Flanquin que voilà</text:span><text:span text:style-name="T899"><text:s/>avec moi, et qui est de notre t</text:span><text:span text:style-name="T900">roupe, a bien joué son rôle en contrefaisant le</text:span><text:span text:style-name="T901"><text:s/>précieux, et bien su duper la suivante.</text:span></text:p>
      <text:p text:style-name="P902"><text:span text:style-name="pb">[</text:span><text:span text:style-name="pb">p.<text:s/></text:span><text:span text:style-name="pb">3</text:span><text:span text:style-name="pb">26</text:span><text:span text:style-name="pb">]<text:s/></text:span>ISCARIE.</text:p>
      <text:p text:style-name="P903">Un farceur chez moi !<text:s/>Ah, si vous ne fuyez…</text:p>
      <text:p text:style-name="P904">LE BARON.</text:p>
      <text:p text:style-name="P905">Nous craignons peu vos menaces, et nous sommes tous trois bien résolus de nous défendre si l’on nous attaque. Sachez donc,<text:s/>avant que je sorte, que puisque Mascarille vous rend visite, vous devez bien me souffrir ;<text:s/>que s’il s’est acquis par ses farces la réputation d’avoir de l’esprit, que j’en fais aussi bien que lui, sans l’aide des Italiens :<text:s/>et qu’enfin si la veuve de Guillot-Gorju, mon maître et<text:s/>le sien, ne lui eût vendu les mémoires de son mari, ces farces ne lui eussent jamais donné tant de gloire.</text:p>
      <text:p text:style-name="Corpsdetexte"><text:span text:style-name="T906">Cette misérable<text:s/></text:span><text:span text:style-name="T907">pièce, où Molière est si peu épargné</text:span><text:span text:style-name="T908"><text:s/>ou</text:span><text:span text:style-name="T909">,</text:span><text:span text:style-name="T910"><text:s/>pour mieux dire, si fort calomnié, fut suivie d</text:span><text:span text:style-name="T911">’</text:span><text:span text:style-name="T912">une autre intitulée</text:span><text:span text:style-name="T913"> :</text:span><text:span text:style-name="T914"><text:s/></text:span><text:span text:style-name="T915">Le Procès des p</text:span><text:span text:style-name="T916">récieuses</text:span><text:span text:style-name="T917">,</text:span><text:span text:style-name="T918"><text:s/></text:span><text:span text:style-name="T919">c</text:span><text:span text:style-name="T920">omédi</text:span><text:span text:style-name="T921">e en vers burlesques et en un a</text:span><text:span text:style-name="T922">cte, Paris</text:span><text:span text:style-name="T923">,</text:span><text:span text:style-name="T924"><text:s/>1660</text:span><text:span text:style-name="Appelnotedebasdep."><text:note text:note-class="footnote" text:id="_ftn36"><text:note-citation>37</text:note-citation><text:note-body><text:p text:style-name="Notedebasdepage"><text:span text:style-name="T925"><text:s/></text:span>[BOTTOM] (a)<text:s/><text:span text:style-name="T926">Cette comédie, si on peut l’appeler ainsi, n’a aucun rapport à Molière, ni à sa comédie des<text:s/></text:span><text:span text:style-name="T927">Précieuses ridicules</text:span><text:span text:style-name="T928">. Voici en peu de mots quel en est le sujet. M. Ribercourt, gentilhomme mance</text:span><text:span text:style-name="T929">au, est député de sa province</text:span><text:span text:style-name="T930"><text:s/>pour venir à Paris demander la suppression du langage précieux. Il fait répondre sa requête par un académicien</text:span><text:span text:style-name="T931"> :</text:span><text:span text:style-name="T932"><text:s/>mais il se trouve fort embarrassé pour trouver des précieuses. Enfin il en découvre quelques-unes. Épicarie comparaît</text:span><text:span text:style-name="T933"><text:s/>au nom du corps des précieuses</text:span><text:span text:style-name="T934"><text:s/>et plaide sa cause. M. Ribercourt répond, et les juges lui accordent sa demande. Ribercourt jouit peu de temps de l’avantage qu’il vient de remporter. Épicarie lui remet une lettre, par laquelle il apprend que tout ce qui vient d’arriver a été concerté pour se moquer de lui.</text:span></text:p></text:note-body></text:note></text:span><text:span text:style-name="T935">. Elle est du même<text:s/></text:span><text:span text:style-name="pb">[</text:span><text:span text:style-name="pb">p.<text:s/></text:span><text:span text:style-name="pb">327</text:span><text:span text:style-name="pb">]<text:s/></text:span><text:span text:style-name="T936">Somaize, et n</text:span><text:span text:style-name="T937">’</text:span><text:span text:style-name="T938">a point été jouée</text:span><text:span text:style-name="T939">. Enfin<text:s/></text:span><text:span text:style-name="T940">Les Préc</text:span><text:span text:style-name="T941">ieuses ridicules de Molière</text:span><text:span text:style-name="T942">, mise en vers,<text:s/></text:span><text:span text:style-name="T943">in-12</text:span><text:span text:style-name="T944">, P</text:span><text:span text:style-name="T945">aris, 1660. Cette<text:s/></text:span><text:span text:style-name="T946">pièce</text:span><text:span text:style-name="T947"><text:s/>est fort mal versifiée</text:span><text:span text:style-name="T948"> :</text:span><text:span text:style-name="T949"><text:s/>elle est précédée d</text:span><text:span text:style-name="T950">’une p</text:span><text:span text:style-name="T951">réface, où Somaize répète encore tout ce qu</text:span><text:span text:style-name="T952">’</text:span><text:span text:style-name="T953">il ava</text:span><text:span text:style-name="T954">it dit contre Molière dans ses<text:s/></text:span><text:span text:style-name="T955">Véritables Précieuses</text:span><text:span text:style-name="T956">.</text:span></text:p>
      <text:h text:style-name="P957" text:outline-level="1"><text:bookmark-start text:name="bookmark20"/><text:bookmark-end text:name="bookmark20"/><text:soft-page-break/>1660.<text:s/>Sganarelle<text:span text:style-name="Appelnotedebasdep."><text:note text:note-class="footnote" text:id="_ftn37"><text:note-citation>38</text:note-citation><text:note-body><text:p text:style-name="Notedebasdepage"><text:span text:style-name="T958"><text:s/></text:span>[BOTTOM] (a)<text:s/><text:span text:style-name="T959">Le personnage de Sganarelle semble avoir été introduit à l’imitation de ceux de Jodelet, de Gros-René, etc. Mais nous ignorons le nom de l’acteur qui prit ce caractère, et le temps qu’il parut au théâtre.</text:span></text:p></text:note-body></text:note></text:span>,<text:s/>ou<text:bookmark-start text:name="bookmark21"/><text:bookmark-end text:name="bookmark21"/><text:s/>le Cocu<text:s/>imaginaire</text:h>
      <text:p text:style-name="argument">Comédie en un acte<text:span text:style-name="Appelnotedebasdep."><text:note text:note-class="footnote" text:id="_ftn38"><text:note-citation>39</text:note-citation><text:note-body><text:p text:style-name="Notedebasdepage"><text:span text:style-name="T960"><text:s/></text:span>[BOTTOM] (b)<text:s/><text:span text:style-name="T961">Cette pièce est imprimée en trois actes dans l’édition in-4° des<text:s/></text:span><text:span text:style-name="T962">Œuvres de Molière</text:span><text:span text:style-name="T963">, Paris, 1734, et</text:span><text:span text:style-name="T964"><text:s/></text:span><text:span text:style-name="T965">in-12, 1739. Mais nous avons cru devoir suivre les précédentes éditions, et plus encore l’usage établi à la comédie, où elle a toujours été représentée en un acte.</text:span></text:p></text:note-body></text:note></text:span>, en vers, par M. Molière,<text:s/>représentée sur le théâtre du Petit-Bourbon, le 28 mai<text:span text:style-name="Appelnotedebasdep."><text:note text:note-class="footnote" text:id="_ftn39"><text:note-citation>40</text:note-citation><text:note-body><text:p text:style-name="Notedebasdepage"><text:span text:style-name="T966"><text:s/></text:span>[BOTTOM] (c)<text:s/><text:span text:style-name="T967">Nous adoptons cette date préférablement à celle du 28 mars, qui se trouve dans la table générale des pièces de théâtre de Molière, édition in-12, Paris, 1739, attendu que cette pièce fut jouée en été pendant que le mariage du roi retint toute la Cour hors de Paris. Voyez ci-dessous la préface de<text:s/></text:span><text:span text:style-name="T968">La Cocue imaginaire</text:span><text:span text:style-name="T969">.</text:span></text:p></text:note-body></text:note></text:span>.</text:p>
      <text:p text:style-name="quote"><text:span text:style-name="pb">[</text:span><text:span text:style-name="pb">p.<text:s/></text:span><text:span text:style-name="pb">387</text:span><text:span text:style-name="pb">]<text:s/></text:span>« <text:span text:style-name="Appelnotedebasdep."><text:note text:note-class="footnote" text:id="_ftn40"><text:note-citation>41</text:note-citation><text:note-body><text:p text:style-name="Notedebasdepage"><text:s/>[MARGIN] (*)<text:s/><text:span text:style-name="T970">Mémoires sur la vie et les ouvrages de Molière</text:span>.</text:p></text:note-body></text:note></text:span>On remarqua,<text:s/>dans<text:s/><text:span text:style-name="T971">Le Cocu imaginaire</text:span>,<text:s/>que l’auteur, depuis son établissement à Paris, avait perfectionné son style ; cet ouvrage est plus correctement écrit que ses deux premières comédies, mais si l’on y<text:s/><text:span text:style-name="pb">[p. 388</text:span><text:span text:style-name="pb">]<text:s/></text:span>retrouve Molière en quelques endroits, ce n’est pas le Molière des<text:s/><text:span text:style-name="T972">Précieuses ridicules</text:span> ; le titre de la pièce, le caractère du premier personnage, la nature de l’intrigue, et le genre de comique qui y règne, semble annoncer qu’elle est moins faite pour amuser les gens délicats que pour faire rire la multitude ; cependant on ne peut s’empêcher d’y découvrir en même temps un but très moral ; c’est de faire sentir combien il est dangereux de juger avec trop de précipitation, surtout dans les circonstances où la passion peut grossir ou diminuer les objets. Cette vérité, soutenue par un fond de plaisanterie gaie, et d’une sorte d’intérêt né du sujet, attira un grand nombre de spectateurs. »</text:p>
      <text:p text:style-name="quote">« <text:span text:style-name="Appelnotedebasdep."><text:note text:note-class="footnote" text:id="_ftn41"><text:note-citation>42</text:note-citation><text:note-body><text:p text:style-name="Notedebasdepage"><text:span text:style-name="T973"><text:s/></text:span>[MARGIN] *<text:s/><text:span text:style-name="T974">Vie de Molière, avec des jugements sur ses ouvrages</text:span><text:span text:style-name="T975">.</text:span></text:p></text:note-body></text:note></text:span><text:span text:style-name="T976">Le Cocu imaginaire</text:span><text:s/>fut joué quarante fois de suite, quoique dans l’été,<text:s/>et<text:s/>pendant que le mariage du roi retenait toute la Cour hors de Paris. »</text:p>
      <text:p text:style-name="P977">Le lecteur ne sera peut-être pas fâché de trouver ici de quelle façon Grimarest rend compte de cette<text:s/>pièce.</text:p>
      <text:p text:style-name="quote">« <text:span text:style-name="Appelnotedebasdep."><text:note text:note-class="footnote" text:id="_ftn42"><text:note-citation>43</text:note-citation><text:note-body><text:p text:style-name="Notedebasdepage"><text:s/>[MARGIN] (*)<text:s/><text:span text:style-name="T978">Vie de Molière</text:span><text:s/>par Grimarest.</text:p></text:note-body></text:note></text:span>Le 18 mai <text:span text:style-name="T979">1</text:span><text:span text:style-name="T980">660,</text:span><text:s/>Molière donna pour la première fois<text:s/><text:span text:style-name="T981">Le Cocu imaginaire</text:span>, qui eut beaucoup de<text:s/><text:span text:style-name="pb">[p. 389</text:span><text:span text:style-name="pb">]<text:s/></text:span>succès ; cependant les petits auteurs comiques de ce temps-là, alarmés de la réputation que Molière commençait à se former, faisaient leur possible pour décrier sa pièce ; quelques personnes savantes et délicates répandaient aussi leur critique ; le titre de cet ouvrage, disaient-ils, n’est pas noble, et puisqu’il a pris toute cette pièce chez les étrangers<text:span text:style-name="Appelnotedebasdep."><text:note text:note-class="footnote" text:id="_ftn43"><text:note-citation>44</text:note-citation><text:note-body><text:p text:style-name="Notedebasdepage"><text:span text:style-name="T982"><text:s/></text:span>[BOTTOM] (a)<text:s/><text:span text:style-name="T983">Ce sujet du<text:s/></text:span><text:span text:style-name="T984">Cocu imaginaire</text:span><text:span text:style-name="T985"><text:s/>est pris d’un canevas italien, joué à l</text:span><text:span text:style-name="T986">’impromptu, et qui a pour titre :</text:span><text:span text:style-name="T987"><text:s/></text:span><text:span text:style-name="T988">Il ritratto</text:span><text:span text:style-name="T989">, ou<text:s/></text:span><text:span text:style-name="T990">Arlichino cornuto per oppinione</text:span><text:span text:style-name="T991">.</text:span><text:span text:style-name="T992"><text:s/></text:span><text:span text:style-name="T993">Observations sur la comédie</text:span><text:span text:style-name="T994"><text:s/>et le génie de Molière</text:span><text:span text:style-name="T995">, par M. Riccoboni, p. 148. Cette pièce a été représentée par la nouvelle troupe italienne, le 10 novembre 1716. Elle est en prose et en trois actes, non imprimée.</text:span></text:p></text:note-body></text:note></text:span>,<text:s/><text:soft-page-break/>il pouvait choisir un sujet qui lui fît plus d’honneur. Le commun des gens ne lui tenaient pas compte de cette pièce comme des<text:s/><text:span text:style-name="T996">Précieuses ridicules</text:span>. Les caractères de celle-là ne les touchaient pas aussi vivement que ceux de l’autre. Cependant, malgré l’envie des troupes, des auteurs et des personnes inquiètes,<text:s/><text:span text:style-name="T997">Le Cocu imaginaire</text:span><text:s/>passa avec applaudissement dans le public. »</text:p>
      <text:p text:style-name="Corpsdetexte">Un particulier nommé<text:s/>Neufvillenaine, qui,<text:s/>en cinq ou six représentations, avait retenu toute<text:s/><text:span text:style-name="pb">[</text:span><text:span text:style-name="pb">p.<text:s/></text:span><text:span text:style-name="pb">390</text:span><text:span text:style-name="pb">]<text:s/></text:span><text:span text:style-name="T998">cette c</text:span><text:span text:style-name="T999">omédie, la fit imprimer, et la dédia à Molière</text:span><text:span text:style-name="Appelnotedebasdep."><text:note text:note-class="footnote" text:id="_ftn44"><text:note-citation>45</text:note-citation><text:note-body><text:p text:style-name="Notedebasdepage"><text:s/>[BOTTOM] (a)<text:s/><text:span text:style-name="T1000">Sganarelle ou le Cocu imaginaire</text:span>, comédie en un acte et en vers, dédiée à M. Molière, chef de la Troupe des comédiens de M<text:span text:style-name="T1001">ONSIEUR</text:span>, frère unique du roi, in-12,<text:s/>Paris, Jean Ribou, 1660.</text:p></text:note-body></text:note></text:span><text:span text:style-name="T1002"> ;</text:span><text:span text:style-name="T1003"><text:s/>les arguments qu</text:span><text:span text:style-name="T1004">’il a mis à la tête de chaque scène</text:span><text:span text:style-name="T1005"><text:s/>sont extrêmement curieux</text:span><text:span text:style-name="T1006">,</text:span><text:span text:style-name="T1007"><text:s/>parce qu</text:span><text:span text:style-name="T1008">’</text:span><text:span text:style-name="T1009">il y explique tous les jeux de<text:s/></text:span><text:span text:style-name="T1010">théâtre</text:span><text:span text:style-name="T1011">, et surtout ceux de Sganarelle, qui était représenté par Molière.</text:span></text:p>
      <text:p text:style-name="Corpsdetexte"><text:span text:style-name="T1012">Au nombre des<text:s/></text:span><text:span text:style-name="T1013">ouvrage</text:span><text:span text:style-name="T1014">s qui parurent au sujet de la<text:s/></text:span><text:span text:style-name="T1015">pièce</text:span><text:span text:style-name="T1016"><text:s/>du<text:s/></text:span><text:span text:style-name="T1017">Cocu imaginaire</text:span><text:span text:style-name="T1018">, il ne faut pas oublier<text:s/></text:span><text:span text:style-name="T1019">La Cocue imaginaire</text:span><text:span text:style-name="Appelnotedebasdep."><text:note text:note-class="footnote" text:id="_ftn45"><text:note-citation>46</text:note-citation><text:note-body><text:p text:style-name="Notedebasdepage"><text:s/>[BOTTOM] (b) Cette pièce est intitulée,<text:s/><text:span text:style-name="T1020">Les Amours d’Alcipe et de Céphise, ou la Cocue imaginaire</text:span>, comédie en vers et en un acte, in-12,<text:s/>Paris, Jean Ribou, 1660.</text:p></text:note-body></text:note></text:span><text:span text:style-name="T1021">, comédie en vers et en un a</text:span><text:span text:style-name="T1022">cte, composée par<text:s/></text:span><text:span text:style-name="T1023">M. </text:span><text:span text:style-name="T1024">Donneau</text:span><text:span text:style-name="Appelnotedebasdep."><text:note text:note-class="footnote" text:id="_ftn46"><text:note-citation>47</text:note-citation><text:note-body><text:p text:style-name="Notedebasdepage"><text:s/>[BOTTOM] (c) Cet auteur ne nous est connu que par cette petite pièce ;<text:s/>il était parent de M. de Visé, auteur du<text:s/><text:span text:style-name="T1025">Mercure galant</text:span>, de nombre de pièces de théâtre, etc.</text:p></text:note-body></text:note></text:span><text:span text:style-name="T1026">, mais qui n</text:span><text:span text:style-name="T1027">’a pas été représentée ;</text:span><text:span text:style-name="T1028"><text:s/>ainsi elle n</text:span><text:span text:style-name="T1029">’</text:span><text:span text:style-name="T1030">entre dans l</text:span><text:span text:style-name="T1031">’</text:span><text:span text:style-name="T1032">Histoire du théâtre f</text:span><text:span text:style-name="T1033">rançais</text:span><text:span text:style-name="T1034"><text:s/>qu</text:span><text:span text:style-name="T1035">’</text:span><text:span text:style-name="T1036">à titre d</text:span><text:span text:style-name="T1037">’anecdote sur la c</text:span><text:span text:style-name="T1038">omédie qui fait le sujet de cet arti</text:span><text:span text:style-name="T1039">cle. Nous ne dirons rien de la comédie du s</text:span><text:span text:style-name="T1040">ieur Donneau</text:span><text:span text:style-name="T1041">,</text:span><text:span text:style-name="T1042"><text:s/>qui est très faible, mais no</text:span><text:span text:style-name="T1043">us croyons devoir rapporter la p</text:span><text:span text:style-name="T1044">réface</text:span><text:span text:style-name="T1045">, qui contient plusieurs faits</text:span><text:span text:style-name="T1046"><text:s/>tant sur les<text:s/></text:span><text:span text:style-name="pb">[391</text:span><text:span text:style-name="pb">]<text:s/></text:span><text:span text:style-name="T1047">représentations du<text:s/></text:span><text:span text:style-name="T1048">Cocu imaginaire</text:span><text:span text:style-name="T1049"><text:s/>que sur la c</text:span><text:span text:style-name="T1050">omédie des<text:s/></text:span><text:span text:style-name="T1051">Précieuses ridicules</text:span><text:span text:style-name="T1052">.</text:span></text:p>
      <text:p text:style-name="quote">« <text:span text:style-name="Appelnotedebasdep."><text:note text:note-class="footnote" text:id="_ftn47"><text:note-citation>48</text:note-citation><text:note-body><text:p text:style-name="Notedebasdepage"><text:s/>[MARGIN] (*) Préface de<text:s/><text:span text:style-name="T1053">La Cocue imaginaire</text:span>.</text:p></text:note-body></text:note></text:span>Depuis que la comédie est devenue illustre par les soins de l’éminentissime cardinal duc de Richelieu, nous n’avons point vu d’auteur qui ait plus excellé dans les pièces comiques que le fameux M. Molière. Son<text:s/><text:span text:style-name="T1054">Étourdi</text:span>, son<text:s/><text:span text:style-name="T1055">Dépit amoureux</text:span>, ses<text:s/><text:span text:style-name="T1056">Précieuses<text:s/></text:span><text:span text:style-name="T1057">ridicules</text:span>, et son<text:s/><text:span text:style-name="T1058">Cocu imaginaire</text:span>, sont plus que suffisants pour prouver cette vérité, puisque la Cour les a non seulement approuvées, mais encore le peuple, qui dans Paris sait parfaitement bien juger de ces sortes d’ouvrages ; quelques applaudissements toutefois que l’on ait donnés aux deux premières de ces pièces, la troisième a beaucoup plus fait d’éclat qu’elles n’ont fait toutes deux ensemble, puisqu’elle a passé pour l’ouvrage le plus charmant et le plus délicat qui ait jamais paru au théâtre ; l’on est venu à Paris de vingt lieues à la ronde, afin d’en avoir le divertissement. Cette pièce enfin a tant fait de bruit que les ennemis même de Molière ont été<text:s/><text:span text:style-name="pb">[p. 392</text:span><text:span text:style-name="pb">]<text:s/></text:span>contraints de publier ses louanges,<text:s/>mais non pas sans faire connaître par leurs discours qu’ils ne le faisaient que de peur de passer pour ridicules. Les<text:s/><text:soft-page-break/>uns disaient que véritablement la pièce était belle, mais que le jeu faisait une partie de sa beauté, les autres ajoutaient que la rencontre du <text:s/>temps où l’on parlait fort des<text:s/><text:span text:style-name="T1059">Précieuses</text:span><text:s/>aidait à la faire réussir, et qu’indubitablement ses pièces n’auraient pas toujours le même succès, quand le temps ne les favoriserait pas.</text:p>
      <text:p text:style-name="quote">« Mais voyons si le pronostic de ces messieurs est véritable, et si<text:s/><text:span text:style-name="T1060">Le Co</text:span><text:span text:style-name="T1061">cu imaginaire</text:span>, qu’il a fait ensuite, n’a pas eu tous les applaudissements qu’il en pouvait attendre ;<text:s/><text:span text:style-name="T1062">cependant cette pièce a été jouée non seulement en plein été</text:span>, où pour l’ordinaire chacun quitte Paris pour s’aller divertir à la campagne,<text:s/><text:span text:style-name="T1063">mais encore dans le temps du mariage du roi, où la curiosité avait attiré tout ce qu’il y a de gens de qualité de cette ville</text:span> : elle n’en a toutefois pas moins réussi, et quoique Paris fut ce semble désert, il s’y est néanmoins trouvé<text:bookmark-start text:name="bookmark22"/><text:bookmark-end text:name="bookmark22"/><text:s/>assez de personnes de condition pour<text:s/><text:span text:style-name="pb">[p. 393</text:span><text:span text:style-name="pb">]<text:s/></text:span>remplir<text:s/><text:span text:style-name="T1064">plus de quarante fois les loges et le théâtre du Petit-Bourbon</text:span>, et assez de bourgeois pour remplir autant de fois le parterre. Jugez quelle réussite cette pièce aurait eu, si elle avait été jouée dans un temps plus favorable, et si la Cour avait été à Paris ? Elle aurait été sans doute plus admirée que les<text:s/><text:span text:style-name="T1065">Précieuses</text:span>, puisqu’encore que le temps lui fût contraire, l’on doute si elle n’a pas eu autant de succès ; jamais on ne vit de sujet mieux conduit, jamais rien de si bien fondé que la jalousie de Sganarelle, et jamais rien de si spirituel que les vers. C’est pourquoi<text:s/>presque tout Paris a souhaité de voir ce qu’une femme pourrait dire, à qui il arriverait la même chose qu’à Sganarelle, et si elle aurait autant sujet de se plaindre quand son mari lui manque de foi, que lui quand elle lui est infidèle. C’est ce qui m’a fait faire cette pièce, qui servira de regard au<text:s/><text:span text:style-name="T1066">Cocu imaginaire</text:span> : puisque dans l’une on verra les plaintes d’un homme qui croit que sa femme lui manque de foi, et dans l’autre celle d’une femme qui croit avoir un mari infidèle. J’aurais bien fait un autre sujet que<text:s/><text:span text:style-name="pb">[p. 394</text:span><text:span text:style-name="pb">]<text:s/></text:span>celui de M. Molière, pour faire éclater les plaintes de la femme, mais ils n’auraient pas eu tous deux les mêmes sujets de faire éclater leur jalousie, il y aurait eu du plus ou du moins ; c’est pourquoi il a fallu, afin que le divertissement fût plus agréable, qu’ils raisonnassent tous deux sur les mêmes incidents ; tellement que j’ai été contraint de me servir du même sujet : c’est ce qui fait que vous n’y trouverez rien de changé, sinon que tous les hommes de l’un sont changés en femmes dans l’autre : je pourrais ici vous parler du mot<text:s/><text:span text:style-name="T1067">Cocue</text:span>, dont je me suis servi : mais je crois qu’il n’en est pas besoin, d’autant que nous sommes dans un temps où chacun parle à sa mode. »</text:p>
      <text:p text:style-name="Corpsdetexte"><text:span text:style-name="T1068"><text:note text:note-class="footnote" text:id="_ftn48"><text:note-citation>49</text:note-citation><text:note-body><text:p text:style-name="Notedebasdepage"><text:s/>[MARGIN] (*) COMÉDIENS ESPAGNOLS.</text:p></text:note-body></text:note></text:span><text:span text:style-name="T1069">Chappuzeau dans son<text:s/></text:span><text:span text:style-name="T1070">Théâtre f</text:span><text:span text:style-name="T1071">rançais</text:span><text:span text:style-name="T1072">, livre III, pages </text:span><text:span text:style-name="T1073">213 et 214, parle d</text:span><text:span text:style-name="T1074">’une troupe de comédiens espagnols</text:span><text:span text:style-name="T1075"><text:s/>qui arriva à Paris en 1660. Voici ce qu</text:span><text:span text:style-name="T1076">’</text:span><text:span text:style-name="T1077">il en dit</text:span><text:span text:style-name="Appelnotedebasdep."><text:note text:note-class="footnote" text:id="_ftn49"><text:note-citation>50</text:note-citation><text:note-body><text:p text:style-name="Notedebasdepage"><text:s/>[BOTTOM] (a) Nous ne parlons de cette troupe de comédiens espagnols<text:s/>que par la seule raison qu’elle joua quelque temps sur le théâtre de l’Hôtel de Bourgogne ;<text:s/>il y a toute apparence qu’elle ne fut pas goûtée du public, peut-être à cause du peu de personnes qui entendaient la langue espagnole ;<text:s/>quoi qu’il en soit, ces comédiens restèrent en France jusqu’en 1672 avec une pension de la reine, et sans doute à titre de ses comédiens ;<text:s/>un passage d’une lettre en vers de Robinet servira pour appuyer cette conjecture.</text:p><text:p text:style-name="P1078">Lettre en vers du 30 novembre 1669.</text:p><text:p text:style-name="quote.l"><text:span text:style-name="T1079">Comme les abbés de la sorte</text:span><text:span text:style-name="T1080">1</text:span><text:span text:style-name="T1081">,</text:span></text:p><text:p text:style-name="P1082">Aux plaisirs n’ont pas l’âme morte,</text:p><text:p text:style-name="quote.l"><text:span text:style-name="T1083">Il fut le jour du lendemain</text:span><text:span text:style-name="T1084">2</text:span><text:span text:style-name="T1085">,</text:span></text:p><text:p text:style-name="P1086">Au grand château de Saint-Germain,</text:p><text:p text:style-name="quote.l"><text:span text:style-name="T1087">À la c</text:span><text:span text:style-name="T1088">omédie<text:s/></text:span><text:span text:style-name="T1089">e</text:span><text:span text:style-name="T1090">spagnole</text:span><text:span text:style-name="T1091">,</text:span></text:p><text:p text:style-name="P1092">Fort grave, dessus ma parole,</text:p><text:p text:style-name="P1093">Où la reine avait invité,</text:p><text:p text:style-name="P1094">Obligeamment, Sa Majesté.</text:p><text:p text:style-name="Notedebasdepage">1.<text:s/>Casimir, roi de Pologne, abbé de Saint-Germain-des-Prés.</text:p><text:p text:style-name="Notedebasdepage">2.<text:s/>Le lundi 25 novembre.</text:p></text:note-body></text:note></text:span><text:span text:style-name="T1095">.<text:s/></text:span></text:p>
      <text:soft-page-break/>
      <text:p text:style-name="quote"><text:span text:style-name="pb">[</text:span><text:span text:style-name="pb">p.<text:s/></text:span><text:span text:style-name="pb">395</text:span><text:span text:style-name="pb">]<text:s/></text:span>« Nous vîmes aussi arriver à Paris une troupe de comédiens espagnols, la première année du mariage du roi (Louis XIV). La troupe royale lui prêta son théâtre, comme elle avait fait, avant eux, aux Italiens (en 1653), qui occupèrent depuis le Petit-Bourbon avec Molière, et le suivirent après au Palais-Royal. Les comédiens espagnols ont été entretenus depuis par la reine (Marie-Thérèse) jusqu’au printemps dernier (1672) et j’apprends qu’ils ont repassé les Pyrénées. »</text:p>
      <text:p text:style-name="P1096">Loret marque le début de cette troupe<text:s/>espagnole vers le 20 juillet.</text:p>
      <text:p text:style-name="P1097">Muse historique du<text:s/>24 juillet 1660.</text:p>
      <text:p text:style-name="quote.l">Une grande troupe ou famille</text:p>
      <text:p text:style-name="quote.l">De comédiens de Castille,<text:s/></text:p>
      <text:p text:style-name="quote.l"><text:span text:style-name="pb">[p. 396</text:span><text:span text:style-name="pb">]<text:s/></text:span>Se sont établis dans Paris,</text:p>
      <text:p text:style-name="quote.l">Séjour des jeux, danses et ris ;</text:p>
      <text:p text:style-name="quote.l">Pour considérer leur manière,</text:p>
      <text:p text:style-name="quote.l">J’allai voir leur pièce première,</text:p>
      <text:p text:style-name="quote.l">Donnant à leur porter tout franc,</text:p>
      <text:p text:style-name="quote.l">La somme d’un bel écu blanc ;</text:p>
      <text:p text:style-name="quote.l">Je n’entendis point leurs paroles,<text:s/></text:p>
      <text:p text:style-name="quote.l">Mais tant Espagnols, qu’Espagnoles,</text:p>
      <text:p text:style-name="quote.l">Tant comiques, que sérieux,</text:p>
      <text:p text:style-name="quote.l">Firent chacun tout de leur mieux,</text:p>
      <text:p text:style-name="quote.l">Et quelques-uns par excellence,</text:p>
      <text:p text:style-name="quote.l">À juger selon l’apparence.</text:p>
      <text:soft-page-break/>
      <text:p text:style-name="quote.l">Ils chantent et dansent ballets,<text:s/></text:p>
      <text:p text:style-name="quote.l">Tantôt graves, tantôt follets ;</text:p>
      <text:p text:style-name="quote.l">Leurs femmes ne sont pas fort belles,</text:p>
      <text:p text:style-name="quote.l">Mais paraissent spirituelles ;</text:p>
      <text:p text:style-name="quote.l">Leurs sarabandes, et leurs pas</text:p>
      <text:p text:style-name="quote.l">Ont de la grâce, et des appas,</text:p>
      <text:p text:style-name="quote.l">Comme nouveaux ils divertissent,</text:p>
      <text:p text:style-name="quote.l">Et leurs castagnettes ravissent ;</text:p>
      <text:p text:style-name="quote.l">Enfin je puisse être cocu,</text:p>
      <text:p text:style-name="quote.l">Si je leur plaignis mon écu,</text:p>
      <text:p text:style-name="quote.l">Et je crois que tout honnête homme,<text:s/></text:p>
      <text:p text:style-name="quote.l">Leur doit porter pareille somme,</text:p>
      <text:p text:style-name="quote.l">Pour subvenir à leur besoin,<text:s/></text:p>
      <text:p text:style-name="quote.l">Puisqu’ils sont venus de si loin,<text:s/></text:p>
      <text:p text:style-name="quote.l">Avecque comédie et danse,</text:p>
      <text:p text:style-name="quote.l">Donner du plaisir à la France.<text:s/></text:p>
      <text:p text:style-name="quote.l"><text:span text:style-name="pb">[p. 397</text:span><text:span text:style-name="pb">]<text:s/></text:span>Les comédiens de Paris,</text:p>
      <text:p text:style-name="quote.l">Bien loin d’être contre eux marris,</text:p>
      <text:p text:style-name="quote.l">D’entreprendre sur leur pratique,<text:s/></text:p>
      <text:p text:style-name="quote.l">D’un souper ample et magnifique,</text:p>
      <text:p text:style-name="quote.l">Ou chacun parut ébaudi,</text:p>
      <text:p text:style-name="quote.l">Les régalèrent mercredi<text:span text:style-name="Appelnotedebasdep."><text:note text:note-class="footnote" text:id="_ftn50"><text:note-citation>51</text:note-citation><text:note-body><text:p text:style-name="Notedebasdepage"><text:s/>[MARGIN] * 21 juillet.</text:p></text:note-body></text:note></text:span>…</text:p>
      <text:p text:style-name="quote.l">De l’excellent jus de la treille,</text:p>
      <text:p text:style-name="quote.l">On y vida mainte bouteille,</text:p>
      <text:p text:style-name="quote.l">On y but des mieux les santés,</text:p>
      <text:p text:style-name="quote.l">Des grands princes, et majestés,</text:p>
      <text:p text:style-name="quote.l">Et des ministres chasse-guerres,</text:p>
      <text:p text:style-name="quote.l">On y cassa plus de cent verres ;</text:p>
      <text:p text:style-name="quote.l">Illec, on mangea, ce dit-on,</text:p>
      <text:p text:style-name="quote.l">Bien des lapins et du mouton,</text:p>
      <text:p text:style-name="quote.l">Avec quantité de volaille ;</text:p>
      <text:p text:style-name="quote.l">Et plusieurs, comme rats en paille,</text:p>
      <text:p text:style-name="quote.l">Sans être du métier pourtant,</text:p>
      <text:p text:style-name="quote.l">Y trinquèrent ma foi d’autant,</text:p>
      <text:p text:style-name="quote.l">Exerçant des mieux la mâchoire :</text:p>
      <text:soft-page-break/>
      <text:p text:style-name="quote.l">Et<text:s/>je collige de l’histoire</text:p>
      <text:p text:style-name="quote.l">Que les comédiens d’ici,</text:p>
      <text:p text:style-name="quote.l">Ne sont pas gens<text:s/><text:span text:style-name="T1098">cosi</text:span><text:span text:style-name="T1099">, c</text:span><text:span text:style-name="T1100">osi</text:span> ;</text:p>
      <text:p text:style-name="quote.l">Mais gens où courtoisie abonde,</text:p>
      <text:p text:style-name="quote.l">Et qui savent fort bien leur mo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principal"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paragraph-properties fo:widows="0" fo:orphans="0"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Titre1Car" style:display-name="Titre 1 Car" style:family="text" style:parent-style-name="Policepardéfaut">
      <style:text-properties style:font-name="Thorndale" style:font-name-asian="SimSun" style:font-name-complex="Mangal" fo:font-weight="bold" style:font-weight-asian="bold" style:font-weight-complex="bold" fo:font-size="24pt" style:font-size-asian="24pt" style:font-size-complex="22pt" style:language-asian="zh" style:country-asian="CN" style:language-complex="hi" style:country-complex="IN"/>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fo:font-size="12pt" style:font-size-asian="12pt" style:font-size-complex="10.5pt" style:language-asian="zh" style:country-asian="CN" style:language-complex="hi" style:country-complex="IN"/>
    </style:style>
    <style:style style:name="Titre4Car" style:display-name="Titre 4 Car" style:family="text" style:parent-style-name="Policepardéfaut">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quote.c" style:display-name="&lt;quote.c&gt;" style:family="text" style:parent-style-name="Policepardéfau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3.6%"/>
    </style:style>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itreCar" style:display-name="Titre Car" style:family="text" style:parent-style-name="Policepardéfaut">
      <style:text-properties style:font-name="Liberation Sans" style:font-name-asian="Microsoft YaHei" style:font-name-complex="Mangal" fo:font-size="14pt" style:font-size-asian="14pt" style:font-size-complex="14pt" style:language-asian="zh" style:country-asian="CN" style:language-complex="hi" style:country-complex="IN"/>
    </style:style>
    <style:style style:name="Corpsdetexte" style:display-name="Corps de texte" style:family="paragraph" style:parent-style-name="Normal">
      <style:paragraph-properties fo:text-align="justify" fo:margin-bottom="0.0833in" fo:line-height="150%" fo:text-indent="0.1652in"/>
      <style:text-properties style:font-name="Times New Roma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principal" style:display-name="Titre principal" style:family="paragraph" style:parent-style-name="Normal">
      <style:paragraph-properties fo:keep-with-next="always" fo:margin-top="0.1666in" fo:margin-bottom="0.1965in"/>
      <style:text-properties style:font-name="Albany" fo:font-size="14pt" style:font-size-asian="14pt" style:font-size-complex="13pt" fo:hyphenate="false"/>
    </style:style>
    <style:style style:name="Lignehorizontale" style:display-name="Ligne horizontale" style:family="paragraph" style:parent-style-name="Normal">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postscript" style:display-name="&lt;postscript&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4pt" style:font-size-asian="14pt" style:font-size-complex="14pt" style:language-asian="hi" style:country-asian="IN" fo:hyphenate="false"/>
    </style:style>
    <style:style style:name="h4.sub" style:display-name="&lt;h4.sub&gt;" style:family="paragraph" style:parent-style-name="Titre4"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fo:color="#00000A"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color="#00000A" fo:font-size="17pt" style:font-size-asian="17pt" style:font-size-complex="14pt" style:language-asian="hi" style:country-asian="IN" fo:hyphenate="false"/>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tedebasdepage" style:display-name="Note de bas de page" style:family="paragraph" style:parent-style-name="Normal">
      <style:paragraph-properties fo:text-align="justify"/>
      <style:text-properties style:font-name="Times New Roman" fo:font-size="11pt" style:font-size-asian="11pt" style:font-size-complex="9pt" fo:hyphenate="false"/>
    </style:style>
    <style:style style:name="NotedebasdepageCar" style:display-name="Note de bas de page Car" style:family="text" style:parent-style-name="Policepardéfaut">
      <style:text-properties style:font-name="Times New Roman" style:font-name-asian="SimSun" style:font-name-complex="Mangal" style:font-size-complex="9pt" style:language-asian="zh" style:country-asian="CN" style:language-complex="hi" style:country-complex="IN"/>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widows="2" fo:orphans="2" fo:margin-top="0.0694in" fo:margin-bottom="0.0694in"/>
      <style:text-properties style:font-name="Times New Roman" style:font-name-asian="Times New Roman" style:font-name-complex="Times New Roman" style:language-asian="fr" style:country-asian="FR" style:language-complex="ar" style:country-complex="SA" fo:hyphenate="false"/>
    </style:style>
    <style:style style:name="Style1" style:display-name="Style1" style:family="paragraph" style:parent-style-name="Corpsdetexte">
      <style:paragraph-properties fo:text-indent="0in"/>
      <style:text-properties style:font-name-complex="Times New Roman" fo:font-size="10pt" style:font-size-asian="10pt" style:font-size-complex="10pt" fo:hyphenate="false"/>
    </style:style>
    <style:style style:name="Style1Car" style:display-name="Style1 Car" style:family="text" style:parent-style-name="CorpsdetexteCar">
      <style:text-properties style:font-name="Times New Roman" style:font-name-asian="SimSun" style:font-name-complex="Times New Roman" fo:font-size="10pt" style:font-size-asian="10pt" style:font-size-complex="10pt" style:language-asian="zh" style:country-asian="CN" style:language-complex="hi" style:country-complex="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le" style:display-name="&lt;title&gt;" style:family="text" style:parent-style-name="Policepardéfaut">
      <style:text-properties style:font-name-complex="Times New Roman" fo:font-style="italic" style:font-style-asian="italic"/>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style:font-name="Liberation Serif" style:font-name-asian="SimSun" style:font-name-complex="Mangal"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Liberation Serif" style:font-name-asian="SimSun" style:font-name-complex="Mangal" fo:font-weight="bold" style:font-weight-asian="bold" style:font-weight-complex="bold" fo:font-size="10pt" style:font-size-asian="10pt" style:font-size-complex="9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noindent" style:display-name="&lt;noindent&gt;" style:family="paragraph" style:parent-style-name="Corpsdetexte">
      <style:paragraph-properties fo:text-indent="0in"/>
      <style:text-properties style:font-name-complex="Times New Roman" fo:hyphenate="false"/>
    </style:style>
    <style:style style:name="Listeàpuces" style:display-name="Liste à puces" style:family="paragraph" style:parent-style-name="Normal" style:list-style-name="LFO7">
      <style:text-properties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SimSun" style:font-name-complex="Times New Roman" fo:color="#C00000"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SimSun" style:font-name-complex="Times New Roman" fo:color="#C00000"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font-name-asian="SimSun" style:font-name-complex="Times New Roman"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SimSun" style:font-name-complex="Times New Roman"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03-30T11:04:00Z</meta:creation-date>
    <dc:date>2018-03-30T11:04:00Z</dc:date>
    <meta:template xlink:href="Normal.dotm" xlink:type="simple"/>
    <meta:editing-cycles>2</meta:editing-cycles>
    <meta:editing-duration>PT0S</meta:editing-duration>
    <meta:document-statistic meta:page-count="24" meta:paragraph-count="96" meta:word-count="7408" meta:character-count="48059" meta:row-count="339" meta:non-whitespace-character-count="40747"/>
  </office:meta>
</office:document-meta>
</file>